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09in"/>
    </style:style>
    <style:style style:name="co2" style:family="table-column">
      <style:table-column-properties fo:break-before="auto" style:column-width="1.761in"/>
    </style:style>
    <style:style style:name="ro1" style:family="table-row">
      <style:table-row-properties style:row-height="0.3646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Stückliste">
      <style:table-properties table:display="true" style:writing-mode="lr-tb"/>
    </style:style>
    <style:style style:name="ta2" style:family="table" style:master-page-name="PageStyle_5f_Kummulier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padding="0.028in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>
      <style:table-cell-properties fo:background-color="#dddddd" fo:padding="0.028in"/>
    </style:style>
    <style:style style:name="ce28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ücklist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255" table:default-cell-style-name="ce5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Materialliste</text:p>
          </table:table-cell>
          <table:table-cell table:style-name="ce4"/>
          <table:table-cell table:style-name="ce8" table:number-columns-repeated="7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1"/>
          <table:table-cell table:number-columns-repeated="16358"/>
        </table:table-row>
        <table:table-row table:style-name="ro2">
          <table:table-cell table:style-name="ce2"/>
          <table:table-cell table:style-name="ce6" office:value-type="string" calcext:value-type="string">
            <text:p>Platinenname:</text:p>
          </table:table-cell>
          <table:table-cell table:style-name="ce8" office:value-type="string" calcext:value-type="string">
            <text:p>TMC5160-EVAL_V31</text:p>
          </table:table-cell>
          <table:table-cell table:style-name="ce8" table:number-columns-repeated="6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1"/>
          <table:table-cell table:number-columns-repeated="16358"/>
        </table:table-row>
        <table:table-row table:style-name="ro2">
          <table:table-cell table:style-name="ce2"/>
          <table:table-cell table:style-name="ce6" office:value-type="string" calcext:value-type="string">
            <text:p>Datum:</text:p>
          </table:table-cell>
          <table:table-cell table:style-name="ce9" office:value-type="string" calcext:value-type="string">
            <text:p>29.12.2017</text:p>
          </table:table-cell>
          <table:table-cell table:style-name="ce8" table:number-columns-repeated="6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1"/>
          <table:table-cell table:number-columns-repeated="16358"/>
        </table:table-row>
        <table:table-row table:style-name="ro2">
          <table:table-cell table:style-name="ce2"/>
          <table:table-cell table:style-name="ce6" office:value-type="string" calcext:value-type="string">
            <text:p>Uhrzeit:</text:p>
          </table:table-cell>
          <table:table-cell table:style-name="ce9" office:value-type="string" calcext:value-type="string">
            <text:p>18:36</text:p>
          </table:table-cell>
          <table:table-cell table:style-name="ce8" table:number-columns-repeated="6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1"/>
          <table:table-cell table:number-columns-repeated="16358"/>
        </table:table-row>
        <table:table-row table:style-name="ro2">
          <table:table-cell table:style-name="ce2"/>
          <table:table-cell table:style-name="ce7" office:value-type="string" calcext:value-type="string">
            <text:p>Erstellt durch:</text:p>
          </table:table-cell>
          <table:table-cell table:style-name="ce3" office:value-type="string" calcext:value-type="string">
            <text:p>MM</text:p>
          </table:table-cell>
          <table:table-cell table:style-name="ce8" table:number-columns-repeated="2"/>
          <table:table-cell table:style-name="ce3"/>
          <table:table-cell table:style-name="ce8" table:number-columns-repeated="3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1"/>
          <table:table-cell table:number-columns-repeated="16358"/>
        </table:table-row>
        <table:table-row table:style-name="ro2">
          <table:table-cell table:style-name="ce2"/>
          <table:table-cell table:style-name="ce6" office:value-type="string" calcext:value-type="string">
            <text:p>Schaltungs Variante:</text:p>
          </table:table-cell>
          <table:table-cell table:style-name="ce10" office:value-type="string" calcext:value-type="string">
            <text:p>Default</text:p>
          </table:table-cell>
          <table:table-cell table:style-name="ce8" table:number-columns-repeated="6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1"/>
          <table:table-cell table:number-columns-repeated="16358"/>
        </table:table-row>
        <table:table-row table:style-name="ro2">
          <table:table-cell table:style-name="ce2"/>
          <table:table-cell table:style-name="ce6" office:value-type="string" calcext:value-type="string">
            <text:p>Bestueckungs Option:</text:p>
          </table:table-cell>
          <table:table-cell table:style-name="ce10" office:value-type="string" calcext:value-type="string">
            <text:p>alle</text:p>
          </table:table-cell>
          <table:table-cell table:style-name="ce8" table:number-columns-repeated="6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1"/>
          <table:table-cell table:number-columns-repeated="16358"/>
        </table:table-row>
        <table:table-row table:style-name="ro2">
          <table:table-cell table:style-name="ce3" table:number-columns-repeated="3"/>
          <table:table-cell table:style-name="ce8" table:number-columns-repeated="6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1"/>
          <table:table-cell table:number-columns-repeated="16358"/>
        </table:table-row>
        <table:table-row table:style-name="ro2"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Wert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G&amp;F-NR</text:p>
          </table:table-cell>
          <table:table-cell table:style-name="ce4" office:value-type="string" calcext:value-type="string">
            <text:p>Hersteller</text:p>
          </table:table-cell>
          <table:table-cell table:style-name="ce4" office:value-type="string" calcext:value-type="string">
            <text:p>Herst.-Nr.</text:p>
          </table:table-cell>
          <table:table-cell table:style-name="ce4" office:value-type="string" calcext:value-type="string">
            <text:p>Hersteller</text:p>
          </table:table-cell>
          <table:table-cell table:style-name="ce13" office:value-type="string" calcext:value-type="string">
            <text:p>Herst.-Nr.</text:p>
          </table:table-cell>
          <table:table-cell table:style-name="ce15" office:value-type="string" calcext:value-type="string">
            <text:p>Lieferant</text:p>
          </table:table-cell>
          <table:table-cell table:style-name="ce4" office:value-type="string" calcext:value-type="string">
            <text:p>Best.-Nr.</text:p>
          </table:table-cell>
          <table:table-cell table:style-name="ce15" office:value-type="string" calcext:value-type="string">
            <text:p>Lage</text:p>
          </table:table-cell>
          <table:table-cell table:style-name="ce17" table:number-columns-repeated="13"/>
          <table:table-cell table:number-columns-repeated="16358"/>
        </table:table-row>
        <table:table-row table:style-name="ro2">
          <table:table-cell office:value-type="string" calcext:value-type="string">
            <text:p>R201</text:p>
          </table:table-cell>
          <table:table-cell office:value-type="string" calcext:value-type="string">
            <text:p>0603/4K70/1%</text:p>
          </table:table-cell>
          <table:table-cell/>
          <table:table-cell office:value-type="string" calcext:value-type="string">
            <text:p>4k70/1%</text:p>
          </table:table-cell>
          <table:table-cell office:value-type="string" calcext:value-type="string">
            <text:p>SMD-Resistor, 0603, 0,063W, 1%, 100ppm</text:p>
          </table:table-cell>
          <table:table-cell table:number-columns-repeated="6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202</text:p>
          </table:table-cell>
          <table:table-cell office:value-type="string" calcext:value-type="string">
            <text:p>0603/4K70/1%</text:p>
          </table:table-cell>
          <table:table-cell/>
          <table:table-cell office:value-type="string" calcext:value-type="string">
            <text:p>4k70/1%</text:p>
          </table:table-cell>
          <table:table-cell office:value-type="string" calcext:value-type="string">
            <text:p>SMD-Resistor, 0603, 0,063W, 1%, 100ppm</text:p>
          </table:table-cell>
          <table:table-cell table:number-columns-repeated="6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203</text:p>
          </table:table-cell>
          <table:table-cell office:value-type="string" calcext:value-type="string">
            <text:p>0603/4K70/1%</text:p>
          </table:table-cell>
          <table:table-cell/>
          <table:table-cell office:value-type="string" calcext:value-type="string">
            <text:p>4k70/1%</text:p>
          </table:table-cell>
          <table:table-cell office:value-type="string" calcext:value-type="string">
            <text:p>SMD-Resistor, 0603, 0,063W, 1%, 100ppm</text:p>
          </table:table-cell>
          <table:table-cell table:number-columns-repeated="6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204</text:p>
          </table:table-cell>
          <table:table-cell office:value-type="string" calcext:value-type="string">
            <text:p>0603/1K00/1%</text:p>
          </table:table-cell>
          <table:table-cell/>
          <table:table-cell office:value-type="string" calcext:value-type="string">
            <text:p>1k00/1%</text:p>
          </table:table-cell>
          <table:table-cell office:value-type="string" calcext:value-type="string">
            <text:p>SMD-Resistor, 0603, 0,1W, 1%, 100ppm</text:p>
          </table:table-cell>
          <table:table-cell office:value-type="string" calcext:value-type="string">
            <text:p>101-0057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8907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205</text:p>
          </table:table-cell>
          <table:table-cell office:value-type="string" calcext:value-type="string">
            <text:p>0603/1K00/1%</text:p>
          </table:table-cell>
          <table:table-cell/>
          <table:table-cell office:value-type="string" calcext:value-type="string">
            <text:p>1k00/1%</text:p>
          </table:table-cell>
          <table:table-cell office:value-type="string" calcext:value-type="string">
            <text:p>SMD-Resistor, 0603, 0,1W, 1%, 100ppm</text:p>
          </table:table-cell>
          <table:table-cell office:value-type="string" calcext:value-type="string">
            <text:p>101-0057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8907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206</text:p>
          </table:table-cell>
          <table:table-cell office:value-type="string" calcext:value-type="string">
            <text:p>0603/1K00/1%</text:p>
          </table:table-cell>
          <table:table-cell/>
          <table:table-cell office:value-type="string" calcext:value-type="string">
            <text:p>1k00/1%</text:p>
          </table:table-cell>
          <table:table-cell office:value-type="string" calcext:value-type="string">
            <text:p>SMD-Resistor, 0603, 0,1W, 1%, 100ppm</text:p>
          </table:table-cell>
          <table:table-cell office:value-type="string" calcext:value-type="string">
            <text:p>101-0057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8907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207</text:p>
          </table:table-cell>
          <table:table-cell office:value-type="string" calcext:value-type="string">
            <text:p>0603/10K0/1%</text:p>
          </table:table-cell>
          <table:table-cell/>
          <table:table-cell office:value-type="string" calcext:value-type="string">
            <text:p>10k0/1%</text:p>
          </table:table-cell>
          <table:table-cell office:value-type="string" calcext:value-type="string">
            <text:p>SMD-Resistor, 0603, 0,063W, 1%, 100ppm</text:p>
          </table:table-cell>
          <table:table-cell office:value-type="string" calcext:value-type="string">
            <text:p>101-0006R</text:p>
          </table:table-cell>
          <table:table-cell table:number-columns-repeated="4"/>
          <table:table-cell office:value-type="string" calcext:value-type="string">
            <text:p>Bürklin</text:p>
          </table:table-cell>
          <table:table-cell table:style-name="ce11" office:value-type="string" calcext:value-type="string">
            <text:p>26E81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208</text:p>
          </table:table-cell>
          <table:table-cell office:value-type="string" calcext:value-type="string">
            <text:p>0603/10K0/1%</text:p>
          </table:table-cell>
          <table:table-cell/>
          <table:table-cell office:value-type="string" calcext:value-type="string">
            <text:p>10k0/1%</text:p>
          </table:table-cell>
          <table:table-cell office:value-type="string" calcext:value-type="string">
            <text:p>SMD-Resistor, 0603, 0,063W, 1%, 100ppm</text:p>
          </table:table-cell>
          <table:table-cell office:value-type="string" calcext:value-type="string">
            <text:p>101-0006R</text:p>
          </table:table-cell>
          <table:table-cell table:number-columns-repeated="4"/>
          <table:table-cell office:value-type="string" calcext:value-type="string">
            <text:p>Bürklin</text:p>
          </table:table-cell>
          <table:table-cell table:style-name="ce11" office:value-type="string" calcext:value-type="string">
            <text:p>26E81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209</text:p>
          </table:table-cell>
          <table:table-cell office:value-type="string" calcext:value-type="string">
            <text:p>0603/N.B.</text:p>
          </table:table-cell>
          <table:table-cell table:number-columns-repeated="2" office:value-type="string" calcext:value-type="string">
            <text:p>n.b.</text:p>
          </table:table-cell>
          <table:table-cell office:value-type="string" calcext:value-type="string">
            <text:p>SMD-Resistor, 0603, 0,063W, 1%</text:p>
          </table:table-cell>
          <table:table-cell office:value-type="string" calcext:value-type="string">
            <text:p>906-0002</text:p>
          </table:table-cell>
          <table:table-cell table:number-columns-repeated="5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210</text:p>
          </table:table-cell>
          <table:table-cell office:value-type="string" calcext:value-type="string">
            <text:p>0603/N.B.</text:p>
          </table:table-cell>
          <table:table-cell table:number-columns-repeated="2" office:value-type="string" calcext:value-type="string">
            <text:p>n.b.</text:p>
          </table:table-cell>
          <table:table-cell office:value-type="string" calcext:value-type="string">
            <text:p>SMD-Resistor, 0603, 0,063W, 1%</text:p>
          </table:table-cell>
          <table:table-cell office:value-type="string" calcext:value-type="string">
            <text:p>906-0002</text:p>
          </table:table-cell>
          <table:table-cell table:number-columns-repeated="5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211</text:p>
          </table:table-cell>
          <table:table-cell office:value-type="string" calcext:value-type="string">
            <text:p>0603/0R</text:p>
          </table:table-cell>
          <table:table-cell/>
          <table:table-cell office:value-type="string" calcext:value-type="string">
            <text:p>0R</text:p>
          </table:table-cell>
          <table:table-cell office:value-type="string" calcext:value-type="string">
            <text:p>SMD-Resistor, IEC-0603, 0,063W, 5%</text:p>
          </table:table-cell>
          <table:table-cell office:value-type="string" calcext:value-type="string">
            <text:p>100-0065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69739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212</text:p>
          </table:table-cell>
          <table:table-cell office:value-type="string" calcext:value-type="string">
            <text:p>0603/0R</text:p>
          </table:table-cell>
          <table:table-cell office:value-type="string" calcext:value-type="string">
            <text:p>n.b.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-Resistor, IEC-0603, 0,063W, 5%</text:p>
          </table:table-cell>
          <table:table-cell office:value-type="string" calcext:value-type="string">
            <text:p>100-0065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69739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02</text:p>
          </table:table-cell>
          <table:table-cell office:value-type="string" calcext:value-type="string">
            <text:p>0603/0R</text:p>
          </table:table-cell>
          <table:table-cell/>
          <table:table-cell office:value-type="string" calcext:value-type="string">
            <text:p>0R</text:p>
          </table:table-cell>
          <table:table-cell office:value-type="string" calcext:value-type="string">
            <text:p>SMD-Resistor, IEC-0603, 0,063W, 5%</text:p>
          </table:table-cell>
          <table:table-cell office:value-type="string" calcext:value-type="string">
            <text:p>100-0065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69739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03</text:p>
          </table:table-cell>
          <table:table-cell office:value-type="string" calcext:value-type="string">
            <text:p>0603/0R</text:p>
          </table:table-cell>
          <table:table-cell office:value-type="string" calcext:value-type="string">
            <text:p>n.b.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-Resistor, IEC-0603, 0,063W, 5%</text:p>
          </table:table-cell>
          <table:table-cell office:value-type="string" calcext:value-type="string">
            <text:p>100-0065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69739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04</text:p>
          </table:table-cell>
          <table:table-cell office:value-type="string" calcext:value-type="string">
            <text:p>0603/0R</text:p>
          </table:table-cell>
          <table:table-cell office:value-type="string" calcext:value-type="string">
            <text:p>n.b.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-Resistor, IEC-0603, 0,063W, 5%</text:p>
          </table:table-cell>
          <table:table-cell office:value-type="string" calcext:value-type="string">
            <text:p>100-0065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69739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01</text:p>
          </table:table-cell>
          <table:table-cell office:value-type="string" calcext:value-type="string">
            <text:p>0603/2R20/1%</text:p>
          </table:table-cell>
          <table:table-cell/>
          <table:table-cell office:value-type="string" calcext:value-type="string">
            <text:p>2R20 1%</text:p>
          </table:table-cell>
          <table:table-cell office:value-type="string" calcext:value-type="string">
            <text:p>SMD-Resistor, IEC-0603, 0,063W, 1%</text:p>
          </table:table-cell>
          <table:table-cell table:number-columns-repeated="5"/>
          <table:table-cell office:value-type="string" calcext:value-type="string">
            <text:p>Farnell</text:p>
          </table:table-cell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06</text:p>
          </table:table-cell>
          <table:table-cell office:value-type="string" calcext:value-type="string">
            <text:p>0603/10R0/1%</text:p>
          </table:table-cell>
          <table:table-cell/>
          <table:table-cell office:value-type="string" calcext:value-type="string">
            <text:p>10R0/1%</text:p>
          </table:table-cell>
          <table:table-cell office:value-type="string" calcext:value-type="string">
            <text:p>SMD-Resistor, 0603, 0,063W, 1%, 100ppm</text:p>
          </table:table-cell>
          <table:table-cell office:value-type="string" calcext:value-type="string">
            <text:p>101-0003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889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07</text:p>
          </table:table-cell>
          <table:table-cell office:value-type="string" calcext:value-type="string">
            <text:p>0603/10R0/1%</text:p>
          </table:table-cell>
          <table:table-cell/>
          <table:table-cell office:value-type="string" calcext:value-type="string">
            <text:p>10R0/1%</text:p>
          </table:table-cell>
          <table:table-cell office:value-type="string" calcext:value-type="string">
            <text:p>SMD-Resistor, 0603, 0,063W, 1%, 100ppm</text:p>
          </table:table-cell>
          <table:table-cell office:value-type="string" calcext:value-type="string">
            <text:p>101-0003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889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08</text:p>
          </table:table-cell>
          <table:table-cell office:value-type="string" calcext:value-type="string">
            <text:p>0603/10R0/1%</text:p>
          </table:table-cell>
          <table:table-cell/>
          <table:table-cell office:value-type="string" calcext:value-type="string">
            <text:p>10R0/1%</text:p>
          </table:table-cell>
          <table:table-cell office:value-type="string" calcext:value-type="string">
            <text:p>SMD-Resistor, 0603, 0,063W, 1%, 100ppm</text:p>
          </table:table-cell>
          <table:table-cell office:value-type="string" calcext:value-type="string">
            <text:p>101-0003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889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09</text:p>
          </table:table-cell>
          <table:table-cell office:value-type="string" calcext:value-type="string">
            <text:p>0603/10R0/1%</text:p>
          </table:table-cell>
          <table:table-cell/>
          <table:table-cell office:value-type="string" calcext:value-type="string">
            <text:p>10R0/1%</text:p>
          </table:table-cell>
          <table:table-cell office:value-type="string" calcext:value-type="string">
            <text:p>SMD-Resistor, 0603, 0,063W, 1%, 100ppm</text:p>
          </table:table-cell>
          <table:table-cell office:value-type="string" calcext:value-type="string">
            <text:p>101-0003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889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10</text:p>
          </table:table-cell>
          <table:table-cell office:value-type="string" calcext:value-type="string">
            <text:p>0603/10R0/1%</text:p>
          </table:table-cell>
          <table:table-cell/>
          <table:table-cell office:value-type="string" calcext:value-type="string">
            <text:p>10R0/1%</text:p>
          </table:table-cell>
          <table:table-cell office:value-type="string" calcext:value-type="string">
            <text:p>SMD-Resistor, 0603, 0,063W, 1%, 100ppm</text:p>
          </table:table-cell>
          <table:table-cell office:value-type="string" calcext:value-type="string">
            <text:p>101-0003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889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11</text:p>
          </table:table-cell>
          <table:table-cell office:value-type="string" calcext:value-type="string">
            <text:p>0603/10R0/1%</text:p>
          </table:table-cell>
          <table:table-cell/>
          <table:table-cell office:value-type="string" calcext:value-type="string">
            <text:p>10R0/1%</text:p>
          </table:table-cell>
          <table:table-cell office:value-type="string" calcext:value-type="string">
            <text:p>SMD-Resistor, 0603, 0,063W, 1%, 100ppm</text:p>
          </table:table-cell>
          <table:table-cell office:value-type="string" calcext:value-type="string">
            <text:p>101-0003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889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12</text:p>
          </table:table-cell>
          <table:table-cell office:value-type="string" calcext:value-type="string">
            <text:p>0603/10R0/1%</text:p>
          </table:table-cell>
          <table:table-cell/>
          <table:table-cell office:value-type="string" calcext:value-type="string">
            <text:p>10R0/1%</text:p>
          </table:table-cell>
          <table:table-cell office:value-type="string" calcext:value-type="string">
            <text:p>SMD-Resistor, 0603, 0,063W, 1%, 100ppm</text:p>
          </table:table-cell>
          <table:table-cell office:value-type="string" calcext:value-type="string">
            <text:p>101-0003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889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13</text:p>
          </table:table-cell>
          <table:table-cell office:value-type="string" calcext:value-type="string">
            <text:p>0603/10R0/1%</text:p>
          </table:table-cell>
          <table:table-cell/>
          <table:table-cell office:value-type="string" calcext:value-type="string">
            <text:p>10R0/1%</text:p>
          </table:table-cell>
          <table:table-cell office:value-type="string" calcext:value-type="string">
            <text:p>SMD-Resistor, 0603, 0,063W, 1%, 100ppm</text:p>
          </table:table-cell>
          <table:table-cell office:value-type="string" calcext:value-type="string">
            <text:p>101-0003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889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14</text:p>
          </table:table-cell>
          <table:table-cell office:value-type="string" calcext:value-type="string">
            <text:p>0603/47R0/1%</text:p>
          </table:table-cell>
          <table:table-cell/>
          <table:table-cell office:value-type="string" calcext:value-type="string">
            <text:p>47R0/1%</text:p>
          </table:table-cell>
          <table:table-cell office:value-type="string" calcext:value-type="string">
            <text:p>SMD-Resistor, IEC-0603, 0,063W, 1%</text:p>
          </table:table-cell>
          <table:table-cell office:value-type="string" calcext:value-type="string">
            <text:p>100-0019</text:p>
          </table:table-cell>
          <table:table-cell table:number-columns-repeated="5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15</text:p>
          </table:table-cell>
          <table:table-cell office:value-type="string" calcext:value-type="string">
            <text:p>0603/47R0/1%</text:p>
          </table:table-cell>
          <table:table-cell/>
          <table:table-cell office:value-type="string" calcext:value-type="string">
            <text:p>47R0/1%</text:p>
          </table:table-cell>
          <table:table-cell office:value-type="string" calcext:value-type="string">
            <text:p>SMD-Resistor, IEC-0603, 0,063W, 1%</text:p>
          </table:table-cell>
          <table:table-cell office:value-type="string" calcext:value-type="string">
            <text:p>100-0019</text:p>
          </table:table-cell>
          <table:table-cell table:number-columns-repeated="5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16</text:p>
          </table:table-cell>
          <table:table-cell office:value-type="string" calcext:value-type="string">
            <text:p>0603/47R0/1%</text:p>
          </table:table-cell>
          <table:table-cell/>
          <table:table-cell office:value-type="string" calcext:value-type="string">
            <text:p>47R0/1%</text:p>
          </table:table-cell>
          <table:table-cell office:value-type="string" calcext:value-type="string">
            <text:p>SMD-Resistor, IEC-0603, 0,063W, 1%</text:p>
          </table:table-cell>
          <table:table-cell office:value-type="string" calcext:value-type="string">
            <text:p>100-0019</text:p>
          </table:table-cell>
          <table:table-cell table:number-columns-repeated="5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17</text:p>
          </table:table-cell>
          <table:table-cell office:value-type="string" calcext:value-type="string">
            <text:p>0603/47R0/1%</text:p>
          </table:table-cell>
          <table:table-cell/>
          <table:table-cell office:value-type="string" calcext:value-type="string">
            <text:p>47R0/1%</text:p>
          </table:table-cell>
          <table:table-cell office:value-type="string" calcext:value-type="string">
            <text:p>SMD-Resistor, IEC-0603, 0,063W, 1%</text:p>
          </table:table-cell>
          <table:table-cell office:value-type="string" calcext:value-type="string">
            <text:p>100-0019</text:p>
          </table:table-cell>
          <table:table-cell table:number-columns-repeated="5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18</text:p>
          </table:table-cell>
          <table:table-cell office:value-type="string" calcext:value-type="string">
            <text:p>2512/0R05/1W</text:p>
          </table:table-cell>
          <table:table-cell/>
          <table:table-cell office:value-type="string" calcext:value-type="string">
            <text:p>0R05/1W</text:p>
          </table:table-cell>
          <table:table-cell office:value-type="string" calcext:value-type="string">
            <text:p>SMD-Resistor, 2512, 1 W, 1 %, 100ppm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L1WKF50M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57758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19</text:p>
          </table:table-cell>
          <table:table-cell office:value-type="string" calcext:value-type="string">
            <text:p>2512/0R05/1W</text:p>
          </table:table-cell>
          <table:table-cell/>
          <table:table-cell office:value-type="string" calcext:value-type="string">
            <text:p>0R05/1W</text:p>
          </table:table-cell>
          <table:table-cell office:value-type="string" calcext:value-type="string">
            <text:p>SMD-Resistor, 2512, 1 W, 1 %, 100ppm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L1WKF50M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57758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22</text:p>
          </table:table-cell>
          <table:table-cell office:value-type="string" calcext:value-type="string">
            <text:p>2512/0R05/1W</text:p>
          </table:table-cell>
          <table:table-cell office:value-type="string" calcext:value-type="string">
            <text:p>n.b.</text:p>
          </table:table-cell>
          <table:table-cell office:value-type="string" calcext:value-type="string">
            <text:p>0R05/1W</text:p>
          </table:table-cell>
          <table:table-cell office:value-type="string" calcext:value-type="string">
            <text:p>SMD-Resistor, 2512, 1 W, 1 %, 100ppm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L1WKF50M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57758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323</text:p>
          </table:table-cell>
          <table:table-cell office:value-type="string" calcext:value-type="string">
            <text:p>2512/0R05/1W</text:p>
          </table:table-cell>
          <table:table-cell office:value-type="string" calcext:value-type="string">
            <text:p>n.b.</text:p>
          </table:table-cell>
          <table:table-cell office:value-type="string" calcext:value-type="string">
            <text:p>0R05/1W</text:p>
          </table:table-cell>
          <table:table-cell office:value-type="string" calcext:value-type="string">
            <text:p>SMD-Resistor, 2512, 1 W, 1 %, 100ppm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L1WKF50M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57758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101</text:p>
          </table:table-cell>
          <table:table-cell office:value-type="string" calcext:value-type="string">
            <text:p>0603/1NF/100V</text:p>
          </table:table-cell>
          <table:table-cell/>
          <table:table-cell office:value-type="string" calcext:value-type="string">
            <text:p>1nF/100V</text:p>
          </table:table-cell>
          <table:table-cell office:value-type="string" calcext:value-type="string">
            <text:p>Multilayer Chip Capacitors, X7R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102K1RACT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1460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102</text:p>
          </table:table-cell>
          <table:table-cell office:value-type="string" calcext:value-type="string">
            <text:p>0603/1NF/100V</text:p>
          </table:table-cell>
          <table:table-cell/>
          <table:table-cell office:value-type="string" calcext:value-type="string">
            <text:p>1nF/100V</text:p>
          </table:table-cell>
          <table:table-cell office:value-type="string" calcext:value-type="string">
            <text:p>Multilayer Chip Capacitors, X7R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102K1RACT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1460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103</text:p>
          </table:table-cell>
          <table:table-cell office:value-type="string" calcext:value-type="string">
            <text:p>0603/1NF/100V</text:p>
          </table:table-cell>
          <table:table-cell/>
          <table:table-cell office:value-type="string" calcext:value-type="string">
            <text:p>1nF/100V</text:p>
          </table:table-cell>
          <table:table-cell office:value-type="string" calcext:value-type="string">
            <text:p>Multilayer Chip Capacitors, X7R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102K1RACT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1460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104</text:p>
          </table:table-cell>
          <table:table-cell office:value-type="string" calcext:value-type="string">
            <text:p>0603/1NF/100V</text:p>
          </table:table-cell>
          <table:table-cell/>
          <table:table-cell office:value-type="string" calcext:value-type="string">
            <text:p>1nF/100V</text:p>
          </table:table-cell>
          <table:table-cell office:value-type="string" calcext:value-type="string">
            <text:p>Multilayer Chip Capacitors, X7R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102K1RACT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1460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201</text:p>
          </table:table-cell>
          <table:table-cell office:value-type="string" calcext:value-type="string">
            <text:p>0603/100NF/50V/X7R</text:p>
          </table:table-cell>
          <table:table-cell/>
          <table:table-cell office:value-type="string" calcext:value-type="string">
            <text:p>100nF/50V</text:p>
          </table:table-cell>
          <table:table-cell office:value-type="string" calcext:value-type="string">
            <text:p>Multilayer Chip Capacitors, X7R, 10%, <text:s/>IEC-0603</text:p>
          </table:table-cell>
          <table:table-cell table:number-columns-repeated="5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28825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209</text:p>
          </table:table-cell>
          <table:table-cell office:value-type="string" calcext:value-type="string">
            <text:p>0603/100NF/50V/X7R</text:p>
          </table:table-cell>
          <table:table-cell/>
          <table:table-cell office:value-type="string" calcext:value-type="string">
            <text:p>100nF/50V</text:p>
          </table:table-cell>
          <table:table-cell office:value-type="string" calcext:value-type="string">
            <text:p>Multilayer Chip Capacitors, X7R, 10%, <text:s/>IEC-0603</text:p>
          </table:table-cell>
          <table:table-cell table:number-columns-repeated="5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28825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210</text:p>
          </table:table-cell>
          <table:table-cell office:value-type="string" calcext:value-type="string">
            <text:p>0603/100NF/50V/X7R</text:p>
          </table:table-cell>
          <table:table-cell/>
          <table:table-cell office:value-type="string" calcext:value-type="string">
            <text:p>100nF/50V</text:p>
          </table:table-cell>
          <table:table-cell office:value-type="string" calcext:value-type="string">
            <text:p>Multilayer Chip Capacitors, X7R, 10%, <text:s/>IEC-0603</text:p>
          </table:table-cell>
          <table:table-cell table:number-columns-repeated="5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28825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11</text:p>
          </table:table-cell>
          <table:table-cell office:value-type="string" calcext:value-type="string">
            <text:p>0603/100NF/50V/X7R</text:p>
          </table:table-cell>
          <table:table-cell/>
          <table:table-cell office:value-type="string" calcext:value-type="string">
            <text:p>100nF/50V</text:p>
          </table:table-cell>
          <table:table-cell office:value-type="string" calcext:value-type="string">
            <text:p>Multilayer Chip Capacitors, X7R, 10%, <text:s/>IEC-0603</text:p>
          </table:table-cell>
          <table:table-cell table:number-columns-repeated="5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28825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202</text:p>
          </table:table-cell>
          <table:table-cell office:value-type="string" calcext:value-type="string">
            <text:p>0603/10NF/25V/COG</text:p>
          </table:table-cell>
          <table:table-cell/>
          <table:table-cell office:value-type="string" calcext:value-type="string">
            <text:p>10nF/25V/COG</text:p>
          </table:table-cell>
          <table:table-cell office:value-type="string" calcext:value-type="string">
            <text:p>Multilayer Chip Capacitors, COG, IEC-0603</text:p>
          </table:table-cell>
          <table:table-cell/>
          <table:table-cell office:value-type="string" calcext:value-type="string">
            <text:p>C0603C103J3GACTU</text:p>
          </table:table-cell>
          <table:table-cell office:value-type="string" calcext:value-type="string">
            <text:p>KEMET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57729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203</text:p>
          </table:table-cell>
          <table:table-cell office:value-type="string" calcext:value-type="string">
            <text:p>0603/4.7UF/10V/X5R</text:p>
          </table:table-cell>
          <table:table-cell/>
          <table:table-cell office:value-type="string" calcext:value-type="string">
            <text:p>4.7uF/10V</text:p>
          </table:table-cell>
          <table:table-cell office:value-type="string" calcext:value-type="string">
            <text:p>Multilayer Chip Capacitors, X5R, +-10%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475K8PACTU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2065C475KAT2A</text:p>
          </table:table-cell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73554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204</text:p>
          </table:table-cell>
          <table:table-cell office:value-type="string" calcext:value-type="string">
            <text:p>0603/4.7UF/10V/X5R</text:p>
          </table:table-cell>
          <table:table-cell/>
          <table:table-cell office:value-type="string" calcext:value-type="string">
            <text:p>4.7uF/10V</text:p>
          </table:table-cell>
          <table:table-cell office:value-type="string" calcext:value-type="string">
            <text:p>Multilayer Chip Capacitors, X5R, +-10%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475K8PACTU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2065C475KAT2A</text:p>
          </table:table-cell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73554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208</text:p>
          </table:table-cell>
          <table:table-cell office:value-type="string" calcext:value-type="string">
            <text:p>0603/4.7UF/10V/X5R</text:p>
          </table:table-cell>
          <table:table-cell/>
          <table:table-cell office:value-type="string" calcext:value-type="string">
            <text:p>4.7uF/10V</text:p>
          </table:table-cell>
          <table:table-cell office:value-type="string" calcext:value-type="string">
            <text:p>Multilayer Chip Capacitors, X5R, +-10%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475K8PACTU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2065C475KAT2A</text:p>
          </table:table-cell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73554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205</text:p>
          </table:table-cell>
          <table:table-cell office:value-type="string" calcext:value-type="string">
            <text:p>0603/10PF/50V</text:p>
          </table:table-cell>
          <table:table-cell/>
          <table:table-cell office:value-type="string" calcext:value-type="string">
            <text:p>10pF/50V/COG</text:p>
          </table:table-cell>
          <table:table-cell office:value-type="string" calcext:value-type="string">
            <text:p>Multilayer Chip Capacitors, COG/NPO, IEC-0603, 5%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100J5GACT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14601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206</text:p>
          </table:table-cell>
          <table:table-cell office:value-type="string" calcext:value-type="string">
            <text:p>0603/10PF/50V</text:p>
          </table:table-cell>
          <table:table-cell/>
          <table:table-cell office:value-type="string" calcext:value-type="string">
            <text:p>10pF/50V/COG</text:p>
          </table:table-cell>
          <table:table-cell office:value-type="string" calcext:value-type="string">
            <text:p>Multilayer Chip Capacitors, COG/NPO, IEC-0603, 5%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100J5GACT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14601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207</text:p>
          </table:table-cell>
          <table:table-cell office:value-type="string" calcext:value-type="string">
            <text:p>0603/10PF/50V</text:p>
          </table:table-cell>
          <table:table-cell/>
          <table:table-cell office:value-type="string" calcext:value-type="string">
            <text:p>10pF/50V/COG</text:p>
          </table:table-cell>
          <table:table-cell office:value-type="string" calcext:value-type="string">
            <text:p>Multilayer Chip Capacitors, COG/NPO, IEC-0603, 5%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100J5GACT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14601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01</text:p>
          </table:table-cell>
          <table:table-cell office:value-type="string" calcext:value-type="string">
            <text:p>0805/22NF/100V</text:p>
          </table:table-cell>
          <table:table-cell/>
          <table:table-cell office:value-type="string" calcext:value-type="string">
            <text:p>22nF/100V</text:p>
          </table:table-cell>
          <table:table-cell office:value-type="string" calcext:value-type="string">
            <text:p>Multilayer Chip Capacitors, X7R, IEC-0805</text:p>
          </table:table-cell>
          <table:table-cell table:number-columns-repeated="5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14043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02</text:p>
          </table:table-cell>
          <table:table-cell office:value-type="string" calcext:value-type="string">
            <text:p>0805/100NF/100V</text:p>
          </table:table-cell>
          <table:table-cell/>
          <table:table-cell office:value-type="string" calcext:value-type="string">
            <text:p>100nF/100V</text:p>
          </table:table-cell>
          <table:table-cell office:value-type="string" calcext:value-type="string">
            <text:p>Multilayer Chip Capacitors, X7R, IEC-0805</text:p>
          </table:table-cell>
          <table:table-cell office:value-type="string" calcext:value-type="string">
            <text:p>181-002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1RAC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0444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03</text:p>
          </table:table-cell>
          <table:table-cell office:value-type="string" calcext:value-type="string">
            <text:p>0805/100NF/100V</text:p>
          </table:table-cell>
          <table:table-cell/>
          <table:table-cell office:value-type="string" calcext:value-type="string">
            <text:p>100nF/100V</text:p>
          </table:table-cell>
          <table:table-cell office:value-type="string" calcext:value-type="string">
            <text:p>Multilayer Chip Capacitors, X7R, IEC-0805</text:p>
          </table:table-cell>
          <table:table-cell office:value-type="string" calcext:value-type="string">
            <text:p>181-002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1RAC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0444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07</text:p>
          </table:table-cell>
          <table:table-cell office:value-type="string" calcext:value-type="string">
            <text:p>0805/100NF/100V</text:p>
          </table:table-cell>
          <table:table-cell/>
          <table:table-cell office:value-type="string" calcext:value-type="string">
            <text:p>100nF/100V</text:p>
          </table:table-cell>
          <table:table-cell office:value-type="string" calcext:value-type="string">
            <text:p>Multilayer Chip Capacitors, X7R, IEC-0805</text:p>
          </table:table-cell>
          <table:table-cell office:value-type="string" calcext:value-type="string">
            <text:p>181-002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1RAC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0444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04</text:p>
          </table:table-cell>
          <table:table-cell office:value-type="string" calcext:value-type="string">
            <text:p>2220/4.7UF/100V</text:p>
          </table:table-cell>
          <table:table-cell/>
          <table:table-cell office:value-type="string" calcext:value-type="string">
            <text:p>4.7uF 100V</text:p>
          </table:table-cell>
          <table:table-cell office:value-type="string" calcext:value-type="string">
            <text:p>Multilayer Chip Capacitors, X7R, IEC-2220</text:p>
          </table:table-cell>
          <table:table-cell office:value-type="string" calcext:value-type="string">
            <text:p>183-0012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55ER72A475KA01L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5750X7R2A475M</text:p>
          </table:table-cell>
          <table:table-cell office:value-type="string" calcext:value-type="string">
            <text:p>DigiKey</text:p>
          </table:table-cell>
          <table:table-cell table:style-name="ce11" office:value-type="string" calcext:value-type="string">
            <text:p>490-1934-2-ND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05</text:p>
          </table:table-cell>
          <table:table-cell office:value-type="string" calcext:value-type="string">
            <text:p>ELKO/220UF/100V/13X25X5.0_HIGHRIPPLE</text:p>
          </table:table-cell>
          <table:table-cell/>
          <table:table-cell office:value-type="string" calcext:value-type="string">
            <text:p>220uF/100V</text:p>
          </table:table-cell>
          <table:table-cell office:value-type="string" calcext:value-type="string">
            <text:p>Elko THT -55°C..105°C; High Ripple; RUBYCON ZLJ; D=12,5mm H=25mm</text:p>
          </table:table-cell>
          <table:table-cell/>
          <table:table-cell office:value-type="string" calcext:value-type="string">
            <text:p>RUBYCON</text:p>
          </table:table-cell>
          <table:table-cell office:value-type="string" calcext:value-type="string">
            <text:p>100ZLJ220M12.5X25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102459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06</text:p>
          </table:table-cell>
          <table:table-cell office:value-type="string" calcext:value-type="string">
            <text:p>ELKO/220UF/100V/13X25X5.0_HIGHRIPPLE</text:p>
          </table:table-cell>
          <table:table-cell/>
          <table:table-cell office:value-type="string" calcext:value-type="string">
            <text:p>220uF/100V</text:p>
          </table:table-cell>
          <table:table-cell office:value-type="string" calcext:value-type="string">
            <text:p>Elko THT -55°C..105°C; High Ripple; RUBYCON ZLJ; D=12,5mm H=25mm</text:p>
          </table:table-cell>
          <table:table-cell/>
          <table:table-cell office:value-type="string" calcext:value-type="string">
            <text:p>RUBYCON</text:p>
          </table:table-cell>
          <table:table-cell office:value-type="string" calcext:value-type="string">
            <text:p>100ZLJ220M12.5X25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102459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08</text:p>
          </table:table-cell>
          <table:table-cell office:value-type="string" calcext:value-type="string">
            <text:p>0603/2.2UF/16V/X5R</text:p>
          </table:table-cell>
          <table:table-cell/>
          <table:table-cell office:value-type="string" calcext:value-type="string">
            <text:p>2.2uF/16V</text:p>
          </table:table-cell>
          <table:table-cell office:value-type="string" calcext:value-type="string">
            <text:p>Multilayer Chip Capacitors, X5R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225K4PACT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288203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09</text:p>
          </table:table-cell>
          <table:table-cell office:value-type="string" calcext:value-type="string">
            <text:p>0603/2.2UF/16V/X5R</text:p>
          </table:table-cell>
          <table:table-cell/>
          <table:table-cell office:value-type="string" calcext:value-type="string">
            <text:p>2.2uF/16V</text:p>
          </table:table-cell>
          <table:table-cell office:value-type="string" calcext:value-type="string">
            <text:p>Multilayer Chip Capacitors, X5R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225K4PACT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288203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10</text:p>
          </table:table-cell>
          <table:table-cell office:value-type="string" calcext:value-type="string">
            <text:p>0603/470NF/25V/X7R</text:p>
          </table:table-cell>
          <table:table-cell/>
          <table:table-cell office:value-type="string" calcext:value-type="string">
            <text:p>470nF/25V</text:p>
          </table:table-cell>
          <table:table-cell office:value-type="string" calcext:value-type="string">
            <text:p>Multilayer Chip Capacitors, X7R, +-10%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474K3RACTU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3C474KAT2A</text:p>
          </table:table-cell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47354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12</text:p>
          </table:table-cell>
          <table:table-cell office:value-type="string" calcext:value-type="string">
            <text:p>0603/470NF/25V/X7R</text:p>
          </table:table-cell>
          <table:table-cell/>
          <table:table-cell office:value-type="string" calcext:value-type="string">
            <text:p>470nF/25V</text:p>
          </table:table-cell>
          <table:table-cell office:value-type="string" calcext:value-type="string">
            <text:p>Multilayer Chip Capacitors, X7R, +-10%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474K3RACTU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3C474KAT2A</text:p>
          </table:table-cell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47354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13</text:p>
          </table:table-cell>
          <table:table-cell office:value-type="string" calcext:value-type="string">
            <text:p>0603/470NF/25V/X7R</text:p>
          </table:table-cell>
          <table:table-cell/>
          <table:table-cell office:value-type="string" calcext:value-type="string">
            <text:p>470nF/25V</text:p>
          </table:table-cell>
          <table:table-cell office:value-type="string" calcext:value-type="string">
            <text:p>Multilayer Chip Capacitors, X7R, +-10%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474K3RACTU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3C474KAT2A</text:p>
          </table:table-cell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47354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14</text:p>
          </table:table-cell>
          <table:table-cell office:value-type="string" calcext:value-type="string">
            <text:p>0603/470NF/25V/X7R</text:p>
          </table:table-cell>
          <table:table-cell/>
          <table:table-cell office:value-type="string" calcext:value-type="string">
            <text:p>470nF/25V</text:p>
          </table:table-cell>
          <table:table-cell office:value-type="string" calcext:value-type="string">
            <text:p>Multilayer Chip Capacitors, X7R, +-10%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474K3RACTU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3C474KAT2A</text:p>
          </table:table-cell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47354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315</text:p>
          </table:table-cell>
          <table:table-cell office:value-type="string" calcext:value-type="string">
            <text:p>0603/470NF/25V/X7R</text:p>
          </table:table-cell>
          <table:table-cell/>
          <table:table-cell office:value-type="string" calcext:value-type="string">
            <text:p>470nF/25V</text:p>
          </table:table-cell>
          <table:table-cell office:value-type="string" calcext:value-type="string">
            <text:p>Multilayer Chip Capacitors, X7R, +-10%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474K3RACTU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3C474KAT2A</text:p>
          </table:table-cell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473546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201</text:p>
          </table:table-cell>
          <table:table-cell office:value-type="string" calcext:value-type="string">
            <text:p>SRV05-4</text:p>
          </table:table-cell>
          <table:table-cell/>
          <table:table-cell office:value-type="string" calcext:value-type="string">
            <text:p>SRV05-4</text:p>
          </table:table-cell>
          <table:table-cell office:value-type="string" calcext:value-type="string">
            <text:p>Low Capacitance TVS Diode Array, SOT23-6</text:p>
          </table:table-cell>
          <table:table-cell/>
          <table:table-cell office:value-type="string" calcext:value-type="string">
            <text:p>SEMTECH</text:p>
          </table:table-cell>
          <table:table-cell office:value-type="string" calcext:value-type="string">
            <text:p>SRV05-4.TCT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DSOT23-SRV05-4</text:p>
          </table:table-cell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5641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202</text:p>
          </table:table-cell>
          <table:table-cell office:value-type="string" calcext:value-type="string">
            <text:p>SDMP0340LAT_SOT-523</text:p>
          </table:table-cell>
          <table:table-cell/>
          <table:table-cell office:value-type="string" calcext:value-type="string">
            <text:p>SDMP0340LAT</text:p>
          </table:table-cell>
          <table:table-cell office:value-type="string" calcext:value-type="string">
            <text:p>Dual Schottky Diodes SOT-52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SDMP0340LAT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table:style-name="ce11" office:value-type="string" calcext:value-type="string">
            <text:p>SDMP0340LAT-FDICT-ND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203</text:p>
          </table:table-cell>
          <table:table-cell office:value-type="string" calcext:value-type="string">
            <text:p>SDMP0340LAT_SOT-523</text:p>
          </table:table-cell>
          <table:table-cell/>
          <table:table-cell office:value-type="string" calcext:value-type="string">
            <text:p>SDMP0340LAT</text:p>
          </table:table-cell>
          <table:table-cell office:value-type="string" calcext:value-type="string">
            <text:p>Dual Schottky Diodes SOT-52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SDMP0340LAT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table:style-name="ce11" office:value-type="string" calcext:value-type="string">
            <text:p>SDMP0340LAT-FDICT-ND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301</text:p>
          </table:table-cell>
          <table:table-cell office:value-type="string" calcext:value-type="string">
            <text:p>SMBJ60A</text:p>
          </table:table-cell>
          <table:table-cell/>
          <table:table-cell office:value-type="string" calcext:value-type="string">
            <text:p>SMBJ60A</text:p>
          </table:table-cell>
          <table:table-cell office:value-type="string" calcext:value-type="string">
            <text:p>Surface Mount TRANSZORB Transient Voltage Suppressors 600W</text:p>
          </table:table-cell>
          <table:table-cell/>
          <table:table-cell office:value-type="string" calcext:value-type="string">
            <text:p>Littelfuse Inc</text:p>
          </table:table-cell>
          <table:table-cell office:value-type="string" calcext:value-type="string">
            <text:p>SMBJ60A</text:p>
          </table:table-cell>
          <table:table-cell office:value-type="string" calcext:value-type="string">
            <text:p>Fairchild/ON Semiconductor</text:p>
          </table:table-cell>
          <table:table-cell office:value-type="string" calcext:value-type="string">
            <text:p>SMBJ60A</text:p>
          </table:table-cell>
          <table:table-cell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301</text:p>
          </table:table-cell>
          <table:table-cell office:value-type="string" calcext:value-type="string">
            <text:p>BSC072N08NS5</text:p>
          </table:table-cell>
          <table:table-cell/>
          <table:table-cell office:value-type="string" calcext:value-type="string">
            <text:p>BSC072N08NS5</text:p>
          </table:table-cell>
          <table:table-cell office:value-type="string" calcext:value-type="string">
            <text:p>OptiMOSTM5 Power-Transistor, 80V, 7,2mOhm, ID74A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BSC072N08NS5ATMA1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725812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302</text:p>
          </table:table-cell>
          <table:table-cell office:value-type="string" calcext:value-type="string">
            <text:p>BSC072N08NS5</text:p>
          </table:table-cell>
          <table:table-cell/>
          <table:table-cell office:value-type="string" calcext:value-type="string">
            <text:p>BSC072N08NS5</text:p>
          </table:table-cell>
          <table:table-cell office:value-type="string" calcext:value-type="string">
            <text:p>OptiMOSTM5 Power-Transistor, 80V, 7,2mOhm, ID74A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BSC072N08NS5ATMA1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725812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303</text:p>
          </table:table-cell>
          <table:table-cell office:value-type="string" calcext:value-type="string">
            <text:p>BSC072N08NS5</text:p>
          </table:table-cell>
          <table:table-cell/>
          <table:table-cell office:value-type="string" calcext:value-type="string">
            <text:p>BSC072N08NS5</text:p>
          </table:table-cell>
          <table:table-cell office:value-type="string" calcext:value-type="string">
            <text:p>OptiMOSTM5 Power-Transistor, 80V, 7,2mOhm, ID74A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BSC072N08NS5ATMA1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725812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304</text:p>
          </table:table-cell>
          <table:table-cell office:value-type="string" calcext:value-type="string">
            <text:p>BSC072N08NS5</text:p>
          </table:table-cell>
          <table:table-cell/>
          <table:table-cell office:value-type="string" calcext:value-type="string">
            <text:p>BSC072N08NS5</text:p>
          </table:table-cell>
          <table:table-cell office:value-type="string" calcext:value-type="string">
            <text:p>OptiMOSTM5 Power-Transistor, 80V, 7,2mOhm, ID74A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BSC072N08NS5ATMA1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725812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305</text:p>
          </table:table-cell>
          <table:table-cell office:value-type="string" calcext:value-type="string">
            <text:p>BSC072N08NS5</text:p>
          </table:table-cell>
          <table:table-cell/>
          <table:table-cell office:value-type="string" calcext:value-type="string">
            <text:p>BSC072N08NS5</text:p>
          </table:table-cell>
          <table:table-cell office:value-type="string" calcext:value-type="string">
            <text:p>OptiMOSTM5 Power-Transistor, 80V, 7,2mOhm, ID74A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BSC072N08NS5ATMA1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725812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306</text:p>
          </table:table-cell>
          <table:table-cell office:value-type="string" calcext:value-type="string">
            <text:p>BSC072N08NS5</text:p>
          </table:table-cell>
          <table:table-cell/>
          <table:table-cell office:value-type="string" calcext:value-type="string">
            <text:p>BSC072N08NS5</text:p>
          </table:table-cell>
          <table:table-cell office:value-type="string" calcext:value-type="string">
            <text:p>OptiMOSTM5 Power-Transistor, 80V, 7,2mOhm, ID74A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BSC072N08NS5ATMA1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725812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307</text:p>
          </table:table-cell>
          <table:table-cell office:value-type="string" calcext:value-type="string">
            <text:p>BSC072N08NS5</text:p>
          </table:table-cell>
          <table:table-cell/>
          <table:table-cell office:value-type="string" calcext:value-type="string">
            <text:p>BSC072N08NS5</text:p>
          </table:table-cell>
          <table:table-cell office:value-type="string" calcext:value-type="string">
            <text:p>OptiMOSTM5 Power-Transistor, 80V, 7,2mOhm, ID74A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BSC072N08NS5ATMA1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725812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308</text:p>
          </table:table-cell>
          <table:table-cell office:value-type="string" calcext:value-type="string">
            <text:p>BSC072N08NS5</text:p>
          </table:table-cell>
          <table:table-cell/>
          <table:table-cell office:value-type="string" calcext:value-type="string">
            <text:p>BSC072N08NS5</text:p>
          </table:table-cell>
          <table:table-cell office:value-type="string" calcext:value-type="string">
            <text:p>OptiMOSTM5 Power-Transistor, 80V, 7,2mOhm, ID74A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BSC072N08NS5ATMA1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725812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IC201</text:p>
          </table:table-cell>
          <table:table-cell office:value-type="string" calcext:value-type="string">
            <text:p>AT25128B-SSHL</text:p>
          </table:table-cell>
          <table:table-cell/>
          <table:table-cell office:value-type="string" calcext:value-type="string">
            <text:p>AT25128B-SSHL</text:p>
          </table:table-cell>
          <table:table-cell office:value-type="string" calcext:value-type="string">
            <text:p>SPI Serial EEPROM 128K, SO8</text:p>
          </table:table-cell>
          <table:table-cell/>
          <table:table-cell office:value-type="string" calcext:value-type="string">
            <text:p>Atmel</text:p>
          </table:table-cell>
          <table:table-cell office:value-type="string" calcext:value-type="string">
            <text:p>AT25128B-SSHL-x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841575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IC202</text:p>
          </table:table-cell>
          <table:table-cell office:value-type="string" calcext:value-type="string">
            <text:p>LP2985AIM5-3.3</text:p>
          </table:table-cell>
          <table:table-cell/>
          <table:table-cell office:value-type="string" calcext:value-type="string">
            <text:p>LP2985AIM5-3.3</text:p>
          </table:table-cell>
          <table:table-cell office:value-type="string" calcext:value-type="string">
            <text:p>Micropower 150 mA Low-Noise Ultra Low-Dropout Regulator in SOT-23 Packages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P2985AIM5-3.3/NOPB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table:style-name="ce11" office:value-type="string" calcext:value-type="string">
            <text:p>LP2985AIM5-3.3/NOPBCT-ND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IC301</text:p>
          </table:table-cell>
          <table:table-cell office:value-type="string" calcext:value-type="string">
            <text:p>TMC5160-TA</text:p>
          </table:table-cell>
          <table:table-cell/>
          <table:table-cell office:value-type="string" calcext:value-type="string">
            <text:p>TMC5160-TA</text:p>
          </table:table-cell>
          <table:table-cell office:value-type="string" calcext:value-type="string">
            <text:p>Universal high voltage controller for two-phase bipolar stepper motor. TQFP48-EP</text:p>
          </table:table-cell>
          <table:table-cell/>
          <table:table-cell office:value-type="string" calcext:value-type="string">
            <text:p>TRINAMIC</text:p>
          </table:table-cell>
          <table:table-cell office:value-type="string" calcext:value-type="string">
            <text:p>TMC5160-TA</text:p>
          </table:table-cell>
          <table:table-cell table:number-columns-repeated="2"/>
          <table:table-cell office:value-type="string" calcext:value-type="string">
            <text:p>TRINAMIC</text:p>
          </table:table-cell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OIT1</text:p>
          </table:table-cell>
          <table:table-cell office:value-type="string" calcext:value-type="string">
            <text:p>AOI_GUF</text:p>
          </table:table-cell>
          <table:table-cell office:value-type="string" calcext:value-type="string">
            <text:p>n.b.</text:p>
          </table:table-cell>
          <table:table-cell/>
          <table:table-cell office:value-type="string" calcext:value-type="string">
            <text:p>Fiducial</text:p>
          </table:table-cell>
          <table:table-cell office:value-type="string" calcext:value-type="string">
            <text:p>906-0006</text:p>
          </table:table-cell>
          <table:table-cell table:number-columns-repeated="5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OIT2</text:p>
          </table:table-cell>
          <table:table-cell office:value-type="string" calcext:value-type="string">
            <text:p>AOI_GUF</text:p>
          </table:table-cell>
          <table:table-cell office:value-type="string" calcext:value-type="string">
            <text:p>n.b.</text:p>
          </table:table-cell>
          <table:table-cell/>
          <table:table-cell office:value-type="string" calcext:value-type="string">
            <text:p>Fiducial</text:p>
          </table:table-cell>
          <table:table-cell office:value-type="string" calcext:value-type="string">
            <text:p>906-0006</text:p>
          </table:table-cell>
          <table:table-cell table:number-columns-repeated="5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FIDT1</text:p>
          </table:table-cell>
          <table:table-cell office:value-type="string" calcext:value-type="string">
            <text:p>FID1MMRUND</text:p>
          </table:table-cell>
          <table:table-cell office:value-type="string" calcext:value-type="string">
            <text:p>n.b.</text:p>
          </table:table-cell>
          <table:table-cell table:number-columns-repeated="2"/>
          <table:table-cell office:value-type="string" calcext:value-type="string">
            <text:p>906-0006</text:p>
          </table:table-cell>
          <table:table-cell table:number-columns-repeated="5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FIDT2</text:p>
          </table:table-cell>
          <table:table-cell office:value-type="string" calcext:value-type="string">
            <text:p>FID1MMRUND</text:p>
          </table:table-cell>
          <table:table-cell office:value-type="string" calcext:value-type="string">
            <text:p>n.b.</text:p>
          </table:table-cell>
          <table:table-cell table:number-columns-repeated="2"/>
          <table:table-cell office:value-type="string" calcext:value-type="string">
            <text:p>906-0006</text:p>
          </table:table-cell>
          <table:table-cell table:number-columns-repeated="5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FIDT3</text:p>
          </table:table-cell>
          <table:table-cell office:value-type="string" calcext:value-type="string">
            <text:p>FID1MMRUND</text:p>
          </table:table-cell>
          <table:table-cell office:value-type="string" calcext:value-type="string">
            <text:p>n.b.</text:p>
          </table:table-cell>
          <table:table-cell table:number-columns-repeated="2"/>
          <table:table-cell office:value-type="string" calcext:value-type="string">
            <text:p>906-0006</text:p>
          </table:table-cell>
          <table:table-cell table:number-columns-repeated="5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P_+3V3</text:p>
          </table:table-cell>
          <table:table-cell office:value-type="string" calcext:value-type="string">
            <text:p>TP_SMD_D1.0</text:p>
          </table:table-cell>
          <table:table-cell table:number-columns-repeated="2"/>
          <table:table-cell office:value-type="string" calcext:value-type="string">
            <text:p>TP on PCB</text:p>
          </table:table-cell>
          <table:table-cell table:number-columns-repeated="6"/>
          <table:table-cell table:style-name="ce11"/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P_+5V_USB</text:p>
          </table:table-cell>
          <table:table-cell office:value-type="string" calcext:value-type="string">
            <text:p>TP_SMD_D1.0</text:p>
          </table:table-cell>
          <table:table-cell table:number-columns-repeated="2"/>
          <table:table-cell office:value-type="string" calcext:value-type="string">
            <text:p>TP on PCB</text:p>
          </table:table-cell>
          <table:table-cell table:number-columns-repeated="6"/>
          <table:table-cell table:style-name="ce11"/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P_+5V_VM</text:p>
          </table:table-cell>
          <table:table-cell office:value-type="string" calcext:value-type="string">
            <text:p>TP_SMD_D1.0</text:p>
          </table:table-cell>
          <table:table-cell table:number-columns-repeated="2"/>
          <table:table-cell office:value-type="string" calcext:value-type="string">
            <text:p>TP on PCB</text:p>
          </table:table-cell>
          <table:table-cell table:number-columns-repeated="6"/>
          <table:table-cell table:style-name="ce11"/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P_+VM</text:p>
          </table:table-cell>
          <table:table-cell office:value-type="string" calcext:value-type="string">
            <text:p>TP_SMD_D1.0</text:p>
          </table:table-cell>
          <table:table-cell table:number-columns-repeated="2"/>
          <table:table-cell office:value-type="string" calcext:value-type="string">
            <text:p>TP on PCB</text:p>
          </table:table-cell>
          <table:table-cell table:number-columns-repeated="6"/>
          <table:table-cell table:style-name="ce11"/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P_5VOUT</text:p>
          </table:table-cell>
          <table:table-cell office:value-type="string" calcext:value-type="string">
            <text:p>TP_SMD_D1.0</text:p>
          </table:table-cell>
          <table:table-cell table:number-columns-repeated="2"/>
          <table:table-cell office:value-type="string" calcext:value-type="string">
            <text:p>TP on PCB</text:p>
          </table:table-cell>
          <table:table-cell table:number-columns-repeated="6"/>
          <table:table-cell table:style-name="ce11"/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P_10VOUT</text:p>
          </table:table-cell>
          <table:table-cell office:value-type="string" calcext:value-type="string">
            <text:p>TP_SMD_D1.0</text:p>
          </table:table-cell>
          <table:table-cell table:number-columns-repeated="2"/>
          <table:table-cell office:value-type="string" calcext:value-type="string">
            <text:p>TP on PCB</text:p>
          </table:table-cell>
          <table:table-cell table:number-columns-repeated="6"/>
          <table:table-cell table:style-name="ce11"/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P_GND101</text:p>
          </table:table-cell>
          <table:table-cell office:value-type="string" calcext:value-type="string">
            <text:p>TP_SMD_D1.0</text:p>
          </table:table-cell>
          <table:table-cell table:number-columns-repeated="2"/>
          <table:table-cell office:value-type="string" calcext:value-type="string">
            <text:p>TP on PCB</text:p>
          </table:table-cell>
          <table:table-cell table:number-columns-repeated="7"/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P_VCC</text:p>
          </table:table-cell>
          <table:table-cell office:value-type="string" calcext:value-type="string">
            <text:p>TP_SMD_D1.0</text:p>
          </table:table-cell>
          <table:table-cell table:number-columns-repeated="2"/>
          <table:table-cell office:value-type="string" calcext:value-type="string">
            <text:p>TP on PCB</text:p>
          </table:table-cell>
          <table:table-cell table:number-columns-repeated="7"/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P_VCC_IO</text:p>
          </table:table-cell>
          <table:table-cell office:value-type="string" calcext:value-type="string">
            <text:p>TP_SMD_D1.0</text:p>
          </table:table-cell>
          <table:table-cell table:number-columns-repeated="2"/>
          <table:table-cell office:value-type="string" calcext:value-type="string">
            <text:p>TP on PCB</text:p>
          </table:table-cell>
          <table:table-cell table:style-name="ce11"/>
          <table:table-cell table:number-columns-repeated="5"/>
          <table:table-cell table:style-name="ce11"/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P_VCP</text:p>
          </table:table-cell>
          <table:table-cell office:value-type="string" calcext:value-type="string">
            <text:p>TP_SMD_D1.0</text:p>
          </table:table-cell>
          <table:table-cell table:number-columns-repeated="2"/>
          <table:table-cell office:value-type="string" calcext:value-type="string">
            <text:p>TP on PCB</text:p>
          </table:table-cell>
          <table:table-cell table:number-columns-repeated="6"/>
          <table:table-cell table:style-name="ce11"/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P_GND102</text:p>
          </table:table-cell>
          <table:table-cell office:value-type="string" calcext:value-type="string">
            <text:p>LOETSTUETZPUNKT_1.0MM_VERO</text:p>
          </table:table-cell>
          <table:table-cell/>
          <table:table-cell office:value-type="string" calcext:value-type="string">
            <text:p>Lötstützpunkt 1mm</text:p>
          </table:table-cell>
          <table:table-cell office:value-type="string" calcext:value-type="string">
            <text:p>Lötstützpunkt Zn Bohrung 1.0mm TYP 20-213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RO</text:p>
          </table:table-cell>
          <table:table-cell office:value-type="string" calcext:value-type="string">
            <text:p>20-2137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8731128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P_GND104</text:p>
          </table:table-cell>
          <table:table-cell office:value-type="string" calcext:value-type="string">
            <text:p>LOETSTUETZPUNKT_1.0MM_VERO</text:p>
          </table:table-cell>
          <table:table-cell/>
          <table:table-cell office:value-type="string" calcext:value-type="string">
            <text:p>Lötstützpunkt 1mm</text:p>
          </table:table-cell>
          <table:table-cell office:value-type="string" calcext:value-type="string">
            <text:p>Lötstützpunkt Zn Bohrung 1.0mm TYP 20-213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RO</text:p>
          </table:table-cell>
          <table:table-cell office:value-type="string" calcext:value-type="string">
            <text:p>20-2137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8731128</text:p>
          </table:table-cell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TH1</text:p>
          </table:table-cell>
          <table:table-cell office:value-type="string" calcext:value-type="string">
            <text:p>MTHOLE3.2DK</text:p>
          </table:table-cell>
          <table:table-cell office:value-type="string" calcext:value-type="string">
            <text:p>n.b.</text:p>
          </table:table-cell>
          <table:table-cell table:number-columns-repeated="2" office:value-type="string" calcext:value-type="string">
            <text:p>Mounting Hole 3,2 mm DK</text:p>
          </table:table-cell>
          <table:table-cell table:number-columns-repeated="6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TH2</text:p>
          </table:table-cell>
          <table:table-cell office:value-type="string" calcext:value-type="string">
            <text:p>MTHOLE3.2DK</text:p>
          </table:table-cell>
          <table:table-cell office:value-type="string" calcext:value-type="string">
            <text:p>n.b.</text:p>
          </table:table-cell>
          <table:table-cell table:number-columns-repeated="2" office:value-type="string" calcext:value-type="string">
            <text:p>Mounting Hole 3,2 mm DK</text:p>
          </table:table-cell>
          <table:table-cell table:number-columns-repeated="6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TH3</text:p>
          </table:table-cell>
          <table:table-cell office:value-type="string" calcext:value-type="string">
            <text:p>MTHOLE3.2DK</text:p>
          </table:table-cell>
          <table:table-cell office:value-type="string" calcext:value-type="string">
            <text:p>n.b.</text:p>
          </table:table-cell>
          <table:table-cell table:number-columns-repeated="2" office:value-type="string" calcext:value-type="string">
            <text:p>Mounting Hole 3,2 mm DK</text:p>
          </table:table-cell>
          <table:table-cell table:number-columns-repeated="6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TH4</text:p>
          </table:table-cell>
          <table:table-cell office:value-type="string" calcext:value-type="string">
            <text:p>MTHOLE3.2DK</text:p>
          </table:table-cell>
          <table:table-cell office:value-type="string" calcext:value-type="string">
            <text:p>n.b.</text:p>
          </table:table-cell>
          <table:table-cell table:number-columns-repeated="2" office:value-type="string" calcext:value-type="string">
            <text:p>Mounting Hole 3,2 mm DK</text:p>
          </table:table-cell>
          <table:table-cell table:number-columns-repeated="6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CB1</text:p>
          </table:table-cell>
          <table:table-cell office:value-type="string" calcext:value-type="string">
            <text:p>PCB-DUMMY</text:p>
          </table:table-cell>
          <table:table-cell office:value-type="string" calcext:value-type="string">
            <text:p>n.b.</text:p>
          </table:table-cell>
          <table:table-cell table:number-columns-repeated="2" office:value-type="string" calcext:value-type="string">
            <text:p>PCB TMC5160-Eval</text:p>
          </table:table-cell>
          <table:table-cell table:number-columns-repeated="6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MT1</text:p>
          </table:table-cell>
          <table:table-cell office:value-type="string" calcext:value-type="string">
            <text:p>PMT-DUMMY</text:p>
          </table:table-cell>
          <table:table-cell office:value-type="string" calcext:value-type="string">
            <text:p>n.b.</text:p>
          </table:table-cell>
          <table:table-cell office:value-type="string" calcext:value-type="string">
            <text:p>PMT TMC5160-Eval</text:p>
          </table:table-cell>
          <table:table-cell office:value-type="string" calcext:value-type="string">
            <text:p>Pastenmaske Top TMC5160-Eval</text:p>
          </table:table-cell>
          <table:table-cell table:number-columns-repeated="6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UND1</text:p>
          </table:table-cell>
          <table:table-cell office:value-type="string" calcext:value-type="string">
            <text:p>SHEET-TMC</text:p>
          </table:table-cell>
          <table:table-cell table:number-columns-repeated="9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UND101</text:p>
          </table:table-cell>
          <table:table-cell office:value-type="string" calcext:value-type="string">
            <text:p>SHEET-TMC</text:p>
          </table:table-cell>
          <table:table-cell table:number-columns-repeated="9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UND201</text:p>
          </table:table-cell>
          <table:table-cell office:value-type="string" calcext:value-type="string">
            <text:p>SHEET-TMC</text:p>
          </table:table-cell>
          <table:table-cell table:number-columns-repeated="9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UND301</text:p>
          </table:table-cell>
          <table:table-cell office:value-type="string" calcext:value-type="string">
            <text:p>SHEET-TMC</text:p>
          </table:table-cell>
          <table:table-cell table:number-columns-repeated="9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X101</text:p>
          </table:table-cell>
          <table:table-cell office:value-type="string" calcext:value-type="string">
            <text:p>BULEI-2X22_SMD_MPE-098-3-044-1_TRINAMIC</text:p>
          </table:table-cell>
          <table:table-cell/>
          <table:table-cell office:value-type="string" calcext:value-type="string">
            <text:p>Interface to µC/MC</text:p>
          </table:table-cell>
          <table:table-cell office:value-type="string" calcext:value-type="string">
            <text:p>BUCHSENLEISTE, SMD, RM 2,54mm, 2X22 Pol. Stehend, beidseitig steckbar</text:p>
          </table:table-cell>
          <table:table-cell/>
          <table:table-cell office:value-type="string" calcext:value-type="string">
            <text:p>MPE-Garry</text:p>
          </table:table-cell>
          <table:table-cell office:value-type="string" calcext:value-type="string">
            <text:p>MPE-098-3-044-1-NFX-YT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HLE-122-02-F-DV-A</text:p>
          </table:table-cell>
          <table:table-cell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X102</text:p>
          </table:table-cell>
          <table:table-cell office:value-type="string" calcext:value-type="string">
            <text:p>RIA330_02_RM5</text:p>
          </table:table-cell>
          <table:table-cell/>
          <table:table-cell office:value-type="string" calcext:value-type="string">
            <text:p>RIA 330-02</text:p>
          </table:table-cell>
          <table:table-cell office:value-type="string" calcext:value-type="string">
            <text:p>Stiftleiste 2 Pol., RM 5mm, Einbaulage waagerecht, Steckkerstifte 1x1mm, geschlossene Wanne, kodierbar</text:p>
          </table:table-cell>
          <table:table-cell/>
          <table:table-cell office:value-type="string" calcext:value-type="string">
            <text:p>RIA</text:p>
          </table:table-cell>
          <table:table-cell table:style-name="ce11" office:value-type="string" calcext:value-type="string">
            <text:p>31330102</text:p>
          </table:table-cell>
          <table:table-cell table:number-columns-repeated="3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X103</text:p>
          </table:table-cell>
          <table:table-cell office:value-type="string" calcext:value-type="string">
            <text:p>RIA182_04_RM35</text:p>
          </table:table-cell>
          <table:table-cell/>
          <table:table-cell office:value-type="string" calcext:value-type="string">
            <text:p>RIA182-04</text:p>
          </table:table-cell>
          <table:table-cell office:value-type="string" calcext:value-type="string">
            <text:p>Stiftleiste für Schraubklemme 90°, RIA 182, RM 3,5 mm, 4 Pol.</text:p>
          </table:table-cell>
          <table:table-cell/>
          <table:table-cell office:value-type="string" calcext:value-type="string">
            <text:p>RIA</text:p>
          </table:table-cell>
          <table:table-cell table:style-name="ce11" office:value-type="string" calcext:value-type="string">
            <text:p>31182104</text:p>
          </table:table-cell>
          <table:table-cell table:number-columns-repeated="3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X104</text:p>
          </table:table-cell>
          <table:table-cell office:value-type="string" calcext:value-type="string">
            <text:p>RIA349_02_RM5</text:p>
          </table:table-cell>
          <table:table-cell/>
          <table:table-cell office:value-type="string" calcext:value-type="string">
            <text:p>RIA 349-2</text:p>
          </table:table-cell>
          <table:table-cell office:value-type="string" calcext:value-type="string">
            <text:p>Schraubklemme steckbar, RIA 349, RM 5 mm, 2 Pol.</text:p>
          </table:table-cell>
          <table:table-cell office:value-type="string" calcext:value-type="string">
            <text:p>470-0535R</text:p>
          </table:table-cell>
          <table:table-cell office:value-type="string" calcext:value-type="string">
            <text:p>RIA</text:p>
          </table:table-cell>
          <table:table-cell table:style-name="ce11" office:value-type="string" calcext:value-type="string">
            <text:p>31349102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X105</text:p>
          </table:table-cell>
          <table:table-cell office:value-type="string" calcext:value-type="string">
            <text:p>RIA169_04_RM35</text:p>
          </table:table-cell>
          <table:table-cell/>
          <table:table-cell office:value-type="string" calcext:value-type="string">
            <text:p>RIA 169-4</text:p>
          </table:table-cell>
          <table:table-cell office:value-type="string" calcext:value-type="string">
            <text:p>Schraubklemme steckbar, RIA169, RM3,5 mm, 4 Pol.</text:p>
          </table:table-cell>
          <table:table-cell office:value-type="string" calcext:value-type="string">
            <text:p>470-0438R</text:p>
          </table:table-cell>
          <table:table-cell office:value-type="string" calcext:value-type="string">
            <text:p>RIA</text:p>
          </table:table-cell>
          <table:table-cell table:style-name="ce11" office:value-type="string" calcext:value-type="string">
            <text:p>31169104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X201</text:p>
          </table:table-cell>
          <table:table-cell office:value-type="string" calcext:value-type="string">
            <text:p>STILEI-1X5_JUMPER</text:p>
          </table:table-cell>
          <table:table-cell/>
          <table:table-cell office:value-type="string" calcext:value-type="string">
            <text:p>Stiftleiste 1X5</text:p>
          </table:table-cell>
          <table:table-cell office:value-type="string" calcext:value-type="string">
            <text:p>STIFTLEISTE, RM 2,54mm, 1X5 Pol.</text:p>
          </table:table-cell>
          <table:table-cell/>
          <table:table-cell office:value-type="string" calcext:value-type="string">
            <text:p>Garry</text:p>
          </table:table-cell>
          <table:table-cell office:value-type="string" calcext:value-type="string">
            <text:p>STL1-1260GGT-005U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X202</text:p>
          </table:table-cell>
          <table:table-cell office:value-type="string" calcext:value-type="string">
            <text:p>STILEI-1X4_JUMPER</text:p>
          </table:table-cell>
          <table:table-cell/>
          <table:table-cell office:value-type="string" calcext:value-type="string">
            <text:p>Stiftleiste 1X4</text:p>
          </table:table-cell>
          <table:table-cell office:value-type="string" calcext:value-type="string">
            <text:p>STIFTLEISTE, RM2,54mm, 1X4 Pol.</text:p>
          </table:table-cell>
          <table:table-cell/>
          <table:table-cell office:value-type="string" calcext:value-type="string">
            <text:p>Garry</text:p>
          </table:table-cell>
          <table:table-cell office:value-type="string" calcext:value-type="string">
            <text:p>STL1-1260GGT-004U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X301</text:p>
          </table:table-cell>
          <table:table-cell office:value-type="string" calcext:value-type="string">
            <text:p>JUMPER-IEC-0603-1-2</text:p>
          </table:table-cell>
          <table:table-cell/>
          <table:table-cell office:value-type="string" calcext:value-type="string">
            <text:p>0R00-1-2</text:p>
          </table:table-cell>
          <table:table-cell office:value-type="string" calcext:value-type="string">
            <text:p>SMD-Jumper, 0603, default Pin 1 und 2 verbunden</text:p>
          </table:table-cell>
          <table:table-cell table:number-columns-repeated="7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X302</text:p>
          </table:table-cell>
          <table:table-cell office:value-type="string" calcext:value-type="string">
            <text:p>JUMPER_1X2_OPEN</text:p>
          </table:table-cell>
          <table:table-cell office:value-type="string" calcext:value-type="string">
            <text:p>n.b.</text:p>
          </table:table-cell>
          <table:table-cell office:value-type="string" calcext:value-type="string">
            <text:p>Stiftleiste 1X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X303</text:p>
          </table:table-cell>
          <table:table-cell office:value-type="string" calcext:value-type="string">
            <text:p>STILEI-1X3_JUMPER</text:p>
          </table:table-cell>
          <table:table-cell/>
          <table:table-cell office:value-type="string" calcext:value-type="string">
            <text:p>Stiftleiste 1X3</text:p>
          </table:table-cell>
          <table:table-cell office:value-type="string" calcext:value-type="string">
            <text:p>Stilftleiste 3Pol. Stehend, RM 2.54mm</text:p>
          </table:table-cell>
          <table:table-cell office:value-type="string" calcext:value-type="string">
            <text:p>470-0023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STL1-1260GGT-003U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EF1</text:p>
          </table:table-cell>
          <table:table-cell office:value-type="string" calcext:value-type="string">
            <text:p>DEF_GUF</text:p>
          </table:table-cell>
          <table:table-cell office:value-type="string" calcext:value-type="string">
            <text:p>n.b.</text:p>
          </table:table-cell>
          <table:table-cell/>
          <table:table-cell office:value-type="string" calcext:value-type="string">
            <text:p>Defekt Marker</text:p>
          </table:table-cell>
          <table:table-cell office:value-type="string" calcext:value-type="string">
            <text:p>906-0006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STL1-1260GGT-002U</text:p>
          </table:table-cell>
          <table:table-cell table:number-columns-repeated="3"/>
          <table:table-cell table:style-name="ce11"/>
          <table:table-cell office:value-type="string" calcext:value-type="string">
            <text:p>Top</text:p>
          </table:table-cell>
          <table:table-cell table:number-columns-repeated="16371"/>
        </table:table-row>
        <table:table-row table:style-name="ro2" table:number-rows-repeated="10484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ummuliert" table:style-name="ta2">
        <table:table-column table:style-name="co1" table:number-columns-repeated="257" table:default-cell-style-name="ce5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Kumulierte Materialliste</text:p>
          </table:table-cell>
          <table:table-cell table:style-name="ce4"/>
          <table:table-cell/>
          <table:table-cell table:style-name="ce8" table:number-columns-repeated="7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0"/>
          <table:table-cell table:number-columns-repeated="16358"/>
        </table:table-row>
        <table:table-row table:style-name="ro2">
          <table:table-cell table:style-name="ce18"/>
          <table:table-cell table:style-name="ce2"/>
          <table:table-cell table:style-name="ce6" office:value-type="string" calcext:value-type="string">
            <text:p>Platinenname:</text:p>
          </table:table-cell>
          <table:table-cell table:style-name="ce8" office:value-type="string" calcext:value-type="string">
            <text:p>TMC5160-EVAL_V31</text:p>
          </table:table-cell>
          <table:table-cell table:style-name="ce8" table:number-columns-repeated="6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0"/>
          <table:table-cell table:number-columns-repeated="16358"/>
        </table:table-row>
        <table:table-row table:style-name="ro2">
          <table:table-cell table:style-name="ce18"/>
          <table:table-cell table:style-name="ce2"/>
          <table:table-cell table:style-name="ce6" office:value-type="string" calcext:value-type="string">
            <text:p>Datum:</text:p>
          </table:table-cell>
          <table:table-cell table:style-name="ce9" office:value-type="string" calcext:value-type="string">
            <text:p>29.12.2017</text:p>
          </table:table-cell>
          <table:table-cell table:style-name="ce8" table:number-columns-repeated="6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0"/>
          <table:table-cell table:number-columns-repeated="16358"/>
        </table:table-row>
        <table:table-row table:style-name="ro2">
          <table:table-cell table:style-name="ce18"/>
          <table:table-cell table:style-name="ce2"/>
          <table:table-cell table:style-name="ce6" office:value-type="string" calcext:value-type="string">
            <text:p>Uhrzeit:</text:p>
          </table:table-cell>
          <table:table-cell table:style-name="ce9" office:value-type="string" calcext:value-type="string">
            <text:p>18:36</text:p>
          </table:table-cell>
          <table:table-cell table:style-name="ce8"/>
          <table:table-cell/>
          <table:table-cell table:style-name="ce8" table:number-columns-repeated="4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0"/>
          <table:table-cell table:number-columns-repeated="16358"/>
        </table:table-row>
        <table:table-row table:style-name="ro2">
          <table:table-cell table:style-name="ce18"/>
          <table:table-cell table:style-name="ce2"/>
          <table:table-cell table:style-name="ce7" office:value-type="string" calcext:value-type="string">
            <text:p>Erstellt durch:</text:p>
          </table:table-cell>
          <table:table-cell table:style-name="ce3" office:value-type="string" calcext:value-type="string">
            <text:p>MM</text:p>
          </table:table-cell>
          <table:table-cell table:style-name="ce8" table:number-columns-repeated="2"/>
          <table:table-cell table:style-name="ce3"/>
          <table:table-cell table:style-name="ce8" table:number-columns-repeated="3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0"/>
          <table:table-cell table:number-columns-repeated="16358"/>
        </table:table-row>
        <table:table-row table:style-name="ro2">
          <table:table-cell table:style-name="ce18"/>
          <table:table-cell table:style-name="ce2"/>
          <table:table-cell table:style-name="ce6" office:value-type="string" calcext:value-type="string">
            <text:p>Schaltungs Variante:</text:p>
          </table:table-cell>
          <table:table-cell table:style-name="ce10" office:value-type="string" calcext:value-type="string">
            <text:p>Default</text:p>
          </table:table-cell>
          <table:table-cell table:style-name="ce8" table:number-columns-repeated="6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0"/>
          <table:table-cell table:number-columns-repeated="16358"/>
        </table:table-row>
        <table:table-row table:style-name="ro2">
          <table:table-cell table:style-name="ce18"/>
          <table:table-cell table:style-name="ce2"/>
          <table:table-cell table:style-name="ce6" office:value-type="string" calcext:value-type="string">
            <text:p>Bestueckungs Option:</text:p>
          </table:table-cell>
          <table:table-cell table:style-name="ce10" office:value-type="string" calcext:value-type="string">
            <text:p>alle</text:p>
          </table:table-cell>
          <table:table-cell table:style-name="ce8" table:number-columns-repeated="6"/>
          <table:table-cell table:style-name="ce12"/>
          <table:table-cell table:style-name="ce14"/>
          <table:table-cell table:style-name="ce8"/>
          <table:table-cell table:style-name="ce14"/>
          <table:table-cell table:style-name="ce16" table:number-columns-repeated="2"/>
          <table:table-cell table:style-name="ce17" table:number-columns-repeated="10"/>
          <table:table-cell table:number-columns-repeated="16358"/>
        </table:table-row>
        <table:table-row table:style-name="ro2">
          <table:table-cell table:style-name="ce18" table:formula="of:=SUM([.A10:.A1500])" office:value-type="float" office:value="113" calcext:value-type="float">
            <text:p>113</text:p>
          </table:table-cell>
          <table:table-cell table:style-name="ce3" table:number-columns-repeated="3"/>
          <table:table-cell table:style-name="ce8" table:number-columns-repeated="6"/>
          <table:table-cell table:style-name="ce12"/>
          <table:table-cell table:style-name="ce14"/>
          <table:table-cell table:style-name="ce8"/>
          <table:table-cell table:style-name="ce14"/>
          <table:table-cell table:style-name="ce20" office:value-type="float" office:value="1" calcext:value-type="float">
            <text:p>1</text:p>
          </table:table-cell>
          <table:table-cell table:style-name="ce16"/>
          <table:table-cell table:style-name="ce17" table:number-columns-repeated="5"/>
          <table:table-cell table:style-name="ce15"/>
          <table:table-cell table:style-name="ce17" table:number-columns-repeated="4"/>
          <table:table-cell table:number-columns-repeated="16358"/>
        </table:table-row>
        <table:table-row table:style-name="ro2">
          <table:table-cell table:style-name="ce18" office:value-type="string" calcext:value-type="string">
            <text:p>Anzahl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Wert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G&amp;F-NR</text:p>
          </table:table-cell>
          <table:table-cell table:style-name="ce4" office:value-type="string" calcext:value-type="string">
            <text:p>Hersteller</text:p>
          </table:table-cell>
          <table:table-cell table:style-name="ce4" office:value-type="string" calcext:value-type="string">
            <text:p>Herst.-Nr.</text:p>
          </table:table-cell>
          <table:table-cell table:style-name="ce4" office:value-type="string" calcext:value-type="string">
            <text:p>Hersteller</text:p>
          </table:table-cell>
          <table:table-cell table:style-name="ce13" office:value-type="string" calcext:value-type="string">
            <text:p>Herst.-Nr.</text:p>
          </table:table-cell>
          <table:table-cell table:style-name="ce15" office:value-type="string" calcext:value-type="string">
            <text:p>Lieferant</text:p>
          </table:table-cell>
          <table:table-cell table:style-name="ce4" office:value-type="string" calcext:value-type="string">
            <text:p>Best.-Nr.</text:p>
          </table:table-cell>
          <table:table-cell table:style-name="ce15" office:value-type="string" calcext:value-type="string">
            <text:p>Lage</text:p>
          </table:table-cell>
          <table:table-cell table:style-name="ce21" office:value-type="string" calcext:value-type="string">
            <text:p>Boards</text:p>
          </table:table-cell>
          <table:table-cell table:style-name="ce23" office:value-type="string" calcext:value-type="string">
            <text:p>Summe</text:p>
          </table:table-cell>
          <table:table-cell table:style-name="ce17" office:value-type="string" calcext:value-type="string">
            <text:p>Distributor</text:p>
          </table:table-cell>
          <table:table-cell table:style-name="ce17" office:value-type="string" calcext:value-type="string">
            <text:p>BestNr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Anzahl Bestellen</text:p>
          </table:table-cell>
          <table:table-cell table:style-name="ce17" office:value-type="string" calcext:value-type="string">
            <text:p>Wo</text:p>
          </table:table-cell>
          <table:table-cell table:style-name="ce15" office:value-type="string" calcext:value-type="string">
            <text:p>BestNr</text:p>
          </table:table-cell>
          <table:table-cell table:style-name="ce17" office:value-type="string" calcext:value-type="string">
            <text:p>Status</text:p>
          </table:table-cell>
          <table:table-cell table:style-name="ce17" office:value-type="string" calcext:value-type="string">
            <text:p>Bestelldaten</text:p>
          </table:table-cell>
          <table:table-cell table:style-name="ce17" office:value-type="string" calcext:value-type="string">
            <text:p>FertigungsHinweis</text:p>
          </table:table-cell>
          <table:table-cell table:style-name="ce28" office:value-type="string" calcext:value-type="string">
            <text:p>AssemblyInfo</text:p>
          </table:table-cell>
          <table:table-cell table:number-columns-repeated="16358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R201,R202,R203</text:p>
          </table:table-cell>
          <table:table-cell office:value-type="string" calcext:value-type="string">
            <text:p>0603/4K70/1%</text:p>
          </table:table-cell>
          <table:table-cell/>
          <table:table-cell office:value-type="string" calcext:value-type="string">
            <text:p>4k70/1%</text:p>
          </table:table-cell>
          <table:table-cell office:value-type="string" calcext:value-type="string">
            <text:p>SMD-Resistor, 0603, 0,063W, 1%, 100ppm</text:p>
          </table:table-cell>
          <table:table-cell table:number-columns-repeated="7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0]*[.O10]" office:value-type="float" office:value="3" calcext:value-type="float">
            <text:p>3</text:p>
          </table:table-cell>
          <table:table-cell table:style-name="ce25" table:formula="of:=IF([.P10]&gt;0;[.L10];&quot;&quot;)" office:value-type="float" office:value="0" calcext:value-type="float">
            <text:p>0</text:p>
          </table:table-cell>
          <table:table-cell table:style-name="ce25" table:formula="of:=IF([.P10]&gt;0;[.M10];&quot;&quot;)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3"/>
          <table:table-cell table:style-name="ce27" table:formula="of:=IF([.U10]=&quot;Farnell&quot;;[.V10]&amp;&quot;,&quot;&amp;[.T10]&amp;&quot;,&quot;&amp;&quot;Pos &quot;&amp;[.S10];&quot;&quot;)">
            <text:p/>
          </table:table-cell>
          <table:table-cell/>
          <table:table-cell table:style-name="ce27" table:formula="of:=IF([.S10]&lt;&gt;&quot;&quot;;[.C10]&amp;&quot;=&quot;&amp;&quot;Pos &quot;&amp;[.S10]&amp;&quot; &quot;&amp;[.Y10];&quot;&quot;)" office:value-type="string" office:string-value="0603/4K70/1%=Pos 1 " calcext:value-type="string">
            <text:p>0603/4K70/1%=Pos 1 </text:p>
          </table:table-cell>
          <table:table-cell table:number-columns-repeated="16358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R204,R205,R206</text:p>
          </table:table-cell>
          <table:table-cell office:value-type="string" calcext:value-type="string">
            <text:p>0603/1K00/1%</text:p>
          </table:table-cell>
          <table:table-cell/>
          <table:table-cell office:value-type="string" calcext:value-type="string">
            <text:p>1k00/1%</text:p>
          </table:table-cell>
          <table:table-cell office:value-type="string" calcext:value-type="string">
            <text:p>SMD-Resistor, 0603, 0,1W, 1%, 100ppm</text:p>
          </table:table-cell>
          <table:table-cell office:value-type="string" calcext:value-type="string">
            <text:p>101-0057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8907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1]*[.O11]" office:value-type="float" office:value="3" calcext:value-type="float">
            <text:p>3</text:p>
          </table:table-cell>
          <table:table-cell table:style-name="ce25" table:formula="of:=IF([.P11]&gt;0;[.L11];&quot;&quot;)" office:value-type="string" office:string-value="Farnell" calcext:value-type="string">
            <text:p>Farnell</text:p>
          </table:table-cell>
          <table:table-cell table:style-name="ce25" table:formula="of:=IF([.P11]&gt;0;[.M11];&quot;&quot;)" office:value-type="string" office:string-value="2078907" calcext:value-type="string">
            <text:p>2078907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3"/>
          <table:table-cell table:style-name="ce27" table:formula="of:=IF([.U11]=&quot;Farnell&quot;;[.V11]&amp;&quot;,&quot;&amp;[.T11]&amp;&quot;,&quot;&amp;&quot;Pos &quot;&amp;[.S11];&quot;&quot;)">
            <text:p/>
          </table:table-cell>
          <table:table-cell/>
          <table:table-cell table:style-name="ce27" table:formula="of:=IF([.S11]&lt;&gt;&quot;&quot;;[.C11]&amp;&quot;=&quot;&amp;&quot;Pos &quot;&amp;[.S11]&amp;&quot; &quot;&amp;[.Y11];&quot;&quot;)" office:value-type="string" office:string-value="0603/1K00/1%=Pos 2 " calcext:value-type="string">
            <text:p>0603/1K00/1%=Pos 2 </text:p>
          </table:table-cell>
          <table:table-cell table:number-columns-repeated="16358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R207,R208</text:p>
          </table:table-cell>
          <table:table-cell office:value-type="string" calcext:value-type="string">
            <text:p>0603/10K0/1%</text:p>
          </table:table-cell>
          <table:table-cell/>
          <table:table-cell office:value-type="string" calcext:value-type="string">
            <text:p>10k0/1%</text:p>
          </table:table-cell>
          <table:table-cell office:value-type="string" calcext:value-type="string">
            <text:p>SMD-Resistor, 0603, 0,063W, 1%, 100ppm</text:p>
          </table:table-cell>
          <table:table-cell office:value-type="string" calcext:value-type="string">
            <text:p>101-0006R</text:p>
          </table:table-cell>
          <table:table-cell table:number-columns-repeated="4"/>
          <table:table-cell office:value-type="string" calcext:value-type="string">
            <text:p>Bürklin</text:p>
          </table:table-cell>
          <table:table-cell table:style-name="ce11" office:value-type="string" calcext:value-type="string">
            <text:p>26E816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2]*[.O12]" office:value-type="float" office:value="2" calcext:value-type="float">
            <text:p>2</text:p>
          </table:table-cell>
          <table:table-cell table:style-name="ce25" table:formula="of:=IF([.P12]&gt;0;[.L12];&quot;&quot;)" office:value-type="string" office:string-value="Bürklin" calcext:value-type="string">
            <text:p>Bürklin</text:p>
          </table:table-cell>
          <table:table-cell table:style-name="ce25" table:formula="of:=IF([.P12]&gt;0;[.M12];&quot;&quot;)" office:value-type="string" office:string-value="26E816" calcext:value-type="string">
            <text:p>26E816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6" table:number-columns-repeated="3"/>
          <table:table-cell table:style-name="ce27" table:formula="of:=IF([.U12]=&quot;Farnell&quot;;[.V12]&amp;&quot;,&quot;&amp;[.T12]&amp;&quot;,&quot;&amp;&quot;Pos &quot;&amp;[.S12];&quot;&quot;)">
            <text:p/>
          </table:table-cell>
          <table:table-cell/>
          <table:table-cell table:style-name="ce27" table:formula="of:=IF([.S12]&lt;&gt;&quot;&quot;;[.C12]&amp;&quot;=&quot;&amp;&quot;Pos &quot;&amp;[.S12]&amp;&quot; &quot;&amp;[.Y12];&quot;&quot;)" office:value-type="string" office:string-value="0603/10K0/1%=Pos 3 " calcext:value-type="string">
            <text:p>0603/10K0/1%=Pos 3 </text:p>
          </table:table-cell>
          <table:table-cell table:number-columns-repeated="16358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R209,R210</text:p>
          </table:table-cell>
          <table:table-cell office:value-type="string" calcext:value-type="string">
            <text:p>0603/N.B.</text:p>
          </table:table-cell>
          <table:table-cell table:number-columns-repeated="2" office:value-type="string" calcext:value-type="string">
            <text:p>n.b.</text:p>
          </table:table-cell>
          <table:table-cell office:value-type="string" calcext:value-type="string">
            <text:p>SMD-Resistor, 0603, 0,063W, 1%</text:p>
          </table:table-cell>
          <table:table-cell office:value-type="string" calcext:value-type="string">
            <text:p>906-0002</text:p>
          </table:table-cell>
          <table:table-cell table:number-columns-repeated="6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3]*[.O13]" office:value-type="float" office:value="2" calcext:value-type="float">
            <text:p>2</text:p>
          </table:table-cell>
          <table:table-cell table:style-name="ce25" table:formula="of:=IF([.P13]&gt;0;[.L13];&quot;&quot;)" office:value-type="float" office:value="0" calcext:value-type="float">
            <text:p>0</text:p>
          </table:table-cell>
          <table:table-cell table:style-name="ce25" table:formula="of:=IF([.P13]&gt;0;[.M13];&quot;&quot;)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6" table:number-columns-repeated="3"/>
          <table:table-cell table:style-name="ce27" table:formula="of:=IF([.U13]=&quot;Farnell&quot;;[.V13]&amp;&quot;,&quot;&amp;[.T13]&amp;&quot;,&quot;&amp;&quot;Pos &quot;&amp;[.S13];&quot;&quot;)">
            <text:p/>
          </table:table-cell>
          <table:table-cell/>
          <table:table-cell table:style-name="ce27" table:formula="of:=IF([.S13]&lt;&gt;&quot;&quot;;[.C13]&amp;&quot;=&quot;&amp;&quot;Pos &quot;&amp;[.S13]&amp;&quot; &quot;&amp;[.Y13];&quot;&quot;)" office:value-type="string" office:string-value="0603/N.B.=Pos 4 " calcext:value-type="string">
            <text:p>0603/N.B.=Pos 4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R211,R302</text:p>
          </table:table-cell>
          <table:table-cell office:value-type="string" calcext:value-type="string">
            <text:p>0603/0R</text:p>
          </table:table-cell>
          <table:table-cell/>
          <table:table-cell office:value-type="string" calcext:value-type="string">
            <text:p>0R</text:p>
          </table:table-cell>
          <table:table-cell office:value-type="string" calcext:value-type="string">
            <text:p>SMD-Resistor, IEC-0603, 0,063W, 5%</text:p>
          </table:table-cell>
          <table:table-cell office:value-type="string" calcext:value-type="string">
            <text:p>100-0065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69739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4]*[.O14]" office:value-type="float" office:value="1" calcext:value-type="float">
            <text:p>1</text:p>
          </table:table-cell>
          <table:table-cell table:style-name="ce25" table:formula="of:=IF([.P14]&gt;0;[.L14];&quot;&quot;)" office:value-type="string" office:string-value="Farnell" calcext:value-type="string">
            <text:p>Farnell</text:p>
          </table:table-cell>
          <table:table-cell table:style-name="ce25" table:formula="of:=IF([.P14]&gt;0;[.M14];&quot;&quot;)" office:value-type="string" office:string-value="1469739" calcext:value-type="string">
            <text:p>1469739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6" table:number-columns-repeated="3"/>
          <table:table-cell table:style-name="ce27" table:formula="of:=IF([.U14]=&quot;Farnell&quot;;[.V14]&amp;&quot;,&quot;&amp;[.T14]&amp;&quot;,&quot;&amp;&quot;Pos &quot;&amp;[.S14];&quot;&quot;)">
            <text:p/>
          </table:table-cell>
          <table:table-cell/>
          <table:table-cell table:style-name="ce27" table:formula="of:=IF([.S14]&lt;&gt;&quot;&quot;;[.C14]&amp;&quot;=&quot;&amp;&quot;Pos &quot;&amp;[.S14]&amp;&quot; &quot;&amp;[.Y14];&quot;&quot;)" office:value-type="string" office:string-value="0603/0R=Pos 5 " calcext:value-type="string">
            <text:p>0603/0R=Pos 5 </text:p>
          </table:table-cell>
          <table:table-cell table:number-columns-repeated="16358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R212,R303,R304</text:p>
          </table:table-cell>
          <table:table-cell office:value-type="string" calcext:value-type="string">
            <text:p>0603/0R</text:p>
          </table:table-cell>
          <table:table-cell office:value-type="string" calcext:value-type="string">
            <text:p>n.b.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-Resistor, IEC-0603, 0,063W, 5%</text:p>
          </table:table-cell>
          <table:table-cell office:value-type="string" calcext:value-type="string">
            <text:p>100-0065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69739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5]*[.O15]" office:value-type="float" office:value="3" calcext:value-type="float">
            <text:p>3</text:p>
          </table:table-cell>
          <table:table-cell table:style-name="ce25" table:formula="of:=IF([.P15]&gt;0;[.L15];&quot;&quot;)" office:value-type="string" office:string-value="Farnell" calcext:value-type="string">
            <text:p>Farnell</text:p>
          </table:table-cell>
          <table:table-cell table:style-name="ce25" table:formula="of:=IF([.P15]&gt;0;[.M15];&quot;&quot;)" office:value-type="string" office:string-value="1469739" calcext:value-type="string">
            <text:p>1469739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6" table:number-columns-repeated="3"/>
          <table:table-cell table:style-name="ce27" table:formula="of:=IF([.U15]=&quot;Farnell&quot;;[.V15]&amp;&quot;,&quot;&amp;[.T15]&amp;&quot;,&quot;&amp;&quot;Pos &quot;&amp;[.S15];&quot;&quot;)">
            <text:p/>
          </table:table-cell>
          <table:table-cell/>
          <table:table-cell table:style-name="ce27" table:formula="of:=IF([.S15]&lt;&gt;&quot;&quot;;[.C15]&amp;&quot;=&quot;&amp;&quot;Pos &quot;&amp;[.S15]&amp;&quot; &quot;&amp;[.Y15];&quot;&quot;)" office:value-type="string" office:string-value="0603/0R=Pos 6 " calcext:value-type="string">
            <text:p>0603/0R=Pos 6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0603/2R20/1%</text:p>
          </table:table-cell>
          <table:table-cell/>
          <table:table-cell office:value-type="string" calcext:value-type="string">
            <text:p>2R20 1%</text:p>
          </table:table-cell>
          <table:table-cell office:value-type="string" calcext:value-type="string">
            <text:p>SMD-Resistor, IEC-0603, 0,063W, 1%</text:p>
          </table:table-cell>
          <table:table-cell table:number-columns-repeated="5"/>
          <table:table-cell office:value-type="string" calcext:value-type="string">
            <text:p>Farnell</text:p>
          </table:table-cell>
          <table:table-cell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6]*[.O16]" office:value-type="float" office:value="1" calcext:value-type="float">
            <text:p>1</text:p>
          </table:table-cell>
          <table:table-cell table:style-name="ce25" table:formula="of:=IF([.P16]&gt;0;[.L16];&quot;&quot;)" office:value-type="string" office:string-value="Farnell" calcext:value-type="string">
            <text:p>Farnell</text:p>
          </table:table-cell>
          <table:table-cell table:style-name="ce25" table:formula="of:=IF([.P16]&gt;0;[.M16];&quot;&quot;)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26" table:number-columns-repeated="3"/>
          <table:table-cell table:style-name="ce27" table:formula="of:=IF([.U16]=&quot;Farnell&quot;;[.V16]&amp;&quot;,&quot;&amp;[.T16]&amp;&quot;,&quot;&amp;&quot;Pos &quot;&amp;[.S16];&quot;&quot;)">
            <text:p/>
          </table:table-cell>
          <table:table-cell/>
          <table:table-cell table:style-name="ce27" table:formula="of:=IF([.S16]&lt;&gt;&quot;&quot;;[.C16]&amp;&quot;=&quot;&amp;&quot;Pos &quot;&amp;[.S16]&amp;&quot; &quot;&amp;[.Y16];&quot;&quot;)" office:value-type="string" office:string-value="0603/2R20/1%=Pos 7 " calcext:value-type="string">
            <text:p>0603/2R20/1%=Pos 7 </text:p>
          </table:table-cell>
          <table:table-cell table:number-columns-repeated="16358"/>
        </table:table-row>
        <table:table-row table:style-name="ro2">
          <table:table-cell table:style-name="ce19" office:value-type="float" office:value="8" calcext:value-type="float">
            <text:p>8</text:p>
          </table:table-cell>
          <table:table-cell office:value-type="string" calcext:value-type="string">
            <text:p>R306,R307,R308,R309,R310,R311,R312,R313</text:p>
          </table:table-cell>
          <table:table-cell office:value-type="string" calcext:value-type="string">
            <text:p>0603/10R0/1%</text:p>
          </table:table-cell>
          <table:table-cell/>
          <table:table-cell office:value-type="string" calcext:value-type="string">
            <text:p>10R0/1%</text:p>
          </table:table-cell>
          <table:table-cell office:value-type="string" calcext:value-type="string">
            <text:p>SMD-Resistor, 0603, 0,063W, 1%, 100ppm</text:p>
          </table:table-cell>
          <table:table-cell office:value-type="string" calcext:value-type="string">
            <text:p>101-0003R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8895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7]*[.O17]" office:value-type="float" office:value="8" calcext:value-type="float">
            <text:p>8</text:p>
          </table:table-cell>
          <table:table-cell table:style-name="ce25" table:formula="of:=IF([.P17]&gt;0;[.L17];&quot;&quot;)" office:value-type="string" office:string-value="Farnell" calcext:value-type="string">
            <text:p>Farnell</text:p>
          </table:table-cell>
          <table:table-cell table:style-name="ce25" table:formula="of:=IF([.P17]&gt;0;[.M17];&quot;&quot;)" office:value-type="string" office:string-value="2078895" calcext:value-type="string">
            <text:p>2078895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6" table:number-columns-repeated="3"/>
          <table:table-cell table:style-name="ce27" table:formula="of:=IF([.U17]=&quot;Farnell&quot;;[.V17]&amp;&quot;,&quot;&amp;[.T17]&amp;&quot;,&quot;&amp;&quot;Pos &quot;&amp;[.S17];&quot;&quot;)">
            <text:p/>
          </table:table-cell>
          <table:table-cell/>
          <table:table-cell table:style-name="ce27" table:formula="of:=IF([.S17]&lt;&gt;&quot;&quot;;[.C17]&amp;&quot;=&quot;&amp;&quot;Pos &quot;&amp;[.S17]&amp;&quot; &quot;&amp;[.Y17];&quot;&quot;)" office:value-type="string" office:string-value="0603/10R0/1%=Pos 8 " calcext:value-type="string">
            <text:p>0603/10R0/1%=Pos 8 </text:p>
          </table:table-cell>
          <table:table-cell table:number-columns-repeated="16358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R314,R315,R316,R317</text:p>
          </table:table-cell>
          <table:table-cell office:value-type="string" calcext:value-type="string">
            <text:p>0603/47R0/1%</text:p>
          </table:table-cell>
          <table:table-cell/>
          <table:table-cell office:value-type="string" calcext:value-type="string">
            <text:p>47R0/1%</text:p>
          </table:table-cell>
          <table:table-cell office:value-type="string" calcext:value-type="string">
            <text:p>SMD-Resistor, IEC-0603, 0,063W, 1%</text:p>
          </table:table-cell>
          <table:table-cell office:value-type="string" calcext:value-type="string">
            <text:p>100-0019</text:p>
          </table:table-cell>
          <table:table-cell table:number-columns-repeated="6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8]*[.O18]" office:value-type="float" office:value="4" calcext:value-type="float">
            <text:p>4</text:p>
          </table:table-cell>
          <table:table-cell table:style-name="ce25" table:formula="of:=IF([.P18]&gt;0;[.L18];&quot;&quot;)" office:value-type="float" office:value="0" calcext:value-type="float">
            <text:p>0</text:p>
          </table:table-cell>
          <table:table-cell table:style-name="ce25" table:formula="of:=IF([.P18]&gt;0;[.M18];&quot;&quot;)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26" table:number-columns-repeated="3"/>
          <table:table-cell table:style-name="ce27" table:formula="of:=IF([.U18]=&quot;Farnell&quot;;[.V18]&amp;&quot;,&quot;&amp;[.T18]&amp;&quot;,&quot;&amp;&quot;Pos &quot;&amp;[.S18];&quot;&quot;)">
            <text:p/>
          </table:table-cell>
          <table:table-cell/>
          <table:table-cell table:style-name="ce27" table:formula="of:=IF([.S18]&lt;&gt;&quot;&quot;;[.C18]&amp;&quot;=&quot;&amp;&quot;Pos &quot;&amp;[.S18]&amp;&quot; &quot;&amp;[.Y18];&quot;&quot;)" office:value-type="string" office:string-value="0603/47R0/1%=Pos 9 " calcext:value-type="string">
            <text:p>0603/47R0/1%=Pos 9 </text:p>
          </table:table-cell>
          <table:table-cell table:number-columns-repeated="16358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R318,R319</text:p>
          </table:table-cell>
          <table:table-cell office:value-type="string" calcext:value-type="string">
            <text:p>2512/0R05/1W</text:p>
          </table:table-cell>
          <table:table-cell/>
          <table:table-cell office:value-type="string" calcext:value-type="string">
            <text:p>0R05/1W</text:p>
          </table:table-cell>
          <table:table-cell office:value-type="string" calcext:value-type="string">
            <text:p>SMD-Resistor, 2512, 1 W, 1 %, 100ppm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L1WKF50M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577586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9]*[.O19]" office:value-type="float" office:value="2" calcext:value-type="float">
            <text:p>2</text:p>
          </table:table-cell>
          <table:table-cell table:style-name="ce25" table:formula="of:=IF([.P19]&gt;0;[.L19];&quot;&quot;)" office:value-type="string" office:string-value="Farnell" calcext:value-type="string">
            <text:p>Farnell</text:p>
          </table:table-cell>
          <table:table-cell table:style-name="ce25" table:formula="of:=IF([.P19]&gt;0;[.M19];&quot;&quot;)" office:value-type="string" office:string-value="1577586" calcext:value-type="string">
            <text:p>1577586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26" table:number-columns-repeated="3"/>
          <table:table-cell table:style-name="ce27" table:formula="of:=IF([.U19]=&quot;Farnell&quot;;[.V19]&amp;&quot;,&quot;&amp;[.T19]&amp;&quot;,&quot;&amp;&quot;Pos &quot;&amp;[.S19];&quot;&quot;)">
            <text:p/>
          </table:table-cell>
          <table:table-cell/>
          <table:table-cell table:style-name="ce27" table:formula="of:=IF([.S19]&lt;&gt;&quot;&quot;;[.C19]&amp;&quot;=&quot;&amp;&quot;Pos &quot;&amp;[.S19]&amp;&quot; &quot;&amp;[.Y19];&quot;&quot;)" office:value-type="string" office:string-value="2512/0R05/1W=Pos 10 " calcext:value-type="string">
            <text:p>2512/0R05/1W=Pos 10 </text:p>
          </table:table-cell>
          <table:table-cell table:number-columns-repeated="16358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R322,R323</text:p>
          </table:table-cell>
          <table:table-cell office:value-type="string" calcext:value-type="string">
            <text:p>2512/0R05/1W</text:p>
          </table:table-cell>
          <table:table-cell office:value-type="string" calcext:value-type="string">
            <text:p>n.b.</text:p>
          </table:table-cell>
          <table:table-cell office:value-type="string" calcext:value-type="string">
            <text:p>0R05/1W</text:p>
          </table:table-cell>
          <table:table-cell office:value-type="string" calcext:value-type="string">
            <text:p>SMD-Resistor, 2512, 1 W, 1 %, 100ppm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L1WKF50M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577586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20]*[.O20]" office:value-type="float" office:value="2" calcext:value-type="float">
            <text:p>2</text:p>
          </table:table-cell>
          <table:table-cell table:style-name="ce25" table:formula="of:=IF([.P20]&gt;0;[.L20];&quot;&quot;)" office:value-type="string" office:string-value="Farnell" calcext:value-type="string">
            <text:p>Farnell</text:p>
          </table:table-cell>
          <table:table-cell table:style-name="ce25" table:formula="of:=IF([.P20]&gt;0;[.M20];&quot;&quot;)" office:value-type="string" office:string-value="1577586" calcext:value-type="string">
            <text:p>1577586</text:p>
          </table:table-cell>
          <table:table-cell table:style-name="ce19" office:value-type="float" office:value="11" calcext:value-type="float">
            <text:p>11</text:p>
          </table:table-cell>
          <table:table-cell table:style-name="ce19"/>
          <table:table-cell table:style-name="ce26" table:number-columns-repeated="3"/>
          <table:table-cell table:style-name="ce27" table:formula="of:=IF([.U20]=&quot;Farnell&quot;;[.V20]&amp;&quot;,&quot;&amp;[.T20]&amp;&quot;,&quot;&amp;&quot;Pos &quot;&amp;[.S20];&quot;&quot;)">
            <text:p/>
          </table:table-cell>
          <table:table-cell/>
          <table:table-cell table:style-name="ce27" table:formula="of:=IF([.S20]&lt;&gt;&quot;&quot;;[.C20]&amp;&quot;=&quot;&amp;&quot;Pos &quot;&amp;[.S20]&amp;&quot; &quot;&amp;[.Y20];&quot;&quot;)" office:value-type="string" office:string-value="2512/0R05/1W=Pos 11 " calcext:value-type="string">
            <text:p>2512/0R05/1W=Pos 11 </text:p>
          </table:table-cell>
          <table:table-cell table:number-columns-repeated="16358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C101,C102,C103,C104</text:p>
          </table:table-cell>
          <table:table-cell office:value-type="string" calcext:value-type="string">
            <text:p>0603/1NF/100V</text:p>
          </table:table-cell>
          <table:table-cell/>
          <table:table-cell office:value-type="string" calcext:value-type="string">
            <text:p>1nF/100V</text:p>
          </table:table-cell>
          <table:table-cell office:value-type="string" calcext:value-type="string">
            <text:p>Multilayer Chip Capacitors, X7R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102K1RACT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14606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21]*[.O21]" office:value-type="float" office:value="4" calcext:value-type="float">
            <text:p>4</text:p>
          </table:table-cell>
          <table:table-cell table:style-name="ce25" table:formula="of:=IF([.P21]&gt;0;[.L21];&quot;&quot;)" office:value-type="string" office:string-value="Farnell" calcext:value-type="string">
            <text:p>Farnell</text:p>
          </table:table-cell>
          <table:table-cell table:style-name="ce25" table:formula="of:=IF([.P21]&gt;0;[.M21];&quot;&quot;)" office:value-type="string" office:string-value="1414606" calcext:value-type="string">
            <text:p>1414606</text:p>
          </table:table-cell>
          <table:table-cell table:style-name="ce19" office:value-type="float" office:value="12" calcext:value-type="float">
            <text:p>12</text:p>
          </table:table-cell>
          <table:table-cell table:style-name="ce19"/>
          <table:table-cell table:style-name="ce26" table:number-columns-repeated="3"/>
          <table:table-cell table:style-name="ce27" table:formula="of:=IF([.U21]=&quot;Farnell&quot;;[.V21]&amp;&quot;,&quot;&amp;[.T21]&amp;&quot;,&quot;&amp;&quot;Pos &quot;&amp;[.S21];&quot;&quot;)">
            <text:p/>
          </table:table-cell>
          <table:table-cell/>
          <table:table-cell table:style-name="ce27" table:formula="of:=IF([.S21]&lt;&gt;&quot;&quot;;[.C21]&amp;&quot;=&quot;&amp;&quot;Pos &quot;&amp;[.S21]&amp;&quot; &quot;&amp;[.Y21];&quot;&quot;)" office:value-type="string" office:string-value="0603/1NF/100V=Pos 12 " calcext:value-type="string">
            <text:p>0603/1NF/100V=Pos 12 </text:p>
          </table:table-cell>
          <table:table-cell table:number-columns-repeated="16358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C201,C209,C210,C311</text:p>
          </table:table-cell>
          <table:table-cell office:value-type="string" calcext:value-type="string">
            <text:p>0603/100NF/50V/X7R</text:p>
          </table:table-cell>
          <table:table-cell/>
          <table:table-cell office:value-type="string" calcext:value-type="string">
            <text:p>100nF/50V</text:p>
          </table:table-cell>
          <table:table-cell office:value-type="string" calcext:value-type="string">
            <text:p>Multilayer Chip Capacitors, X7R, 10%, <text:s/>IEC-0603</text:p>
          </table:table-cell>
          <table:table-cell table:number-columns-repeated="5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288255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22]*[.O22]" office:value-type="float" office:value="4" calcext:value-type="float">
            <text:p>4</text:p>
          </table:table-cell>
          <table:table-cell table:style-name="ce25" table:formula="of:=IF([.P22]&gt;0;[.L22];&quot;&quot;)" office:value-type="string" office:string-value="Farnell" calcext:value-type="string">
            <text:p>Farnell</text:p>
          </table:table-cell>
          <table:table-cell table:style-name="ce25" table:formula="of:=IF([.P22]&gt;0;[.M22];&quot;&quot;)" office:value-type="string" office:string-value="1288255" calcext:value-type="string">
            <text:p>1288255</text:p>
          </table:table-cell>
          <table:table-cell table:style-name="ce19" office:value-type="float" office:value="13" calcext:value-type="float">
            <text:p>13</text:p>
          </table:table-cell>
          <table:table-cell table:style-name="ce19"/>
          <table:table-cell table:style-name="ce26" table:number-columns-repeated="3"/>
          <table:table-cell table:style-name="ce27" table:formula="of:=IF([.U22]=&quot;Farnell&quot;;[.V22]&amp;&quot;,&quot;&amp;[.T22]&amp;&quot;,&quot;&amp;&quot;Pos &quot;&amp;[.S22];&quot;&quot;)">
            <text:p/>
          </table:table-cell>
          <table:table-cell/>
          <table:table-cell table:style-name="ce27" table:formula="of:=IF([.S22]&lt;&gt;&quot;&quot;;[.C22]&amp;&quot;=&quot;&amp;&quot;Pos &quot;&amp;[.S22]&amp;&quot; &quot;&amp;[.Y22];&quot;&quot;)" office:value-type="string" office:string-value="0603/100NF/50V/X7R=Pos 13 " calcext:value-type="string">
            <text:p>0603/100NF/50V/X7R=Pos 13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C202</text:p>
          </table:table-cell>
          <table:table-cell office:value-type="string" calcext:value-type="string">
            <text:p>0603/10NF/25V/COG</text:p>
          </table:table-cell>
          <table:table-cell/>
          <table:table-cell office:value-type="string" calcext:value-type="string">
            <text:p>10nF/25V/COG</text:p>
          </table:table-cell>
          <table:table-cell office:value-type="string" calcext:value-type="string">
            <text:p>Multilayer Chip Capacitors, COG, IEC-0603</text:p>
          </table:table-cell>
          <table:table-cell/>
          <table:table-cell office:value-type="string" calcext:value-type="string">
            <text:p>C0603C103J3GACTU</text:p>
          </table:table-cell>
          <table:table-cell office:value-type="string" calcext:value-type="string">
            <text:p>KEMET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57729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23]*[.O23]" office:value-type="float" office:value="1" calcext:value-type="float">
            <text:p>1</text:p>
          </table:table-cell>
          <table:table-cell table:style-name="ce25" table:formula="of:=IF([.P23]&gt;0;[.L23];&quot;&quot;)" office:value-type="string" office:string-value="Farnell" calcext:value-type="string">
            <text:p>Farnell</text:p>
          </table:table-cell>
          <table:table-cell table:style-name="ce25" table:formula="of:=IF([.P23]&gt;0;[.M23];&quot;&quot;)" office:value-type="string" office:string-value="1457729" calcext:value-type="string">
            <text:p>1457729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26" table:number-columns-repeated="3"/>
          <table:table-cell table:style-name="ce27" table:formula="of:=IF([.U23]=&quot;Farnell&quot;;[.V23]&amp;&quot;,&quot;&amp;[.T23]&amp;&quot;,&quot;&amp;&quot;Pos &quot;&amp;[.S23];&quot;&quot;)">
            <text:p/>
          </table:table-cell>
          <table:table-cell/>
          <table:table-cell table:style-name="ce27" table:formula="of:=IF([.S23]&lt;&gt;&quot;&quot;;[.C23]&amp;&quot;=&quot;&amp;&quot;Pos &quot;&amp;[.S23]&amp;&quot; &quot;&amp;[.Y23];&quot;&quot;)" office:value-type="string" office:string-value="0603/10NF/25V/COG=Pos 14 " calcext:value-type="string">
            <text:p>0603/10NF/25V/COG=Pos 14 </text:p>
          </table:table-cell>
          <table:table-cell table:number-columns-repeated="16358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C203,C204,C208</text:p>
          </table:table-cell>
          <table:table-cell office:value-type="string" calcext:value-type="string">
            <text:p>0603/4.7UF/10V/X5R</text:p>
          </table:table-cell>
          <table:table-cell/>
          <table:table-cell office:value-type="string" calcext:value-type="string">
            <text:p>4.7uF/10V</text:p>
          </table:table-cell>
          <table:table-cell office:value-type="string" calcext:value-type="string">
            <text:p>Multilayer Chip Capacitors, X5R, +-10%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475K8PACTU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2065C475KAT2A</text:p>
          </table:table-cell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735545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24]*[.O24]" office:value-type="float" office:value="3" calcext:value-type="float">
            <text:p>3</text:p>
          </table:table-cell>
          <table:table-cell table:style-name="ce25" table:formula="of:=IF([.P24]&gt;0;[.L24];&quot;&quot;)" office:value-type="string" office:string-value="Farnell" calcext:value-type="string">
            <text:p>Farnell</text:p>
          </table:table-cell>
          <table:table-cell table:style-name="ce25" table:formula="of:=IF([.P24]&gt;0;[.M24];&quot;&quot;)" office:value-type="string" office:string-value="1735545" calcext:value-type="string">
            <text:p>1735545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26" table:number-columns-repeated="3"/>
          <table:table-cell table:style-name="ce27" table:formula="of:=IF([.U24]=&quot;Farnell&quot;;[.V24]&amp;&quot;,&quot;&amp;[.T24]&amp;&quot;,&quot;&amp;&quot;Pos &quot;&amp;[.S24];&quot;&quot;)">
            <text:p/>
          </table:table-cell>
          <table:table-cell/>
          <table:table-cell table:style-name="ce27" table:formula="of:=IF([.S24]&lt;&gt;&quot;&quot;;[.C24]&amp;&quot;=&quot;&amp;&quot;Pos &quot;&amp;[.S24]&amp;&quot; &quot;&amp;[.Y24];&quot;&quot;)" office:value-type="string" office:string-value="0603/4.7UF/10V/X5R=Pos 15 " calcext:value-type="string">
            <text:p>0603/4.7UF/10V/X5R=Pos 15 </text:p>
          </table:table-cell>
          <table:table-cell table:number-columns-repeated="16358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C205,C206,C207</text:p>
          </table:table-cell>
          <table:table-cell office:value-type="string" calcext:value-type="string">
            <text:p>0603/10PF/50V</text:p>
          </table:table-cell>
          <table:table-cell/>
          <table:table-cell office:value-type="string" calcext:value-type="string">
            <text:p>10pF/50V/COG</text:p>
          </table:table-cell>
          <table:table-cell office:value-type="string" calcext:value-type="string">
            <text:p>Multilayer Chip Capacitors, COG/NPO, IEC-0603, 5%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100J5GACT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14601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25]*[.O25]" office:value-type="float" office:value="3" calcext:value-type="float">
            <text:p>3</text:p>
          </table:table-cell>
          <table:table-cell table:style-name="ce25" table:formula="of:=IF([.P25]&gt;0;[.L25];&quot;&quot;)" office:value-type="string" office:string-value="Farnell" calcext:value-type="string">
            <text:p>Farnell</text:p>
          </table:table-cell>
          <table:table-cell table:style-name="ce25" table:formula="of:=IF([.P25]&gt;0;[.M25];&quot;&quot;)" office:value-type="string" office:string-value="1414601" calcext:value-type="string">
            <text:p>1414601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26" table:number-columns-repeated="3"/>
          <table:table-cell table:style-name="ce27" table:formula="of:=IF([.U25]=&quot;Farnell&quot;;[.V25]&amp;&quot;,&quot;&amp;[.T25]&amp;&quot;,&quot;&amp;&quot;Pos &quot;&amp;[.S25];&quot;&quot;)">
            <text:p/>
          </table:table-cell>
          <table:table-cell/>
          <table:table-cell table:style-name="ce27" table:formula="of:=IF([.S25]&lt;&gt;&quot;&quot;;[.C25]&amp;&quot;=&quot;&amp;&quot;Pos &quot;&amp;[.S25]&amp;&quot; &quot;&amp;[.Y25];&quot;&quot;)" office:value-type="string" office:string-value="0603/10PF/50V=Pos 16 " calcext:value-type="string">
            <text:p>0603/10PF/50V=Pos 16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0805/22NF/100V</text:p>
          </table:table-cell>
          <table:table-cell/>
          <table:table-cell office:value-type="string" calcext:value-type="string">
            <text:p>22nF/100V</text:p>
          </table:table-cell>
          <table:table-cell office:value-type="string" calcext:value-type="string">
            <text:p>Multilayer Chip Capacitors, X7R, IEC-0805</text:p>
          </table:table-cell>
          <table:table-cell table:number-columns-repeated="5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14043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26]*[.O26]" office:value-type="float" office:value="1" calcext:value-type="float">
            <text:p>1</text:p>
          </table:table-cell>
          <table:table-cell table:style-name="ce25" table:formula="of:=IF([.P26]&gt;0;[.L26];&quot;&quot;)" office:value-type="string" office:string-value="Farnell" calcext:value-type="string">
            <text:p>Farnell</text:p>
          </table:table-cell>
          <table:table-cell table:style-name="ce25" table:formula="of:=IF([.P26]&gt;0;[.M26];&quot;&quot;)" office:value-type="string" office:string-value="1414043" calcext:value-type="string">
            <text:p>1414043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26" table:number-columns-repeated="3"/>
          <table:table-cell table:style-name="ce27" table:formula="of:=IF([.U26]=&quot;Farnell&quot;;[.V26]&amp;&quot;,&quot;&amp;[.T26]&amp;&quot;,&quot;&amp;&quot;Pos &quot;&amp;[.S26];&quot;&quot;)">
            <text:p/>
          </table:table-cell>
          <table:table-cell/>
          <table:table-cell table:style-name="ce27" table:formula="of:=IF([.S26]&lt;&gt;&quot;&quot;;[.C26]&amp;&quot;=&quot;&amp;&quot;Pos &quot;&amp;[.S26]&amp;&quot; &quot;&amp;[.Y26];&quot;&quot;)" office:value-type="string" office:string-value="0805/22NF/100V=Pos 17 " calcext:value-type="string">
            <text:p>0805/22NF/100V=Pos 17 </text:p>
          </table:table-cell>
          <table:table-cell table:number-columns-repeated="16358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C302,C303,C307</text:p>
          </table:table-cell>
          <table:table-cell office:value-type="string" calcext:value-type="string">
            <text:p>0805/100NF/100V</text:p>
          </table:table-cell>
          <table:table-cell/>
          <table:table-cell office:value-type="string" calcext:value-type="string">
            <text:p>100nF/100V</text:p>
          </table:table-cell>
          <table:table-cell office:value-type="string" calcext:value-type="string">
            <text:p>Multilayer Chip Capacitors, X7R, IEC-0805</text:p>
          </table:table-cell>
          <table:table-cell office:value-type="string" calcext:value-type="string">
            <text:p>181-002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1RAC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070444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27]*[.O27]" office:value-type="float" office:value="3" calcext:value-type="float">
            <text:p>3</text:p>
          </table:table-cell>
          <table:table-cell table:style-name="ce25" table:formula="of:=IF([.P27]&gt;0;[.L27];&quot;&quot;)" office:value-type="string" office:string-value="Farnell" calcext:value-type="string">
            <text:p>Farnell</text:p>
          </table:table-cell>
          <table:table-cell table:style-name="ce25" table:formula="of:=IF([.P27]&gt;0;[.M27];&quot;&quot;)" office:value-type="string" office:string-value="2070444" calcext:value-type="string">
            <text:p>2070444</text:p>
          </table:table-cell>
          <table:table-cell table:style-name="ce19" office:value-type="float" office:value="18" calcext:value-type="float">
            <text:p>18</text:p>
          </table:table-cell>
          <table:table-cell table:style-name="ce19"/>
          <table:table-cell table:style-name="ce26" table:number-columns-repeated="3"/>
          <table:table-cell table:style-name="ce27" table:formula="of:=IF([.U27]=&quot;Farnell&quot;;[.V27]&amp;&quot;,&quot;&amp;[.T27]&amp;&quot;,&quot;&amp;&quot;Pos &quot;&amp;[.S27];&quot;&quot;)">
            <text:p/>
          </table:table-cell>
          <table:table-cell/>
          <table:table-cell table:style-name="ce27" table:formula="of:=IF([.S27]&lt;&gt;&quot;&quot;;[.C27]&amp;&quot;=&quot;&amp;&quot;Pos &quot;&amp;[.S27]&amp;&quot; &quot;&amp;[.Y27];&quot;&quot;)" office:value-type="string" office:string-value="0805/100NF/100V=Pos 18 " calcext:value-type="string">
            <text:p>0805/100NF/100V=Pos 18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C304</text:p>
          </table:table-cell>
          <table:table-cell office:value-type="string" calcext:value-type="string">
            <text:p>2220/4.7UF/100V</text:p>
          </table:table-cell>
          <table:table-cell/>
          <table:table-cell office:value-type="string" calcext:value-type="string">
            <text:p>4.7uF 100V</text:p>
          </table:table-cell>
          <table:table-cell office:value-type="string" calcext:value-type="string">
            <text:p>Multilayer Chip Capacitors, X7R, IEC-2220</text:p>
          </table:table-cell>
          <table:table-cell office:value-type="string" calcext:value-type="string">
            <text:p>183-0012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55ER72A475KA01L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5750X7R2A475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934-2-ND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28]*[.O28]" office:value-type="float" office:value="1" calcext:value-type="float">
            <text:p>1</text:p>
          </table:table-cell>
          <table:table-cell table:style-name="ce25" table:formula="of:=IF([.P28]&gt;0;[.L28];&quot;&quot;)" office:value-type="string" office:string-value="DigiKey" calcext:value-type="string">
            <text:p>DigiKey</text:p>
          </table:table-cell>
          <table:table-cell table:style-name="ce25" table:formula="of:=IF([.P28]&gt;0;[.M28];&quot;&quot;)" office:value-type="string" office:string-value="490-1934-2-ND" calcext:value-type="string">
            <text:p>490-1934-2-ND</text:p>
          </table:table-cell>
          <table:table-cell table:style-name="ce19" office:value-type="float" office:value="19" calcext:value-type="float">
            <text:p>19</text:p>
          </table:table-cell>
          <table:table-cell table:style-name="ce19"/>
          <table:table-cell table:style-name="ce26" table:number-columns-repeated="3"/>
          <table:table-cell table:style-name="ce27" table:formula="of:=IF([.U28]=&quot;Farnell&quot;;[.V28]&amp;&quot;,&quot;&amp;[.T28]&amp;&quot;,&quot;&amp;&quot;Pos &quot;&amp;[.S28];&quot;&quot;)">
            <text:p/>
          </table:table-cell>
          <table:table-cell/>
          <table:table-cell table:style-name="ce27" table:formula="of:=IF([.S28]&lt;&gt;&quot;&quot;;[.C28]&amp;&quot;=&quot;&amp;&quot;Pos &quot;&amp;[.S28]&amp;&quot; &quot;&amp;[.Y28];&quot;&quot;)" office:value-type="string" office:string-value="2220/4.7UF/100V=Pos 19 " calcext:value-type="string">
            <text:p>2220/4.7UF/100V=Pos 19 </text:p>
          </table:table-cell>
          <table:table-cell table:number-columns-repeated="16358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C305,C306</text:p>
          </table:table-cell>
          <table:table-cell office:value-type="string" calcext:value-type="string">
            <text:p>ELKO/220UF/100V/13X25X5.0_HIGHRIPPLE</text:p>
          </table:table-cell>
          <table:table-cell/>
          <table:table-cell office:value-type="string" calcext:value-type="string">
            <text:p>220uF/100V</text:p>
          </table:table-cell>
          <table:table-cell office:value-type="string" calcext:value-type="string">
            <text:p>Elko THT -55°C..105°C; High Ripple; RUBYCON ZLJ; D=12,5mm H=25mm</text:p>
          </table:table-cell>
          <table:table-cell/>
          <table:table-cell office:value-type="string" calcext:value-type="string">
            <text:p>RUBYCON</text:p>
          </table:table-cell>
          <table:table-cell office:value-type="string" calcext:value-type="string">
            <text:p>100ZLJ220M12.5X25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102459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29]*[.O29]" office:value-type="float" office:value="2" calcext:value-type="float">
            <text:p>2</text:p>
          </table:table-cell>
          <table:table-cell table:style-name="ce25" table:formula="of:=IF([.P29]&gt;0;[.L29];&quot;&quot;)" office:value-type="string" office:string-value="Farnell" calcext:value-type="string">
            <text:p>Farnell</text:p>
          </table:table-cell>
          <table:table-cell table:style-name="ce25" table:formula="of:=IF([.P29]&gt;0;[.M29];&quot;&quot;)" office:value-type="string" office:string-value="2102459" calcext:value-type="string">
            <text:p>2102459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26" table:number-columns-repeated="3"/>
          <table:table-cell table:style-name="ce27" table:formula="of:=IF([.U29]=&quot;Farnell&quot;;[.V29]&amp;&quot;,&quot;&amp;[.T29]&amp;&quot;,&quot;&amp;&quot;Pos &quot;&amp;[.S29];&quot;&quot;)">
            <text:p/>
          </table:table-cell>
          <table:table-cell/>
          <table:table-cell table:style-name="ce27" table:formula="of:=IF([.S29]&lt;&gt;&quot;&quot;;[.C29]&amp;&quot;=&quot;&amp;&quot;Pos &quot;&amp;[.S29]&amp;&quot; &quot;&amp;[.Y29];&quot;&quot;)" office:value-type="string" office:string-value="ELKO/220UF/100V/13X25X5.0_HIGHRIPPLE=Pos 20 " calcext:value-type="string">
            <text:p>ELKO/220UF/100V/13X25X5.0_HIGHRIPPLE=Pos 20 </text:p>
          </table:table-cell>
          <table:table-cell table:number-columns-repeated="16358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C308,C309</text:p>
          </table:table-cell>
          <table:table-cell office:value-type="string" calcext:value-type="string">
            <text:p>0603/2.2UF/16V/X5R</text:p>
          </table:table-cell>
          <table:table-cell/>
          <table:table-cell office:value-type="string" calcext:value-type="string">
            <text:p>2.2uF/16V</text:p>
          </table:table-cell>
          <table:table-cell office:value-type="string" calcext:value-type="string">
            <text:p>Multilayer Chip Capacitors, X5R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225K4PACTU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288203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30]*[.O30]" office:value-type="float" office:value="2" calcext:value-type="float">
            <text:p>2</text:p>
          </table:table-cell>
          <table:table-cell table:style-name="ce25" table:formula="of:=IF([.P30]&gt;0;[.L30];&quot;&quot;)" office:value-type="string" office:string-value="Farnell" calcext:value-type="string">
            <text:p>Farnell</text:p>
          </table:table-cell>
          <table:table-cell table:style-name="ce25" table:formula="of:=IF([.P30]&gt;0;[.M30];&quot;&quot;)" office:value-type="string" office:string-value="1288203" calcext:value-type="string">
            <text:p>1288203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26" table:number-columns-repeated="3"/>
          <table:table-cell table:style-name="ce27" table:formula="of:=IF([.U30]=&quot;Farnell&quot;;[.V30]&amp;&quot;,&quot;&amp;[.T30]&amp;&quot;,&quot;&amp;&quot;Pos &quot;&amp;[.S30];&quot;&quot;)">
            <text:p/>
          </table:table-cell>
          <table:table-cell/>
          <table:table-cell table:style-name="ce27" table:formula="of:=IF([.S30]&lt;&gt;&quot;&quot;;[.C30]&amp;&quot;=&quot;&amp;&quot;Pos &quot;&amp;[.S30]&amp;&quot; &quot;&amp;[.Y30];&quot;&quot;)" office:value-type="string" office:string-value="0603/2.2UF/16V/X5R=Pos 21 " calcext:value-type="string">
            <text:p>0603/2.2UF/16V/X5R=Pos 21 </text:p>
          </table:table-cell>
          <table:table-cell table:number-columns-repeated="16358"/>
        </table:table-row>
        <table:table-row table:style-name="ro2"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C310,C312,C313,C314,C315</text:p>
          </table:table-cell>
          <table:table-cell office:value-type="string" calcext:value-type="string">
            <text:p>0603/470NF/25V/X7R</text:p>
          </table:table-cell>
          <table:table-cell/>
          <table:table-cell office:value-type="string" calcext:value-type="string">
            <text:p>470nF/25V</text:p>
          </table:table-cell>
          <table:table-cell office:value-type="string" calcext:value-type="string">
            <text:p>Multilayer Chip Capacitors, X7R, +-10%, IEC-060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474K3RACTU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3C474KAT2A</text:p>
          </table:table-cell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473546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31]*[.O31]" office:value-type="float" office:value="5" calcext:value-type="float">
            <text:p>5</text:p>
          </table:table-cell>
          <table:table-cell table:style-name="ce25" table:formula="of:=IF([.P31]&gt;0;[.L31];&quot;&quot;)" office:value-type="string" office:string-value="Farnell" calcext:value-type="string">
            <text:p>Farnell</text:p>
          </table:table-cell>
          <table:table-cell table:style-name="ce25" table:formula="of:=IF([.P31]&gt;0;[.M31];&quot;&quot;)" office:value-type="string" office:string-value="2473546" calcext:value-type="string">
            <text:p>2473546</text:p>
          </table:table-cell>
          <table:table-cell table:style-name="ce19" office:value-type="float" office:value="22" calcext:value-type="float">
            <text:p>22</text:p>
          </table:table-cell>
          <table:table-cell table:style-name="ce19"/>
          <table:table-cell table:style-name="ce26" table:number-columns-repeated="3"/>
          <table:table-cell table:style-name="ce27" table:formula="of:=IF([.U31]=&quot;Farnell&quot;;[.V31]&amp;&quot;,&quot;&amp;[.T31]&amp;&quot;,&quot;&amp;&quot;Pos &quot;&amp;[.S31];&quot;&quot;)">
            <text:p/>
          </table:table-cell>
          <table:table-cell/>
          <table:table-cell table:style-name="ce27" table:formula="of:=IF([.S31]&lt;&gt;&quot;&quot;;[.C31]&amp;&quot;=&quot;&amp;&quot;Pos &quot;&amp;[.S31]&amp;&quot; &quot;&amp;[.Y31];&quot;&quot;)" office:value-type="string" office:string-value="0603/470NF/25V/X7R=Pos 22 " calcext:value-type="string">
            <text:p>0603/470NF/25V/X7R=Pos 22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SRV05-4</text:p>
          </table:table-cell>
          <table:table-cell/>
          <table:table-cell office:value-type="string" calcext:value-type="string">
            <text:p>SRV05-4</text:p>
          </table:table-cell>
          <table:table-cell office:value-type="string" calcext:value-type="string">
            <text:p>Low Capacitance TVS Diode Array, SOT23-6</text:p>
          </table:table-cell>
          <table:table-cell/>
          <table:table-cell office:value-type="string" calcext:value-type="string">
            <text:p>SEMTECH</text:p>
          </table:table-cell>
          <table:table-cell office:value-type="string" calcext:value-type="string">
            <text:p>SRV05-4.TCT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DSOT23-SRV05-4</text:p>
          </table:table-cell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456415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32]*[.O32]" office:value-type="float" office:value="1" calcext:value-type="float">
            <text:p>1</text:p>
          </table:table-cell>
          <table:table-cell table:style-name="ce25" table:formula="of:=IF([.P32]&gt;0;[.L32];&quot;&quot;)" office:value-type="string" office:string-value="Farnell" calcext:value-type="string">
            <text:p>Farnell</text:p>
          </table:table-cell>
          <table:table-cell table:style-name="ce25" table:formula="of:=IF([.P32]&gt;0;[.M32];&quot;&quot;)" office:value-type="string" office:string-value="1456415" calcext:value-type="string">
            <text:p>1456415</text:p>
          </table:table-cell>
          <table:table-cell table:style-name="ce19" office:value-type="float" office:value="23" calcext:value-type="float">
            <text:p>23</text:p>
          </table:table-cell>
          <table:table-cell table:style-name="ce19"/>
          <table:table-cell table:style-name="ce26" table:number-columns-repeated="3"/>
          <table:table-cell table:style-name="ce27" table:formula="of:=IF([.U32]=&quot;Farnell&quot;;[.V32]&amp;&quot;,&quot;&amp;[.T32]&amp;&quot;,&quot;&amp;&quot;Pos &quot;&amp;[.S32];&quot;&quot;)">
            <text:p/>
          </table:table-cell>
          <table:table-cell/>
          <table:table-cell table:style-name="ce27" table:formula="of:=IF([.S32]&lt;&gt;&quot;&quot;;[.C32]&amp;&quot;=&quot;&amp;&quot;Pos &quot;&amp;[.S32]&amp;&quot; &quot;&amp;[.Y32];&quot;&quot;)" office:value-type="string" office:string-value="SRV05-4=Pos 23 " calcext:value-type="string">
            <text:p>SRV05-4=Pos 23 </text:p>
          </table:table-cell>
          <table:table-cell table:number-columns-repeated="16358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D202,D203</text:p>
          </table:table-cell>
          <table:table-cell office:value-type="string" calcext:value-type="string">
            <text:p>SDMP0340LAT_SOT-523</text:p>
          </table:table-cell>
          <table:table-cell/>
          <table:table-cell office:value-type="string" calcext:value-type="string">
            <text:p>SDMP0340LAT</text:p>
          </table:table-cell>
          <table:table-cell office:value-type="string" calcext:value-type="string">
            <text:p>Dual Schottky Diodes SOT-52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SDMP0340LAT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office:value-type="string" calcext:value-type="string">
            <text:p>SDMP0340LAT-FDICT-ND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33]*[.O33]" office:value-type="float" office:value="2" calcext:value-type="float">
            <text:p>2</text:p>
          </table:table-cell>
          <table:table-cell table:style-name="ce25" table:formula="of:=IF([.P33]&gt;0;[.L33];&quot;&quot;)" office:value-type="string" office:string-value="Digi-Key" calcext:value-type="string">
            <text:p>Digi-Key</text:p>
          </table:table-cell>
          <table:table-cell table:style-name="ce25" table:formula="of:=IF([.P33]&gt;0;[.M33];&quot;&quot;)" office:value-type="string" office:string-value="SDMP0340LAT-FDICT-ND" calcext:value-type="string">
            <text:p>SDMP0340LAT-FDICT-ND</text:p>
          </table:table-cell>
          <table:table-cell table:style-name="ce19" office:value-type="float" office:value="24" calcext:value-type="float">
            <text:p>24</text:p>
          </table:table-cell>
          <table:table-cell table:style-name="ce19"/>
          <table:table-cell table:style-name="ce26" table:number-columns-repeated="3"/>
          <table:table-cell table:style-name="ce27" table:formula="of:=IF([.U33]=&quot;Farnell&quot;;[.V33]&amp;&quot;,&quot;&amp;[.T33]&amp;&quot;,&quot;&amp;&quot;Pos &quot;&amp;[.S33];&quot;&quot;)">
            <text:p/>
          </table:table-cell>
          <table:table-cell/>
          <table:table-cell table:style-name="ce27" table:formula="of:=IF([.S33]&lt;&gt;&quot;&quot;;[.C33]&amp;&quot;=&quot;&amp;&quot;Pos &quot;&amp;[.S33]&amp;&quot; &quot;&amp;[.Y33];&quot;&quot;)" office:value-type="string" office:string-value="SDMP0340LAT_SOT-523=Pos 24 " calcext:value-type="string">
            <text:p>SDMP0340LAT_SOT-523=Pos 24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SMBJ60A</text:p>
          </table:table-cell>
          <table:table-cell/>
          <table:table-cell office:value-type="string" calcext:value-type="string">
            <text:p>SMBJ60A</text:p>
          </table:table-cell>
          <table:table-cell office:value-type="string" calcext:value-type="string">
            <text:p>Surface Mount TRANSZORB Transient Voltage Suppressors 600W</text:p>
          </table:table-cell>
          <table:table-cell/>
          <table:table-cell office:value-type="string" calcext:value-type="string">
            <text:p>Littelfuse Inc</text:p>
          </table:table-cell>
          <table:table-cell office:value-type="string" calcext:value-type="string">
            <text:p>SMBJ60A</text:p>
          </table:table-cell>
          <table:table-cell office:value-type="string" calcext:value-type="string">
            <text:p>Fairchild/ON Semiconductor</text:p>
          </table:table-cell>
          <table:table-cell office:value-type="string" calcext:value-type="string">
            <text:p>SMBJ60A</text:p>
          </table:table-cell>
          <table:table-cell table:number-columns-repeated="2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34]*[.O34]" office:value-type="float" office:value="1" calcext:value-type="float">
            <text:p>1</text:p>
          </table:table-cell>
          <table:table-cell table:style-name="ce25" table:formula="of:=IF([.P34]&gt;0;[.L34];&quot;&quot;)" office:value-type="float" office:value="0" calcext:value-type="float">
            <text:p>0</text:p>
          </table:table-cell>
          <table:table-cell table:style-name="ce25" table:formula="of:=IF([.P34]&gt;0;[.M34];&quot;&quot;)" office:value-type="float" office:value="0" calcext:value-type="float">
            <text:p>0</text:p>
          </table:table-cell>
          <table:table-cell table:style-name="ce19" office:value-type="float" office:value="25" calcext:value-type="float">
            <text:p>25</text:p>
          </table:table-cell>
          <table:table-cell table:style-name="ce19"/>
          <table:table-cell table:style-name="ce26" table:number-columns-repeated="3"/>
          <table:table-cell table:style-name="ce27" table:formula="of:=IF([.U34]=&quot;Farnell&quot;;[.V34]&amp;&quot;,&quot;&amp;[.T34]&amp;&quot;,&quot;&amp;&quot;Pos &quot;&amp;[.S34];&quot;&quot;)">
            <text:p/>
          </table:table-cell>
          <table:table-cell/>
          <table:table-cell table:style-name="ce27" table:formula="of:=IF([.S34]&lt;&gt;&quot;&quot;;[.C34]&amp;&quot;=&quot;&amp;&quot;Pos &quot;&amp;[.S34]&amp;&quot; &quot;&amp;[.Y34];&quot;&quot;)" office:value-type="string" office:string-value="SMBJ60A=Pos 25 " calcext:value-type="string">
            <text:p>SMBJ60A=Pos 25 </text:p>
          </table:table-cell>
          <table:table-cell table:number-columns-repeated="16358"/>
        </table:table-row>
        <table:table-row table:style-name="ro2">
          <table:table-cell table:style-name="ce19" office:value-type="float" office:value="8" calcext:value-type="float">
            <text:p>8</text:p>
          </table:table-cell>
          <table:table-cell office:value-type="string" calcext:value-type="string">
            <text:p>T301,T302,T303,T304,T305,T306,T307,T308</text:p>
          </table:table-cell>
          <table:table-cell office:value-type="string" calcext:value-type="string">
            <text:p>BSC072N08NS5</text:p>
          </table:table-cell>
          <table:table-cell/>
          <table:table-cell office:value-type="string" calcext:value-type="string">
            <text:p>BSC072N08NS5</text:p>
          </table:table-cell>
          <table:table-cell office:value-type="string" calcext:value-type="string">
            <text:p>OptiMOSTM5 Power-Transistor, 80V, 7,2mOhm, ID74A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BSC072N08NS5ATMA1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2725812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35]*[.O35]" office:value-type="float" office:value="8" calcext:value-type="float">
            <text:p>8</text:p>
          </table:table-cell>
          <table:table-cell table:style-name="ce25" table:formula="of:=IF([.P35]&gt;0;[.L35];&quot;&quot;)" office:value-type="string" office:string-value="Farnell" calcext:value-type="string">
            <text:p>Farnell</text:p>
          </table:table-cell>
          <table:table-cell table:style-name="ce25" table:formula="of:=IF([.P35]&gt;0;[.M35];&quot;&quot;)" office:value-type="string" office:string-value="2725812" calcext:value-type="string">
            <text:p>2725812</text:p>
          </table:table-cell>
          <table:table-cell table:style-name="ce19" office:value-type="float" office:value="26" calcext:value-type="float">
            <text:p>26</text:p>
          </table:table-cell>
          <table:table-cell table:style-name="ce19"/>
          <table:table-cell table:style-name="ce26" table:number-columns-repeated="3"/>
          <table:table-cell table:style-name="ce27" table:formula="of:=IF([.U35]=&quot;Farnell&quot;;[.V35]&amp;&quot;,&quot;&amp;[.T35]&amp;&quot;,&quot;&amp;&quot;Pos &quot;&amp;[.S35];&quot;&quot;)">
            <text:p/>
          </table:table-cell>
          <table:table-cell/>
          <table:table-cell table:style-name="ce27" table:formula="of:=IF([.S35]&lt;&gt;&quot;&quot;;[.C35]&amp;&quot;=&quot;&amp;&quot;Pos &quot;&amp;[.S35]&amp;&quot; &quot;&amp;[.Y35];&quot;&quot;)" office:value-type="string" office:string-value="BSC072N08NS5=Pos 26 " calcext:value-type="string">
            <text:p>BSC072N08NS5=Pos 26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IC201</text:p>
          </table:table-cell>
          <table:table-cell office:value-type="string" calcext:value-type="string">
            <text:p>AT25128B-SSHL</text:p>
          </table:table-cell>
          <table:table-cell/>
          <table:table-cell office:value-type="string" calcext:value-type="string">
            <text:p>AT25128B-SSHL</text:p>
          </table:table-cell>
          <table:table-cell office:value-type="string" calcext:value-type="string">
            <text:p>SPI Serial EEPROM 128K, SO8</text:p>
          </table:table-cell>
          <table:table-cell/>
          <table:table-cell office:value-type="string" calcext:value-type="string">
            <text:p>Atmel</text:p>
          </table:table-cell>
          <table:table-cell office:value-type="string" calcext:value-type="string">
            <text:p>AT25128B-SSHL-x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1841575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36]*[.O36]" office:value-type="float" office:value="1" calcext:value-type="float">
            <text:p>1</text:p>
          </table:table-cell>
          <table:table-cell table:style-name="ce25" table:formula="of:=IF([.P36]&gt;0;[.L36];&quot;&quot;)" office:value-type="string" office:string-value="Farnell" calcext:value-type="string">
            <text:p>Farnell</text:p>
          </table:table-cell>
          <table:table-cell table:style-name="ce25" table:formula="of:=IF([.P36]&gt;0;[.M36];&quot;&quot;)" office:value-type="string" office:string-value="1841575" calcext:value-type="string">
            <text:p>1841575</text:p>
          </table:table-cell>
          <table:table-cell table:style-name="ce19" office:value-type="float" office:value="27" calcext:value-type="float">
            <text:p>27</text:p>
          </table:table-cell>
          <table:table-cell table:style-name="ce19"/>
          <table:table-cell table:style-name="ce26" table:number-columns-repeated="3"/>
          <table:table-cell table:style-name="ce27" table:formula="of:=IF([.U36]=&quot;Farnell&quot;;[.V36]&amp;&quot;,&quot;&amp;[.T36]&amp;&quot;,&quot;&amp;&quot;Pos &quot;&amp;[.S36];&quot;&quot;)">
            <text:p/>
          </table:table-cell>
          <table:table-cell/>
          <table:table-cell table:style-name="ce27" table:formula="of:=IF([.S36]&lt;&gt;&quot;&quot;;[.C36]&amp;&quot;=&quot;&amp;&quot;Pos &quot;&amp;[.S36]&amp;&quot; &quot;&amp;[.Y36];&quot;&quot;)" office:value-type="string" office:string-value="AT25128B-SSHL=Pos 27 " calcext:value-type="string">
            <text:p>AT25128B-SSHL=Pos 27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IC202</text:p>
          </table:table-cell>
          <table:table-cell office:value-type="string" calcext:value-type="string">
            <text:p>LP2985AIM5-3.3</text:p>
          </table:table-cell>
          <table:table-cell/>
          <table:table-cell office:value-type="string" calcext:value-type="string">
            <text:p>LP2985AIM5-3.3</text:p>
          </table:table-cell>
          <table:table-cell office:value-type="string" calcext:value-type="string">
            <text:p>Micropower 150 mA Low-Noise Ultra Low-Dropout Regulator in SOT-23 Packages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P2985AIM5-3.3/NOPB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office:value-type="string" calcext:value-type="string">
            <text:p>LP2985AIM5-3.3/NOPBCT-ND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37]*[.O37]" office:value-type="float" office:value="1" calcext:value-type="float">
            <text:p>1</text:p>
          </table:table-cell>
          <table:table-cell table:style-name="ce25" table:formula="of:=IF([.P37]&gt;0;[.L37];&quot;&quot;)" office:value-type="string" office:string-value="Digi-key" calcext:value-type="string">
            <text:p>Digi-key</text:p>
          </table:table-cell>
          <table:table-cell table:style-name="ce25" table:formula="of:=IF([.P37]&gt;0;[.M37];&quot;&quot;)" office:value-type="string" office:string-value="LP2985AIM5-3.3/NOPBCT-ND" calcext:value-type="string">
            <text:p>LP2985AIM5-3.3/NOPBCT-ND</text:p>
          </table:table-cell>
          <table:table-cell table:style-name="ce19" office:value-type="float" office:value="28" calcext:value-type="float">
            <text:p>28</text:p>
          </table:table-cell>
          <table:table-cell table:style-name="ce19"/>
          <table:table-cell table:style-name="ce26" table:number-columns-repeated="3"/>
          <table:table-cell table:style-name="ce27" table:formula="of:=IF([.U37]=&quot;Farnell&quot;;[.V37]&amp;&quot;,&quot;&amp;[.T37]&amp;&quot;,&quot;&amp;&quot;Pos &quot;&amp;[.S37];&quot;&quot;)">
            <text:p/>
          </table:table-cell>
          <table:table-cell/>
          <table:table-cell table:style-name="ce27" table:formula="of:=IF([.S37]&lt;&gt;&quot;&quot;;[.C37]&amp;&quot;=&quot;&amp;&quot;Pos &quot;&amp;[.S37]&amp;&quot; &quot;&amp;[.Y37];&quot;&quot;)" office:value-type="string" office:string-value="LP2985AIM5-3.3=Pos 28 " calcext:value-type="string">
            <text:p>LP2985AIM5-3.3=Pos 28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IC301</text:p>
          </table:table-cell>
          <table:table-cell office:value-type="string" calcext:value-type="string">
            <text:p>TMC5160-TA</text:p>
          </table:table-cell>
          <table:table-cell/>
          <table:table-cell office:value-type="string" calcext:value-type="string">
            <text:p>TMC5160-TA</text:p>
          </table:table-cell>
          <table:table-cell office:value-type="string" calcext:value-type="string">
            <text:p>Universal high voltage controller for two-phase bipolar stepper motor. TQFP48-EP</text:p>
          </table:table-cell>
          <table:table-cell/>
          <table:table-cell office:value-type="string" calcext:value-type="string">
            <text:p>TRINAMIC</text:p>
          </table:table-cell>
          <table:table-cell office:value-type="string" calcext:value-type="string">
            <text:p>TMC5160-TA</text:p>
          </table:table-cell>
          <table:table-cell table:number-columns-repeated="2"/>
          <table:table-cell office:value-type="string" calcext:value-type="string">
            <text:p>TRINAMIC</text:p>
          </table:table-cell>
          <table:table-cell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38]*[.O38]" office:value-type="float" office:value="1" calcext:value-type="float">
            <text:p>1</text:p>
          </table:table-cell>
          <table:table-cell table:style-name="ce25" table:formula="of:=IF([.P38]&gt;0;[.L38];&quot;&quot;)" office:value-type="string" office:string-value="TRINAMIC" calcext:value-type="string">
            <text:p>TRINAMIC</text:p>
          </table:table-cell>
          <table:table-cell table:style-name="ce25" table:formula="of:=IF([.P38]&gt;0;[.M38];&quot;&quot;)" office:value-type="float" office:value="0" calcext:value-type="float">
            <text:p>0</text:p>
          </table:table-cell>
          <table:table-cell table:style-name="ce19" office:value-type="float" office:value="29" calcext:value-type="float">
            <text:p>29</text:p>
          </table:table-cell>
          <table:table-cell table:style-name="ce19"/>
          <table:table-cell table:style-name="ce26" table:number-columns-repeated="3"/>
          <table:table-cell table:style-name="ce27" table:formula="of:=IF([.U38]=&quot;Farnell&quot;;[.V38]&amp;&quot;,&quot;&amp;[.T38]&amp;&quot;,&quot;&amp;&quot;Pos &quot;&amp;[.S38];&quot;&quot;)">
            <text:p/>
          </table:table-cell>
          <table:table-cell/>
          <table:table-cell table:style-name="ce27" table:formula="of:=IF([.S38]&lt;&gt;&quot;&quot;;[.C38]&amp;&quot;=&quot;&amp;&quot;Pos &quot;&amp;[.S38]&amp;&quot; &quot;&amp;[.Y38];&quot;&quot;)" office:value-type="string" office:string-value="TMC5160-TA=Pos 29 " calcext:value-type="string">
            <text:p>TMC5160-TA=Pos 29 </text:p>
          </table:table-cell>
          <table:table-cell table:number-columns-repeated="16358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AOIT1,AOIT2</text:p>
          </table:table-cell>
          <table:table-cell office:value-type="string" calcext:value-type="string">
            <text:p>AOI_GUF</text:p>
          </table:table-cell>
          <table:table-cell office:value-type="string" calcext:value-type="string">
            <text:p>n.b.</text:p>
          </table:table-cell>
          <table:table-cell/>
          <table:table-cell office:value-type="string" calcext:value-type="string">
            <text:p>Fiducial</text:p>
          </table:table-cell>
          <table:table-cell office:value-type="string" calcext:value-type="string">
            <text:p>906-0006</text:p>
          </table:table-cell>
          <table:table-cell table:number-columns-repeated="6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39]*[.O39]" office:value-type="float" office:value="2" calcext:value-type="float">
            <text:p>2</text:p>
          </table:table-cell>
          <table:table-cell table:style-name="ce25" table:formula="of:=IF([.P39]&gt;0;[.L39];&quot;&quot;)" office:value-type="float" office:value="0" calcext:value-type="float">
            <text:p>0</text:p>
          </table:table-cell>
          <table:table-cell table:style-name="ce25" table:formula="of:=IF([.P39]&gt;0;[.M39];&quot;&quot;)" office:value-type="float" office:value="0" calcext:value-type="float">
            <text:p>0</text:p>
          </table:table-cell>
          <table:table-cell table:style-name="ce19" office:value-type="float" office:value="30" calcext:value-type="float">
            <text:p>30</text:p>
          </table:table-cell>
          <table:table-cell table:style-name="ce19"/>
          <table:table-cell table:style-name="ce26" table:number-columns-repeated="3"/>
          <table:table-cell table:style-name="ce27" table:formula="of:=IF([.U39]=&quot;Farnell&quot;;[.V39]&amp;&quot;,&quot;&amp;[.T39]&amp;&quot;,&quot;&amp;&quot;Pos &quot;&amp;[.S39];&quot;&quot;)">
            <text:p/>
          </table:table-cell>
          <table:table-cell/>
          <table:table-cell table:style-name="ce27" table:formula="of:=IF([.S39]&lt;&gt;&quot;&quot;;[.C39]&amp;&quot;=&quot;&amp;&quot;Pos &quot;&amp;[.S39]&amp;&quot; &quot;&amp;[.Y39];&quot;&quot;)" office:value-type="string" office:string-value="AOI_GUF=Pos 30 " calcext:value-type="string">
            <text:p>AOI_GUF=Pos 30 </text:p>
          </table:table-cell>
          <table:table-cell table:number-columns-repeated="16358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FIDT1,FIDT2,FIDT3</text:p>
          </table:table-cell>
          <table:table-cell office:value-type="string" calcext:value-type="string">
            <text:p>FID1MMRUND</text:p>
          </table:table-cell>
          <table:table-cell office:value-type="string" calcext:value-type="string">
            <text:p>n.b.</text:p>
          </table:table-cell>
          <table:table-cell table:number-columns-repeated="2"/>
          <table:table-cell office:value-type="string" calcext:value-type="string">
            <text:p>906-0006</text:p>
          </table:table-cell>
          <table:table-cell table:number-columns-repeated="6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40]*[.O40]" office:value-type="float" office:value="3" calcext:value-type="float">
            <text:p>3</text:p>
          </table:table-cell>
          <table:table-cell table:style-name="ce25" table:formula="of:=IF([.P40]&gt;0;[.L40];&quot;&quot;)" office:value-type="float" office:value="0" calcext:value-type="float">
            <text:p>0</text:p>
          </table:table-cell>
          <table:table-cell table:style-name="ce25" table:formula="of:=IF([.P40]&gt;0;[.M40];&quot;&quot;)" office:value-type="float" office:value="0" calcext:value-type="float">
            <text:p>0</text:p>
          </table:table-cell>
          <table:table-cell table:style-name="ce19" office:value-type="float" office:value="31" calcext:value-type="float">
            <text:p>31</text:p>
          </table:table-cell>
          <table:table-cell table:style-name="ce19"/>
          <table:table-cell table:style-name="ce26" table:number-columns-repeated="3"/>
          <table:table-cell table:style-name="ce27" table:formula="of:=IF([.U40]=&quot;Farnell&quot;;[.V40]&amp;&quot;,&quot;&amp;[.T40]&amp;&quot;,&quot;&amp;&quot;Pos &quot;&amp;[.S40];&quot;&quot;)">
            <text:p/>
          </table:table-cell>
          <table:table-cell/>
          <table:table-cell table:style-name="ce27" table:formula="of:=IF([.S40]&lt;&gt;&quot;&quot;;[.C40]&amp;&quot;=&quot;&amp;&quot;Pos &quot;&amp;[.S40]&amp;&quot; &quot;&amp;[.Y40];&quot;&quot;)" office:value-type="string" office:string-value="FID1MMRUND=Pos 31 " calcext:value-type="string">
            <text:p>FID1MMRUND=Pos 31 </text:p>
          </table:table-cell>
          <table:table-cell table:number-columns-repeated="16358"/>
        </table:table-row>
        <table:table-row table:style-name="ro2"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MP_+3V3,MP_+5V_USB,MP_+5V_VM,MP_+VM,MP_5VOUT,MP_10VOUT,MP_GND101,MP_VCC,MP_VCC_IO,MP_VCP</text:p>
          </table:table-cell>
          <table:table-cell office:value-type="string" calcext:value-type="string">
            <text:p>TP_SMD_D1.0</text:p>
          </table:table-cell>
          <table:table-cell table:number-columns-repeated="2"/>
          <table:table-cell office:value-type="string" calcext:value-type="string">
            <text:p>TP on PCB</text:p>
          </table:table-cell>
          <table:table-cell table:number-columns-repeated="7"/>
          <table:table-cell office:value-type="string" calcext:value-type="string">
            <text:p>Bottom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41]*[.O41]" office:value-type="float" office:value="10" calcext:value-type="float">
            <text:p>10</text:p>
          </table:table-cell>
          <table:table-cell table:style-name="ce25" table:formula="of:=IF([.P41]&gt;0;[.L41];&quot;&quot;)" office:value-type="float" office:value="0" calcext:value-type="float">
            <text:p>0</text:p>
          </table:table-cell>
          <table:table-cell table:style-name="ce25" table:formula="of:=IF([.P41]&gt;0;[.M41];&quot;&quot;)" office:value-type="float" office:value="0" calcext:value-type="float">
            <text:p>0</text:p>
          </table:table-cell>
          <table:table-cell table:style-name="ce19" office:value-type="float" office:value="32" calcext:value-type="float">
            <text:p>32</text:p>
          </table:table-cell>
          <table:table-cell table:style-name="ce19"/>
          <table:table-cell table:style-name="ce26" table:number-columns-repeated="3"/>
          <table:table-cell table:style-name="ce27" table:formula="of:=IF([.U41]=&quot;Farnell&quot;;[.V41]&amp;&quot;,&quot;&amp;[.T41]&amp;&quot;,&quot;&amp;&quot;Pos &quot;&amp;[.S41];&quot;&quot;)">
            <text:p/>
          </table:table-cell>
          <table:table-cell/>
          <table:table-cell table:style-name="ce27" table:formula="of:=IF([.S41]&lt;&gt;&quot;&quot;;[.C41]&amp;&quot;=&quot;&amp;&quot;Pos &quot;&amp;[.S41]&amp;&quot; &quot;&amp;[.Y41];&quot;&quot;)" office:value-type="string" office:string-value="TP_SMD_D1.0=Pos 32 " calcext:value-type="string">
            <text:p>TP_SMD_D1.0=Pos 32 </text:p>
          </table:table-cell>
          <table:table-cell table:number-columns-repeated="16358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MP_GND102,MP_GND104</text:p>
          </table:table-cell>
          <table:table-cell office:value-type="string" calcext:value-type="string">
            <text:p>LOETSTUETZPUNKT_1.0MM_VERO</text:p>
          </table:table-cell>
          <table:table-cell/>
          <table:table-cell office:value-type="string" calcext:value-type="string">
            <text:p>Lötstützpunkt 1mm</text:p>
          </table:table-cell>
          <table:table-cell office:value-type="string" calcext:value-type="string">
            <text:p>Lötstützpunkt Zn Bohrung 1.0mm TYP 20-213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RO</text:p>
          </table:table-cell>
          <table:table-cell office:value-type="string" calcext:value-type="string">
            <text:p>20-2137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style-name="ce11" office:value-type="string" calcext:value-type="string">
            <text:p>8731128</text:p>
          </table:table-cell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42]*[.O42]" office:value-type="float" office:value="2" calcext:value-type="float">
            <text:p>2</text:p>
          </table:table-cell>
          <table:table-cell table:style-name="ce25" table:formula="of:=IF([.P42]&gt;0;[.L42];&quot;&quot;)" office:value-type="string" office:string-value="Farnell" calcext:value-type="string">
            <text:p>Farnell</text:p>
          </table:table-cell>
          <table:table-cell table:style-name="ce25" table:formula="of:=IF([.P42]&gt;0;[.M42];&quot;&quot;)" office:value-type="string" office:string-value="8731128" calcext:value-type="string">
            <text:p>8731128</text:p>
          </table:table-cell>
          <table:table-cell table:style-name="ce19" office:value-type="float" office:value="33" calcext:value-type="float">
            <text:p>33</text:p>
          </table:table-cell>
          <table:table-cell table:style-name="ce19"/>
          <table:table-cell table:style-name="ce26" table:number-columns-repeated="3"/>
          <table:table-cell table:style-name="ce27" table:formula="of:=IF([.U42]=&quot;Farnell&quot;;[.V42]&amp;&quot;,&quot;&amp;[.T42]&amp;&quot;,&quot;&amp;&quot;Pos &quot;&amp;[.S42];&quot;&quot;)">
            <text:p/>
          </table:table-cell>
          <table:table-cell/>
          <table:table-cell table:style-name="ce27" table:formula="of:=IF([.S42]&lt;&gt;&quot;&quot;;[.C42]&amp;&quot;=&quot;&amp;&quot;Pos &quot;&amp;[.S42]&amp;&quot; &quot;&amp;[.Y42];&quot;&quot;)" office:value-type="string" office:string-value="LOETSTUETZPUNKT_1.0MM_VERO=Pos 33 " calcext:value-type="string">
            <text:p>LOETSTUETZPUNKT_1.0MM_VERO=Pos 33 </text:p>
          </table:table-cell>
          <table:table-cell table:number-columns-repeated="16358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MTH1,MTH2,MTH3,MTH4</text:p>
          </table:table-cell>
          <table:table-cell office:value-type="string" calcext:value-type="string">
            <text:p>MTHOLE3.2DK</text:p>
          </table:table-cell>
          <table:table-cell office:value-type="string" calcext:value-type="string">
            <text:p>n.b.</text:p>
          </table:table-cell>
          <table:table-cell table:number-columns-repeated="2" office:value-type="string" calcext:value-type="string">
            <text:p>Mounting Hole 3,2 mm DK</text:p>
          </table:table-cell>
          <table:table-cell table:number-columns-repeated="7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43]*[.O43]" office:value-type="float" office:value="4" calcext:value-type="float">
            <text:p>4</text:p>
          </table:table-cell>
          <table:table-cell table:style-name="ce25" table:formula="of:=IF([.P43]&gt;0;[.L43];&quot;&quot;)" office:value-type="float" office:value="0" calcext:value-type="float">
            <text:p>0</text:p>
          </table:table-cell>
          <table:table-cell table:style-name="ce25" table:formula="of:=IF([.P43]&gt;0;[.M43];&quot;&quot;)" office:value-type="float" office:value="0" calcext:value-type="float">
            <text:p>0</text:p>
          </table:table-cell>
          <table:table-cell table:style-name="ce19" office:value-type="float" office:value="34" calcext:value-type="float">
            <text:p>34</text:p>
          </table:table-cell>
          <table:table-cell table:style-name="ce19"/>
          <table:table-cell table:style-name="ce26" table:number-columns-repeated="3"/>
          <table:table-cell table:style-name="ce27" table:formula="of:=IF([.U43]=&quot;Farnell&quot;;[.V43]&amp;&quot;,&quot;&amp;[.T43]&amp;&quot;,&quot;&amp;&quot;Pos &quot;&amp;[.S43];&quot;&quot;)">
            <text:p/>
          </table:table-cell>
          <table:table-cell/>
          <table:table-cell table:style-name="ce27" table:formula="of:=IF([.S43]&lt;&gt;&quot;&quot;;[.C43]&amp;&quot;=&quot;&amp;&quot;Pos &quot;&amp;[.S43]&amp;&quot; &quot;&amp;[.Y43];&quot;&quot;)" office:value-type="string" office:string-value="MTHOLE3.2DK=Pos 34 " calcext:value-type="string">
            <text:p>MTHOLE3.2DK=Pos 34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PCB1</text:p>
          </table:table-cell>
          <table:table-cell office:value-type="string" calcext:value-type="string">
            <text:p>PCB-DUMMY</text:p>
          </table:table-cell>
          <table:table-cell office:value-type="string" calcext:value-type="string">
            <text:p>n.b.</text:p>
          </table:table-cell>
          <table:table-cell table:number-columns-repeated="2" office:value-type="string" calcext:value-type="string">
            <text:p>PCB TMC5160-Eval</text:p>
          </table:table-cell>
          <table:table-cell table:number-columns-repeated="7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44]*[.O44]" office:value-type="float" office:value="1" calcext:value-type="float">
            <text:p>1</text:p>
          </table:table-cell>
          <table:table-cell table:style-name="ce25" table:formula="of:=IF([.P44]&gt;0;[.L44];&quot;&quot;)" office:value-type="float" office:value="0" calcext:value-type="float">
            <text:p>0</text:p>
          </table:table-cell>
          <table:table-cell table:style-name="ce25" table:formula="of:=IF([.P44]&gt;0;[.M44];&quot;&quot;)" office:value-type="float" office:value="0" calcext:value-type="float">
            <text:p>0</text:p>
          </table:table-cell>
          <table:table-cell table:style-name="ce19" office:value-type="float" office:value="35" calcext:value-type="float">
            <text:p>35</text:p>
          </table:table-cell>
          <table:table-cell table:style-name="ce19"/>
          <table:table-cell table:style-name="ce26" table:number-columns-repeated="3"/>
          <table:table-cell table:style-name="ce27" table:formula="of:=IF([.U44]=&quot;Farnell&quot;;[.V44]&amp;&quot;,&quot;&amp;[.T44]&amp;&quot;,&quot;&amp;&quot;Pos &quot;&amp;[.S44];&quot;&quot;)">
            <text:p/>
          </table:table-cell>
          <table:table-cell/>
          <table:table-cell table:style-name="ce27" table:formula="of:=IF([.S44]&lt;&gt;&quot;&quot;;[.C44]&amp;&quot;=&quot;&amp;&quot;Pos &quot;&amp;[.S44]&amp;&quot; &quot;&amp;[.Y44];&quot;&quot;)" office:value-type="string" office:string-value="PCB-DUMMY=Pos 35 " calcext:value-type="string">
            <text:p>PCB-DUMMY=Pos 35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PMT1</text:p>
          </table:table-cell>
          <table:table-cell office:value-type="string" calcext:value-type="string">
            <text:p>PMT-DUMMY</text:p>
          </table:table-cell>
          <table:table-cell office:value-type="string" calcext:value-type="string">
            <text:p>n.b.</text:p>
          </table:table-cell>
          <table:table-cell office:value-type="string" calcext:value-type="string">
            <text:p>PMT TMC5160-Eval</text:p>
          </table:table-cell>
          <table:table-cell office:value-type="string" calcext:value-type="string">
            <text:p>Pastenmaske Top TMC5160-Eval</text:p>
          </table:table-cell>
          <table:table-cell table:number-columns-repeated="7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45]*[.O45]" office:value-type="float" office:value="1" calcext:value-type="float">
            <text:p>1</text:p>
          </table:table-cell>
          <table:table-cell table:style-name="ce25" table:formula="of:=IF([.P45]&gt;0;[.L45];&quot;&quot;)" office:value-type="float" office:value="0" calcext:value-type="float">
            <text:p>0</text:p>
          </table:table-cell>
          <table:table-cell table:style-name="ce25" table:formula="of:=IF([.P45]&gt;0;[.M45];&quot;&quot;)" office:value-type="float" office:value="0" calcext:value-type="float">
            <text:p>0</text:p>
          </table:table-cell>
          <table:table-cell table:style-name="ce19" office:value-type="float" office:value="36" calcext:value-type="float">
            <text:p>36</text:p>
          </table:table-cell>
          <table:table-cell table:style-name="ce19"/>
          <table:table-cell table:style-name="ce26" table:number-columns-repeated="3"/>
          <table:table-cell table:style-name="ce27" table:formula="of:=IF([.U45]=&quot;Farnell&quot;;[.V45]&amp;&quot;,&quot;&amp;[.T45]&amp;&quot;,&quot;&amp;&quot;Pos &quot;&amp;[.S45];&quot;&quot;)">
            <text:p/>
          </table:table-cell>
          <table:table-cell/>
          <table:table-cell table:style-name="ce27" table:formula="of:=IF([.S45]&lt;&gt;&quot;&quot;;[.C45]&amp;&quot;=&quot;&amp;&quot;Pos &quot;&amp;[.S45]&amp;&quot; &quot;&amp;[.Y45];&quot;&quot;)" office:value-type="string" office:string-value="PMT-DUMMY=Pos 36 " calcext:value-type="string">
            <text:p>PMT-DUMMY=Pos 36 </text:p>
          </table:table-cell>
          <table:table-cell table:number-columns-repeated="16358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UND1,UND101,UND201,UND301</text:p>
          </table:table-cell>
          <table:table-cell office:value-type="string" calcext:value-type="string">
            <text:p>SHEET-TMC</text:p>
          </table:table-cell>
          <table:table-cell table:number-columns-repeated="10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46]*[.O46]" office:value-type="float" office:value="4" calcext:value-type="float">
            <text:p>4</text:p>
          </table:table-cell>
          <table:table-cell table:style-name="ce25" table:formula="of:=IF([.P46]&gt;0;[.L46];&quot;&quot;)" office:value-type="float" office:value="0" calcext:value-type="float">
            <text:p>0</text:p>
          </table:table-cell>
          <table:table-cell table:style-name="ce25" table:formula="of:=IF([.P46]&gt;0;[.M46];&quot;&quot;)" office:value-type="float" office:value="0" calcext:value-type="float">
            <text:p>0</text:p>
          </table:table-cell>
          <table:table-cell table:style-name="ce19" office:value-type="float" office:value="37" calcext:value-type="float">
            <text:p>37</text:p>
          </table:table-cell>
          <table:table-cell table:style-name="ce19"/>
          <table:table-cell table:style-name="ce26" table:number-columns-repeated="3"/>
          <table:table-cell table:style-name="ce27" table:formula="of:=IF([.U46]=&quot;Farnell&quot;;[.V46]&amp;&quot;,&quot;&amp;[.T46]&amp;&quot;,&quot;&amp;&quot;Pos &quot;&amp;[.S46];&quot;&quot;)">
            <text:p/>
          </table:table-cell>
          <table:table-cell/>
          <table:table-cell table:style-name="ce27" table:formula="of:=IF([.S46]&lt;&gt;&quot;&quot;;[.C46]&amp;&quot;=&quot;&amp;&quot;Pos &quot;&amp;[.S46]&amp;&quot; &quot;&amp;[.Y46];&quot;&quot;)" office:value-type="string" office:string-value="SHEET-TMC=Pos 37 " calcext:value-type="string">
            <text:p>SHEET-TMC=Pos 37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X101</text:p>
          </table:table-cell>
          <table:table-cell office:value-type="string" calcext:value-type="string">
            <text:p>BULEI-2X22_SMD_MPE-098-3-044-1_TRINAMIC</text:p>
          </table:table-cell>
          <table:table-cell/>
          <table:table-cell office:value-type="string" calcext:value-type="string">
            <text:p>Interface to µC/MC</text:p>
          </table:table-cell>
          <table:table-cell office:value-type="string" calcext:value-type="string">
            <text:p>BUCHSENLEISTE, SMD, RM 2,54mm, 2X22 Pol. Stehend, beidseitig steckbar</text:p>
          </table:table-cell>
          <table:table-cell/>
          <table:table-cell office:value-type="string" calcext:value-type="string">
            <text:p>MPE-Garry</text:p>
          </table:table-cell>
          <table:table-cell office:value-type="string" calcext:value-type="string">
            <text:p>MPE-098-3-044-1-NFX-YT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HLE-122-02-F-DV-A</text:p>
          </table:table-cell>
          <table:table-cell table:number-columns-repeated="2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47]*[.O47]" office:value-type="float" office:value="1" calcext:value-type="float">
            <text:p>1</text:p>
          </table:table-cell>
          <table:table-cell table:style-name="ce25" table:formula="of:=IF([.P47]&gt;0;[.L47];&quot;&quot;)" office:value-type="float" office:value="0" calcext:value-type="float">
            <text:p>0</text:p>
          </table:table-cell>
          <table:table-cell table:style-name="ce25" table:formula="of:=IF([.P47]&gt;0;[.M47];&quot;&quot;)" office:value-type="float" office:value="0" calcext:value-type="float">
            <text:p>0</text:p>
          </table:table-cell>
          <table:table-cell table:style-name="ce19" office:value-type="float" office:value="38" calcext:value-type="float">
            <text:p>38</text:p>
          </table:table-cell>
          <table:table-cell table:style-name="ce19"/>
          <table:table-cell table:style-name="ce26" table:number-columns-repeated="3"/>
          <table:table-cell table:style-name="ce27" table:formula="of:=IF([.U47]=&quot;Farnell&quot;;[.V47]&amp;&quot;,&quot;&amp;[.T47]&amp;&quot;,&quot;&amp;&quot;Pos &quot;&amp;[.S47];&quot;&quot;)">
            <text:p/>
          </table:table-cell>
          <table:table-cell/>
          <table:table-cell table:style-name="ce27" table:formula="of:=IF([.S47]&lt;&gt;&quot;&quot;;[.C47]&amp;&quot;=&quot;&amp;&quot;Pos &quot;&amp;[.S47]&amp;&quot; &quot;&amp;[.Y47];&quot;&quot;)" office:value-type="string" office:string-value="BULEI-2X22_SMD_MPE-098-3-044-1_TRINAMIC=Pos 38 " calcext:value-type="string">
            <text:p>BULEI-2X22_SMD_MPE-098-3-044-1_TRINAMIC=Pos 38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RIA330_02_RM5</text:p>
          </table:table-cell>
          <table:table-cell/>
          <table:table-cell office:value-type="string" calcext:value-type="string">
            <text:p>RIA 330-02</text:p>
          </table:table-cell>
          <table:table-cell office:value-type="string" calcext:value-type="string">
            <text:p>Stiftleiste 2 Pol., RM 5mm, Einbaulage waagerecht, Steckkerstifte 1x1mm, geschlossene Wanne, kodierbar</text:p>
          </table:table-cell>
          <table:table-cell/>
          <table:table-cell office:value-type="string" calcext:value-type="string">
            <text:p>RIA</text:p>
          </table:table-cell>
          <table:table-cell table:style-name="ce11" office:value-type="string" calcext:value-type="string">
            <text:p>31330102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48]*[.O48]" office:value-type="float" office:value="1" calcext:value-type="float">
            <text:p>1</text:p>
          </table:table-cell>
          <table:table-cell table:style-name="ce25" table:formula="of:=IF([.P48]&gt;0;[.L48];&quot;&quot;)" office:value-type="float" office:value="0" calcext:value-type="float">
            <text:p>0</text:p>
          </table:table-cell>
          <table:table-cell table:style-name="ce25" table:formula="of:=IF([.P48]&gt;0;[.M48];&quot;&quot;)" office:value-type="float" office:value="0" calcext:value-type="float">
            <text:p>0</text:p>
          </table:table-cell>
          <table:table-cell table:style-name="ce19" office:value-type="float" office:value="39" calcext:value-type="float">
            <text:p>39</text:p>
          </table:table-cell>
          <table:table-cell table:style-name="ce19"/>
          <table:table-cell table:style-name="ce26" table:number-columns-repeated="3"/>
          <table:table-cell table:style-name="ce27" table:formula="of:=IF([.U48]=&quot;Farnell&quot;;[.V48]&amp;&quot;,&quot;&amp;[.T48]&amp;&quot;,&quot;&amp;&quot;Pos &quot;&amp;[.S48];&quot;&quot;)">
            <text:p/>
          </table:table-cell>
          <table:table-cell/>
          <table:table-cell table:style-name="ce27" table:formula="of:=IF([.S48]&lt;&gt;&quot;&quot;;[.C48]&amp;&quot;=&quot;&amp;&quot;Pos &quot;&amp;[.S48]&amp;&quot; &quot;&amp;[.Y48];&quot;&quot;)" office:value-type="string" office:string-value="RIA330_02_RM5=Pos 39 " calcext:value-type="string">
            <text:p>RIA330_02_RM5=Pos 39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RIA182_04_RM35</text:p>
          </table:table-cell>
          <table:table-cell/>
          <table:table-cell office:value-type="string" calcext:value-type="string">
            <text:p>RIA182-04</text:p>
          </table:table-cell>
          <table:table-cell office:value-type="string" calcext:value-type="string">
            <text:p>Stiftleiste für Schraubklemme 90°, RIA 182, RM 3,5 mm, 4 Pol.</text:p>
          </table:table-cell>
          <table:table-cell/>
          <table:table-cell office:value-type="string" calcext:value-type="string">
            <text:p>RIA</text:p>
          </table:table-cell>
          <table:table-cell table:style-name="ce11" office:value-type="string" calcext:value-type="string">
            <text:p>31182104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49]*[.O49]" office:value-type="float" office:value="1" calcext:value-type="float">
            <text:p>1</text:p>
          </table:table-cell>
          <table:table-cell table:style-name="ce25" table:formula="of:=IF([.P49]&gt;0;[.L49];&quot;&quot;)" office:value-type="float" office:value="0" calcext:value-type="float">
            <text:p>0</text:p>
          </table:table-cell>
          <table:table-cell table:style-name="ce25" table:formula="of:=IF([.P49]&gt;0;[.M49];&quot;&quot;)" office:value-type="float" office:value="0" calcext:value-type="float">
            <text:p>0</text:p>
          </table:table-cell>
          <table:table-cell table:style-name="ce19" office:value-type="float" office:value="40" calcext:value-type="float">
            <text:p>40</text:p>
          </table:table-cell>
          <table:table-cell table:style-name="ce19"/>
          <table:table-cell table:style-name="ce26" table:number-columns-repeated="3"/>
          <table:table-cell table:style-name="ce27" table:formula="of:=IF([.U49]=&quot;Farnell&quot;;[.V49]&amp;&quot;,&quot;&amp;[.T49]&amp;&quot;,&quot;&amp;&quot;Pos &quot;&amp;[.S49];&quot;&quot;)">
            <text:p/>
          </table:table-cell>
          <table:table-cell/>
          <table:table-cell table:style-name="ce27" table:formula="of:=IF([.S49]&lt;&gt;&quot;&quot;;[.C49]&amp;&quot;=&quot;&amp;&quot;Pos &quot;&amp;[.S49]&amp;&quot; &quot;&amp;[.Y49];&quot;&quot;)" office:value-type="string" office:string-value="RIA182_04_RM35=Pos 40 " calcext:value-type="string">
            <text:p>RIA182_04_RM35=Pos 40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RIA349_02_RM5</text:p>
          </table:table-cell>
          <table:table-cell/>
          <table:table-cell office:value-type="string" calcext:value-type="string">
            <text:p>RIA 349-2</text:p>
          </table:table-cell>
          <table:table-cell office:value-type="string" calcext:value-type="string">
            <text:p>Schraubklemme steckbar, RIA 349, RM 5 mm, 2 Pol.</text:p>
          </table:table-cell>
          <table:table-cell office:value-type="string" calcext:value-type="string">
            <text:p>470-0535R</text:p>
          </table:table-cell>
          <table:table-cell office:value-type="string" calcext:value-type="string">
            <text:p>RIA</text:p>
          </table:table-cell>
          <table:table-cell table:style-name="ce11" office:value-type="string" calcext:value-type="string">
            <text:p>31349102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50]*[.O50]" office:value-type="float" office:value="1" calcext:value-type="float">
            <text:p>1</text:p>
          </table:table-cell>
          <table:table-cell table:style-name="ce25" table:formula="of:=IF([.P50]&gt;0;[.L50];&quot;&quot;)" office:value-type="float" office:value="0" calcext:value-type="float">
            <text:p>0</text:p>
          </table:table-cell>
          <table:table-cell table:style-name="ce25" table:formula="of:=IF([.P50]&gt;0;[.M50];&quot;&quot;)" office:value-type="float" office:value="0" calcext:value-type="float">
            <text:p>0</text:p>
          </table:table-cell>
          <table:table-cell table:style-name="ce19" office:value-type="float" office:value="41" calcext:value-type="float">
            <text:p>41</text:p>
          </table:table-cell>
          <table:table-cell table:style-name="ce19"/>
          <table:table-cell table:style-name="ce26" table:number-columns-repeated="3"/>
          <table:table-cell table:style-name="ce27" table:formula="of:=IF([.U50]=&quot;Farnell&quot;;[.V50]&amp;&quot;,&quot;&amp;[.T50]&amp;&quot;,&quot;&amp;&quot;Pos &quot;&amp;[.S50];&quot;&quot;)">
            <text:p/>
          </table:table-cell>
          <table:table-cell/>
          <table:table-cell table:style-name="ce27" table:formula="of:=IF([.S50]&lt;&gt;&quot;&quot;;[.C50]&amp;&quot;=&quot;&amp;&quot;Pos &quot;&amp;[.S50]&amp;&quot; &quot;&amp;[.Y50];&quot;&quot;)" office:value-type="string" office:string-value="RIA349_02_RM5=Pos 41 " calcext:value-type="string">
            <text:p>RIA349_02_RM5=Pos 41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X105</text:p>
          </table:table-cell>
          <table:table-cell office:value-type="string" calcext:value-type="string">
            <text:p>RIA169_04_RM35</text:p>
          </table:table-cell>
          <table:table-cell/>
          <table:table-cell office:value-type="string" calcext:value-type="string">
            <text:p>RIA 169-4</text:p>
          </table:table-cell>
          <table:table-cell office:value-type="string" calcext:value-type="string">
            <text:p>Schraubklemme steckbar, RIA169, RM3,5 mm, 4 Pol.</text:p>
          </table:table-cell>
          <table:table-cell office:value-type="string" calcext:value-type="string">
            <text:p>470-0438R</text:p>
          </table:table-cell>
          <table:table-cell office:value-type="string" calcext:value-type="string">
            <text:p>RIA</text:p>
          </table:table-cell>
          <table:table-cell table:style-name="ce11" office:value-type="string" calcext:value-type="string">
            <text:p>31169104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51]*[.O51]" office:value-type="float" office:value="1" calcext:value-type="float">
            <text:p>1</text:p>
          </table:table-cell>
          <table:table-cell table:style-name="ce25" table:formula="of:=IF([.P51]&gt;0;[.L51];&quot;&quot;)" office:value-type="float" office:value="0" calcext:value-type="float">
            <text:p>0</text:p>
          </table:table-cell>
          <table:table-cell table:style-name="ce25" table:formula="of:=IF([.P51]&gt;0;[.M51];&quot;&quot;)" office:value-type="float" office:value="0" calcext:value-type="float">
            <text:p>0</text:p>
          </table:table-cell>
          <table:table-cell table:style-name="ce19" office:value-type="float" office:value="42" calcext:value-type="float">
            <text:p>42</text:p>
          </table:table-cell>
          <table:table-cell table:style-name="ce19"/>
          <table:table-cell table:style-name="ce26" table:number-columns-repeated="3"/>
          <table:table-cell table:style-name="ce27" table:formula="of:=IF([.U51]=&quot;Farnell&quot;;[.V51]&amp;&quot;,&quot;&amp;[.T51]&amp;&quot;,&quot;&amp;&quot;Pos &quot;&amp;[.S51];&quot;&quot;)">
            <text:p/>
          </table:table-cell>
          <table:table-cell/>
          <table:table-cell table:style-name="ce27" table:formula="of:=IF([.S51]&lt;&gt;&quot;&quot;;[.C51]&amp;&quot;=&quot;&amp;&quot;Pos &quot;&amp;[.S51]&amp;&quot; &quot;&amp;[.Y51];&quot;&quot;)" office:value-type="string" office:string-value="RIA169_04_RM35=Pos 42 " calcext:value-type="string">
            <text:p>RIA169_04_RM35=Pos 42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X201</text:p>
          </table:table-cell>
          <table:table-cell office:value-type="string" calcext:value-type="string">
            <text:p>STILEI-1X5_JUMPER</text:p>
          </table:table-cell>
          <table:table-cell/>
          <table:table-cell office:value-type="string" calcext:value-type="string">
            <text:p>Stiftleiste 1X5</text:p>
          </table:table-cell>
          <table:table-cell office:value-type="string" calcext:value-type="string">
            <text:p>STIFTLEISTE, RM 2,54mm, 1X5 Pol.</text:p>
          </table:table-cell>
          <table:table-cell/>
          <table:table-cell office:value-type="string" calcext:value-type="string">
            <text:p>Garry</text:p>
          </table:table-cell>
          <table:table-cell office:value-type="string" calcext:value-type="string">
            <text:p>STL1-1260GGT-005U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52]*[.O52]" office:value-type="float" office:value="1" calcext:value-type="float">
            <text:p>1</text:p>
          </table:table-cell>
          <table:table-cell table:style-name="ce25" table:formula="of:=IF([.P52]&gt;0;[.L52];&quot;&quot;)" office:value-type="float" office:value="0" calcext:value-type="float">
            <text:p>0</text:p>
          </table:table-cell>
          <table:table-cell table:style-name="ce25" table:formula="of:=IF([.P52]&gt;0;[.M52];&quot;&quot;)" office:value-type="float" office:value="0" calcext:value-type="float">
            <text:p>0</text:p>
          </table:table-cell>
          <table:table-cell table:style-name="ce19" office:value-type="float" office:value="43" calcext:value-type="float">
            <text:p>43</text:p>
          </table:table-cell>
          <table:table-cell table:style-name="ce19"/>
          <table:table-cell table:style-name="ce26" table:number-columns-repeated="3"/>
          <table:table-cell table:style-name="ce27" table:formula="of:=IF([.U52]=&quot;Farnell&quot;;[.V52]&amp;&quot;,&quot;&amp;[.T52]&amp;&quot;,&quot;&amp;&quot;Pos &quot;&amp;[.S52];&quot;&quot;)">
            <text:p/>
          </table:table-cell>
          <table:table-cell/>
          <table:table-cell table:style-name="ce27" table:formula="of:=IF([.S52]&lt;&gt;&quot;&quot;;[.C52]&amp;&quot;=&quot;&amp;&quot;Pos &quot;&amp;[.S52]&amp;&quot; &quot;&amp;[.Y52];&quot;&quot;)" office:value-type="string" office:string-value="STILEI-1X5_JUMPER=Pos 43 " calcext:value-type="string">
            <text:p>STILEI-1X5_JUMPER=Pos 43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X202</text:p>
          </table:table-cell>
          <table:table-cell office:value-type="string" calcext:value-type="string">
            <text:p>STILEI-1X4_JUMPER</text:p>
          </table:table-cell>
          <table:table-cell/>
          <table:table-cell office:value-type="string" calcext:value-type="string">
            <text:p>Stiftleiste 1X4</text:p>
          </table:table-cell>
          <table:table-cell office:value-type="string" calcext:value-type="string">
            <text:p>STIFTLEISTE, RM2,54mm, 1X4 Pol.</text:p>
          </table:table-cell>
          <table:table-cell/>
          <table:table-cell office:value-type="string" calcext:value-type="string">
            <text:p>Garry</text:p>
          </table:table-cell>
          <table:table-cell office:value-type="string" calcext:value-type="string">
            <text:p>STL1-1260GGT-004U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53]*[.O53]" office:value-type="float" office:value="1" calcext:value-type="float">
            <text:p>1</text:p>
          </table:table-cell>
          <table:table-cell table:style-name="ce25" table:formula="of:=IF([.P53]&gt;0;[.L53];&quot;&quot;)" office:value-type="float" office:value="0" calcext:value-type="float">
            <text:p>0</text:p>
          </table:table-cell>
          <table:table-cell table:style-name="ce25" table:formula="of:=IF([.P53]&gt;0;[.M53];&quot;&quot;)" office:value-type="float" office:value="0" calcext:value-type="float">
            <text:p>0</text:p>
          </table:table-cell>
          <table:table-cell table:style-name="ce19" office:value-type="float" office:value="44" calcext:value-type="float">
            <text:p>44</text:p>
          </table:table-cell>
          <table:table-cell table:style-name="ce19"/>
          <table:table-cell table:style-name="ce26" table:number-columns-repeated="3"/>
          <table:table-cell table:style-name="ce27" table:formula="of:=IF([.U53]=&quot;Farnell&quot;;[.V53]&amp;&quot;,&quot;&amp;[.T53]&amp;&quot;,&quot;&amp;&quot;Pos &quot;&amp;[.S53];&quot;&quot;)">
            <text:p/>
          </table:table-cell>
          <table:table-cell/>
          <table:table-cell table:style-name="ce27" table:formula="of:=IF([.S53]&lt;&gt;&quot;&quot;;[.C53]&amp;&quot;=&quot;&amp;&quot;Pos &quot;&amp;[.S53]&amp;&quot; &quot;&amp;[.Y53];&quot;&quot;)" office:value-type="string" office:string-value="STILEI-1X4_JUMPER=Pos 44 " calcext:value-type="string">
            <text:p>STILEI-1X4_JUMPER=Pos 44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X301</text:p>
          </table:table-cell>
          <table:table-cell office:value-type="string" calcext:value-type="string">
            <text:p>JUMPER-IEC-0603-1-2</text:p>
          </table:table-cell>
          <table:table-cell/>
          <table:table-cell office:value-type="string" calcext:value-type="string">
            <text:p>0R00-1-2</text:p>
          </table:table-cell>
          <table:table-cell office:value-type="string" calcext:value-type="string">
            <text:p>SMD-Jumper, 0603, default Pin 1 und 2 verbunden</text:p>
          </table:table-cell>
          <table:table-cell table:number-columns-repeated="7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54]*[.O54]" office:value-type="float" office:value="1" calcext:value-type="float">
            <text:p>1</text:p>
          </table:table-cell>
          <table:table-cell table:style-name="ce25" table:formula="of:=IF([.P54]&gt;0;[.L54];&quot;&quot;)" office:value-type="float" office:value="0" calcext:value-type="float">
            <text:p>0</text:p>
          </table:table-cell>
          <table:table-cell table:style-name="ce25" table:formula="of:=IF([.P54]&gt;0;[.M54];&quot;&quot;)" office:value-type="float" office:value="0" calcext:value-type="float">
            <text:p>0</text:p>
          </table:table-cell>
          <table:table-cell table:style-name="ce19" office:value-type="float" office:value="45" calcext:value-type="float">
            <text:p>45</text:p>
          </table:table-cell>
          <table:table-cell table:style-name="ce19"/>
          <table:table-cell table:style-name="ce26" table:number-columns-repeated="3"/>
          <table:table-cell table:style-name="ce27" table:formula="of:=IF([.U54]=&quot;Farnell&quot;;[.V54]&amp;&quot;,&quot;&amp;[.T54]&amp;&quot;,&quot;&amp;&quot;Pos &quot;&amp;[.S54];&quot;&quot;)">
            <text:p/>
          </table:table-cell>
          <table:table-cell/>
          <table:table-cell table:style-name="ce27" table:formula="of:=IF([.S54]&lt;&gt;&quot;&quot;;[.C54]&amp;&quot;=&quot;&amp;&quot;Pos &quot;&amp;[.S54]&amp;&quot; &quot;&amp;[.Y54];&quot;&quot;)" office:value-type="string" office:string-value="JUMPER-IEC-0603-1-2=Pos 45 " calcext:value-type="string">
            <text:p>JUMPER-IEC-0603-1-2=Pos 45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X303</text:p>
          </table:table-cell>
          <table:table-cell office:value-type="string" calcext:value-type="string">
            <text:p>STILEI-1X3_JUMPER</text:p>
          </table:table-cell>
          <table:table-cell/>
          <table:table-cell office:value-type="string" calcext:value-type="string">
            <text:p>Stiftleiste 1X3</text:p>
          </table:table-cell>
          <table:table-cell office:value-type="string" calcext:value-type="string">
            <text:p>Stilftleiste 3Pol. Stehend, RM 2.54mm</text:p>
          </table:table-cell>
          <table:table-cell office:value-type="string" calcext:value-type="string">
            <text:p>470-0023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STL1-1260GGT-003U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55]*[.O55]" office:value-type="float" office:value="1" calcext:value-type="float">
            <text:p>1</text:p>
          </table:table-cell>
          <table:table-cell table:style-name="ce25" table:formula="of:=IF([.P55]&gt;0;[.L55];&quot;&quot;)" office:value-type="float" office:value="0" calcext:value-type="float">
            <text:p>0</text:p>
          </table:table-cell>
          <table:table-cell table:style-name="ce25" table:formula="of:=IF([.P55]&gt;0;[.M55];&quot;&quot;)" office:value-type="float" office:value="0" calcext:value-type="float">
            <text:p>0</text:p>
          </table:table-cell>
          <table:table-cell table:style-name="ce19" office:value-type="float" office:value="46" calcext:value-type="float">
            <text:p>46</text:p>
          </table:table-cell>
          <table:table-cell table:style-name="ce19"/>
          <table:table-cell table:style-name="ce26" table:number-columns-repeated="3"/>
          <table:table-cell table:style-name="ce27" table:formula="of:=IF([.U55]=&quot;Farnell&quot;;[.V55]&amp;&quot;,&quot;&amp;[.T55]&amp;&quot;,&quot;&amp;&quot;Pos &quot;&amp;[.S55];&quot;&quot;)">
            <text:p/>
          </table:table-cell>
          <table:table-cell/>
          <table:table-cell table:style-name="ce27" table:formula="of:=IF([.S55]&lt;&gt;&quot;&quot;;[.C55]&amp;&quot;=&quot;&amp;&quot;Pos &quot;&amp;[.S55]&amp;&quot; &quot;&amp;[.Y55];&quot;&quot;)" office:value-type="string" office:string-value="STILEI-1X3_JUMPER=Pos 46 " calcext:value-type="string">
            <text:p>STILEI-1X3_JUMPER=Pos 46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EF1</text:p>
          </table:table-cell>
          <table:table-cell office:value-type="string" calcext:value-type="string">
            <text:p>DEF_GUF</text:p>
          </table:table-cell>
          <table:table-cell office:value-type="string" calcext:value-type="string">
            <text:p>n.b.</text:p>
          </table:table-cell>
          <table:table-cell/>
          <table:table-cell office:value-type="string" calcext:value-type="string">
            <text:p>Defekt Marker</text:p>
          </table:table-cell>
          <table:table-cell office:value-type="string" calcext:value-type="string">
            <text:p>906-0006</text:p>
          </table:table-cell>
          <table:table-cell table:number-columns-repeated="6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56]*[.O56]" office:value-type="float" office:value="1" calcext:value-type="float">
            <text:p>1</text:p>
          </table:table-cell>
          <table:table-cell table:style-name="ce25" table:formula="of:=IF([.P56]&gt;0;[.L56];&quot;&quot;)" office:value-type="float" office:value="0" calcext:value-type="float">
            <text:p>0</text:p>
          </table:table-cell>
          <table:table-cell table:style-name="ce25" table:formula="of:=IF([.P56]&gt;0;[.M56];&quot;&quot;)" office:value-type="float" office:value="0" calcext:value-type="float">
            <text:p>0</text:p>
          </table:table-cell>
          <table:table-cell table:style-name="ce19" office:value-type="float" office:value="47" calcext:value-type="float">
            <text:p>47</text:p>
          </table:table-cell>
          <table:table-cell table:style-name="ce19"/>
          <table:table-cell table:style-name="ce26" table:number-columns-repeated="3"/>
          <table:table-cell table:style-name="ce27" table:formula="of:=IF([.U56]=&quot;Farnell&quot;;[.V56]&amp;&quot;,&quot;&amp;[.T56]&amp;&quot;,&quot;&amp;&quot;Pos &quot;&amp;[.S56];&quot;&quot;)">
            <text:p/>
          </table:table-cell>
          <table:table-cell/>
          <table:table-cell table:style-name="ce27" table:formula="of:=IF([.S56]&lt;&gt;&quot;&quot;;[.C56]&amp;&quot;=&quot;&amp;&quot;Pos &quot;&amp;[.S56]&amp;&quot; &quot;&amp;[.Y56];&quot;&quot;)" office:value-type="string" office:string-value="DEF_GUF=Pos 47 " calcext:value-type="string">
            <text:p>DEF_GUF=Pos 47 </text:p>
          </table:table-cell>
          <table:table-cell table:number-columns-repeated="1635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X302</text:p>
          </table:table-cell>
          <table:table-cell office:value-type="string" calcext:value-type="string">
            <text:p>JUMPER_1X2_OPEN</text:p>
          </table:table-cell>
          <table:table-cell/>
          <table:table-cell office:value-type="string" calcext:value-type="string">
            <text:p>Stiftleiste 1X2</text:p>
          </table:table-cell>
          <table:table-cell office:value-type="string" calcext:value-type="string">
            <text:p>Stiftleiste, 2 Pol., Stehend, RM 2,54mm Länge 7mm incl. Jumper</text:p>
          </table:table-cell>
          <table:table-cell/>
          <table:table-cell office:value-type="string" calcext:value-type="string">
            <text:p>Garry</text:p>
          </table:table-cell>
          <table:table-cell office:value-type="string" calcext:value-type="string">
            <text:p>STL1-1260GGT-002U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57]*[.O57]" office:value-type="float" office:value="1" calcext:value-type="float">
            <text:p>1</text:p>
          </table:table-cell>
          <table:table-cell table:style-name="ce25" table:formula="of:=IF([.P57]&gt;0;[.L57];&quot;&quot;)" office:value-type="float" office:value="0" calcext:value-type="float">
            <text:p>0</text:p>
          </table:table-cell>
          <table:table-cell table:style-name="ce25" table:formula="of:=IF([.P57]&gt;0;[.M57];&quot;&quot;)" office:value-type="float" office:value="0" calcext:value-type="float">
            <text:p>0</text:p>
          </table:table-cell>
          <table:table-cell table:style-name="ce19" office:value-type="float" office:value="48" calcext:value-type="float">
            <text:p>48</text:p>
          </table:table-cell>
          <table:table-cell table:style-name="ce19"/>
          <table:table-cell table:style-name="ce26" table:number-columns-repeated="3"/>
          <table:table-cell table:style-name="ce27" table:formula="of:=IF([.U57]=&quot;Farnell&quot;;[.V57]&amp;&quot;,&quot;&amp;[.T57]&amp;&quot;,&quot;&amp;&quot;Pos &quot;&amp;[.S57];&quot;&quot;)">
            <text:p/>
          </table:table-cell>
          <table:table-cell/>
          <table:table-cell table:style-name="ce27" table:formula="of:=IF([.S57]&lt;&gt;&quot;&quot;;[.C57]&amp;&quot;=&quot;&amp;&quot;Pos &quot;&amp;[.S57]&amp;&quot; &quot;&amp;[.Y57];&quot;&quot;)" office:value-type="string" office:string-value="JUMPER_1X2_OPEN=Pos 48 " calcext:value-type="string">
            <text:p>JUMPER_1X2_OPEN=Pos 48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58]*[.O58]" office:value-type="float" office:value="0" calcext:value-type="float">
            <text:p>0</text:p>
          </table:table-cell>
          <table:table-cell table:style-name="ce25" table:formula="of:=IF([.P58]&gt;0;[.L58];&quot;&quot;)">
            <text:p/>
          </table:table-cell>
          <table:table-cell table:style-name="ce25" table:formula="of:=IF([.P58]&gt;0;[.M58];&quot;&quot;)">
            <text:p/>
          </table:table-cell>
          <table:table-cell table:style-name="ce19" office:value-type="float" office:value="49" calcext:value-type="float">
            <text:p>49</text:p>
          </table:table-cell>
          <table:table-cell table:style-name="ce19"/>
          <table:table-cell table:style-name="ce26" table:number-columns-repeated="3"/>
          <table:table-cell table:style-name="ce27" table:formula="of:=IF([.U58]=&quot;Farnell&quot;;[.V58]&amp;&quot;,&quot;&amp;[.T58]&amp;&quot;,&quot;&amp;&quot;Pos &quot;&amp;[.S58];&quot;&quot;)">
            <text:p/>
          </table:table-cell>
          <table:table-cell/>
          <table:table-cell table:style-name="ce27" table:formula="of:=IF([.S58]&lt;&gt;&quot;&quot;;[.C58]&amp;&quot;=&quot;&amp;&quot;Pos &quot;&amp;[.S58]&amp;&quot; &quot;&amp;[.Y58];&quot;&quot;)" office:value-type="string" office:string-value="=Pos 49 " calcext:value-type="string">
            <text:p>=Pos 49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59]*[.O59]" office:value-type="float" office:value="0" calcext:value-type="float">
            <text:p>0</text:p>
          </table:table-cell>
          <table:table-cell table:style-name="ce25" table:formula="of:=IF([.P59]&gt;0;[.L59];&quot;&quot;)">
            <text:p/>
          </table:table-cell>
          <table:table-cell table:style-name="ce25" table:formula="of:=IF([.P59]&gt;0;[.M59];&quot;&quot;)">
            <text:p/>
          </table:table-cell>
          <table:table-cell table:style-name="ce19" office:value-type="float" office:value="50" calcext:value-type="float">
            <text:p>50</text:p>
          </table:table-cell>
          <table:table-cell table:style-name="ce19"/>
          <table:table-cell table:style-name="ce26" table:number-columns-repeated="3"/>
          <table:table-cell table:style-name="ce27" table:formula="of:=IF([.U59]=&quot;Farnell&quot;;[.V59]&amp;&quot;,&quot;&amp;[.T59]&amp;&quot;,&quot;&amp;&quot;Pos &quot;&amp;[.S59];&quot;&quot;)">
            <text:p/>
          </table:table-cell>
          <table:table-cell/>
          <table:table-cell table:style-name="ce27" table:formula="of:=IF([.S59]&lt;&gt;&quot;&quot;;[.C59]&amp;&quot;=&quot;&amp;&quot;Pos &quot;&amp;[.S59]&amp;&quot; &quot;&amp;[.Y59];&quot;&quot;)" office:value-type="string" office:string-value="=Pos 50 " calcext:value-type="string">
            <text:p>=Pos 50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60]*[.O60]" office:value-type="float" office:value="0" calcext:value-type="float">
            <text:p>0</text:p>
          </table:table-cell>
          <table:table-cell table:style-name="ce25" table:formula="of:=IF([.P60]&gt;0;[.L60];&quot;&quot;)">
            <text:p/>
          </table:table-cell>
          <table:table-cell table:style-name="ce25" table:formula="of:=IF([.P60]&gt;0;[.M60];&quot;&quot;)">
            <text:p/>
          </table:table-cell>
          <table:table-cell table:style-name="ce19" office:value-type="float" office:value="51" calcext:value-type="float">
            <text:p>51</text:p>
          </table:table-cell>
          <table:table-cell table:style-name="ce19"/>
          <table:table-cell table:style-name="ce26" table:number-columns-repeated="3"/>
          <table:table-cell table:style-name="ce27" table:formula="of:=IF([.U60]=&quot;Farnell&quot;;[.V60]&amp;&quot;,&quot;&amp;[.T60]&amp;&quot;,&quot;&amp;&quot;Pos &quot;&amp;[.S60];&quot;&quot;)">
            <text:p/>
          </table:table-cell>
          <table:table-cell/>
          <table:table-cell table:style-name="ce27" table:formula="of:=IF([.S60]&lt;&gt;&quot;&quot;;[.C60]&amp;&quot;=&quot;&amp;&quot;Pos &quot;&amp;[.S60]&amp;&quot; &quot;&amp;[.Y60];&quot;&quot;)" office:value-type="string" office:string-value="=Pos 51 " calcext:value-type="string">
            <text:p>=Pos 51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61]*[.O61]" office:value-type="float" office:value="0" calcext:value-type="float">
            <text:p>0</text:p>
          </table:table-cell>
          <table:table-cell table:style-name="ce25" table:formula="of:=IF([.P61]&gt;0;[.L61];&quot;&quot;)">
            <text:p/>
          </table:table-cell>
          <table:table-cell table:style-name="ce25" table:formula="of:=IF([.P61]&gt;0;[.M61];&quot;&quot;)">
            <text:p/>
          </table:table-cell>
          <table:table-cell table:style-name="ce19" office:value-type="float" office:value="52" calcext:value-type="float">
            <text:p>52</text:p>
          </table:table-cell>
          <table:table-cell table:style-name="ce19"/>
          <table:table-cell table:style-name="ce26" table:number-columns-repeated="3"/>
          <table:table-cell table:style-name="ce27" table:formula="of:=IF([.U61]=&quot;Farnell&quot;;[.V61]&amp;&quot;,&quot;&amp;[.T61]&amp;&quot;,&quot;&amp;&quot;Pos &quot;&amp;[.S61];&quot;&quot;)">
            <text:p/>
          </table:table-cell>
          <table:table-cell/>
          <table:table-cell table:style-name="ce27" table:formula="of:=IF([.S61]&lt;&gt;&quot;&quot;;[.C61]&amp;&quot;=&quot;&amp;&quot;Pos &quot;&amp;[.S61]&amp;&quot; &quot;&amp;[.Y61];&quot;&quot;)" office:value-type="string" office:string-value="=Pos 52 " calcext:value-type="string">
            <text:p>=Pos 52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62]*[.O62]" office:value-type="float" office:value="0" calcext:value-type="float">
            <text:p>0</text:p>
          </table:table-cell>
          <table:table-cell table:style-name="ce25" table:formula="of:=IF([.P62]&gt;0;[.L62];&quot;&quot;)">
            <text:p/>
          </table:table-cell>
          <table:table-cell table:style-name="ce25" table:formula="of:=IF([.P62]&gt;0;[.M62];&quot;&quot;)">
            <text:p/>
          </table:table-cell>
          <table:table-cell table:style-name="ce19" office:value-type="float" office:value="53" calcext:value-type="float">
            <text:p>53</text:p>
          </table:table-cell>
          <table:table-cell table:style-name="ce19"/>
          <table:table-cell table:style-name="ce26" table:number-columns-repeated="3"/>
          <table:table-cell table:style-name="ce27" table:formula="of:=IF([.U62]=&quot;Farnell&quot;;[.V62]&amp;&quot;,&quot;&amp;[.T62]&amp;&quot;,&quot;&amp;&quot;Pos &quot;&amp;[.S62];&quot;&quot;)">
            <text:p/>
          </table:table-cell>
          <table:table-cell/>
          <table:table-cell table:style-name="ce27" table:formula="of:=IF([.S62]&lt;&gt;&quot;&quot;;[.C62]&amp;&quot;=&quot;&amp;&quot;Pos &quot;&amp;[.S62]&amp;&quot; &quot;&amp;[.Y62];&quot;&quot;)" office:value-type="string" office:string-value="=Pos 53 " calcext:value-type="string">
            <text:p>=Pos 53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63]*[.O63]" office:value-type="float" office:value="0" calcext:value-type="float">
            <text:p>0</text:p>
          </table:table-cell>
          <table:table-cell table:style-name="ce25" table:formula="of:=IF([.P63]&gt;0;[.L63];&quot;&quot;)">
            <text:p/>
          </table:table-cell>
          <table:table-cell table:style-name="ce25" table:formula="of:=IF([.P63]&gt;0;[.M63];&quot;&quot;)">
            <text:p/>
          </table:table-cell>
          <table:table-cell table:style-name="ce19" office:value-type="float" office:value="54" calcext:value-type="float">
            <text:p>54</text:p>
          </table:table-cell>
          <table:table-cell table:style-name="ce19"/>
          <table:table-cell table:style-name="ce26" table:number-columns-repeated="3"/>
          <table:table-cell table:style-name="ce27" table:formula="of:=IF([.U63]=&quot;Farnell&quot;;[.V63]&amp;&quot;,&quot;&amp;[.T63]&amp;&quot;,&quot;&amp;&quot;Pos &quot;&amp;[.S63];&quot;&quot;)">
            <text:p/>
          </table:table-cell>
          <table:table-cell/>
          <table:table-cell table:style-name="ce27" table:formula="of:=IF([.S63]&lt;&gt;&quot;&quot;;[.C63]&amp;&quot;=&quot;&amp;&quot;Pos &quot;&amp;[.S63]&amp;&quot; &quot;&amp;[.Y63];&quot;&quot;)" office:value-type="string" office:string-value="=Pos 54 " calcext:value-type="string">
            <text:p>=Pos 54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64]*[.O64]" office:value-type="float" office:value="0" calcext:value-type="float">
            <text:p>0</text:p>
          </table:table-cell>
          <table:table-cell table:style-name="ce25" table:formula="of:=IF([.P64]&gt;0;[.L64];&quot;&quot;)">
            <text:p/>
          </table:table-cell>
          <table:table-cell table:style-name="ce25" table:formula="of:=IF([.P64]&gt;0;[.M64];&quot;&quot;)">
            <text:p/>
          </table:table-cell>
          <table:table-cell table:style-name="ce19" office:value-type="float" office:value="55" calcext:value-type="float">
            <text:p>55</text:p>
          </table:table-cell>
          <table:table-cell table:style-name="ce19"/>
          <table:table-cell table:style-name="ce26" table:number-columns-repeated="3"/>
          <table:table-cell table:style-name="ce27" table:formula="of:=IF([.U64]=&quot;Farnell&quot;;[.V64]&amp;&quot;,&quot;&amp;[.T64]&amp;&quot;,&quot;&amp;&quot;Pos &quot;&amp;[.S64];&quot;&quot;)">
            <text:p/>
          </table:table-cell>
          <table:table-cell/>
          <table:table-cell table:style-name="ce27" table:formula="of:=IF([.S64]&lt;&gt;&quot;&quot;;[.C64]&amp;&quot;=&quot;&amp;&quot;Pos &quot;&amp;[.S64]&amp;&quot; &quot;&amp;[.Y64];&quot;&quot;)" office:value-type="string" office:string-value="=Pos 55 " calcext:value-type="string">
            <text:p>=Pos 55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65]*[.O65]" office:value-type="float" office:value="0" calcext:value-type="float">
            <text:p>0</text:p>
          </table:table-cell>
          <table:table-cell table:style-name="ce25" table:formula="of:=IF([.P65]&gt;0;[.L65];&quot;&quot;)">
            <text:p/>
          </table:table-cell>
          <table:table-cell table:style-name="ce25" table:formula="of:=IF([.P65]&gt;0;[.M65];&quot;&quot;)">
            <text:p/>
          </table:table-cell>
          <table:table-cell table:style-name="ce19" office:value-type="float" office:value="56" calcext:value-type="float">
            <text:p>56</text:p>
          </table:table-cell>
          <table:table-cell table:style-name="ce19"/>
          <table:table-cell table:style-name="ce26" table:number-columns-repeated="3"/>
          <table:table-cell table:style-name="ce27" table:formula="of:=IF([.U65]=&quot;Farnell&quot;;[.V65]&amp;&quot;,&quot;&amp;[.T65]&amp;&quot;,&quot;&amp;&quot;Pos &quot;&amp;[.S65];&quot;&quot;)">
            <text:p/>
          </table:table-cell>
          <table:table-cell/>
          <table:table-cell table:style-name="ce27" table:formula="of:=IF([.S65]&lt;&gt;&quot;&quot;;[.C65]&amp;&quot;=&quot;&amp;&quot;Pos &quot;&amp;[.S65]&amp;&quot; &quot;&amp;[.Y65];&quot;&quot;)" office:value-type="string" office:string-value="=Pos 56 " calcext:value-type="string">
            <text:p>=Pos 56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66]*[.O66]" office:value-type="float" office:value="0" calcext:value-type="float">
            <text:p>0</text:p>
          </table:table-cell>
          <table:table-cell table:style-name="ce25" table:formula="of:=IF([.P66]&gt;0;[.L66];&quot;&quot;)">
            <text:p/>
          </table:table-cell>
          <table:table-cell table:style-name="ce25" table:formula="of:=IF([.P66]&gt;0;[.M66];&quot;&quot;)">
            <text:p/>
          </table:table-cell>
          <table:table-cell table:style-name="ce19" office:value-type="float" office:value="57" calcext:value-type="float">
            <text:p>57</text:p>
          </table:table-cell>
          <table:table-cell table:style-name="ce19"/>
          <table:table-cell table:style-name="ce26" table:number-columns-repeated="3"/>
          <table:table-cell table:style-name="ce27" table:formula="of:=IF([.U66]=&quot;Farnell&quot;;[.V66]&amp;&quot;,&quot;&amp;[.T66]&amp;&quot;,&quot;&amp;&quot;Pos &quot;&amp;[.S66];&quot;&quot;)">
            <text:p/>
          </table:table-cell>
          <table:table-cell/>
          <table:table-cell table:style-name="ce27" table:formula="of:=IF([.S66]&lt;&gt;&quot;&quot;;[.C66]&amp;&quot;=&quot;&amp;&quot;Pos &quot;&amp;[.S66]&amp;&quot; &quot;&amp;[.Y66];&quot;&quot;)" office:value-type="string" office:string-value="=Pos 57 " calcext:value-type="string">
            <text:p>=Pos 57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67]*[.O67]" office:value-type="float" office:value="0" calcext:value-type="float">
            <text:p>0</text:p>
          </table:table-cell>
          <table:table-cell table:style-name="ce25" table:formula="of:=IF([.P67]&gt;0;[.L67];&quot;&quot;)">
            <text:p/>
          </table:table-cell>
          <table:table-cell table:style-name="ce25" table:formula="of:=IF([.P67]&gt;0;[.M67];&quot;&quot;)">
            <text:p/>
          </table:table-cell>
          <table:table-cell table:style-name="ce19" office:value-type="float" office:value="58" calcext:value-type="float">
            <text:p>58</text:p>
          </table:table-cell>
          <table:table-cell table:style-name="ce19"/>
          <table:table-cell table:style-name="ce26" table:number-columns-repeated="3"/>
          <table:table-cell table:style-name="ce27" table:formula="of:=IF([.U67]=&quot;Farnell&quot;;[.V67]&amp;&quot;,&quot;&amp;[.T67]&amp;&quot;,&quot;&amp;&quot;Pos &quot;&amp;[.S67];&quot;&quot;)">
            <text:p/>
          </table:table-cell>
          <table:table-cell/>
          <table:table-cell table:style-name="ce27" table:formula="of:=IF([.S67]&lt;&gt;&quot;&quot;;[.C67]&amp;&quot;=&quot;&amp;&quot;Pos &quot;&amp;[.S67]&amp;&quot; &quot;&amp;[.Y67];&quot;&quot;)" office:value-type="string" office:string-value="=Pos 58 " calcext:value-type="string">
            <text:p>=Pos 58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68]*[.O68]" office:value-type="float" office:value="0" calcext:value-type="float">
            <text:p>0</text:p>
          </table:table-cell>
          <table:table-cell table:style-name="ce25" table:formula="of:=IF([.P68]&gt;0;[.L68];&quot;&quot;)">
            <text:p/>
          </table:table-cell>
          <table:table-cell table:style-name="ce25" table:formula="of:=IF([.P68]&gt;0;[.M68];&quot;&quot;)">
            <text:p/>
          </table:table-cell>
          <table:table-cell table:style-name="ce19" office:value-type="float" office:value="59" calcext:value-type="float">
            <text:p>59</text:p>
          </table:table-cell>
          <table:table-cell table:style-name="ce19"/>
          <table:table-cell table:style-name="ce26" table:number-columns-repeated="3"/>
          <table:table-cell table:style-name="ce27" table:formula="of:=IF([.U68]=&quot;Farnell&quot;;[.V68]&amp;&quot;,&quot;&amp;[.T68]&amp;&quot;,&quot;&amp;&quot;Pos &quot;&amp;[.S68];&quot;&quot;)">
            <text:p/>
          </table:table-cell>
          <table:table-cell/>
          <table:table-cell table:style-name="ce27" table:formula="of:=IF([.S68]&lt;&gt;&quot;&quot;;[.C68]&amp;&quot;=&quot;&amp;&quot;Pos &quot;&amp;[.S68]&amp;&quot; &quot;&amp;[.Y68];&quot;&quot;)" office:value-type="string" office:string-value="=Pos 59 " calcext:value-type="string">
            <text:p>=Pos 59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69]*[.O69]" office:value-type="float" office:value="0" calcext:value-type="float">
            <text:p>0</text:p>
          </table:table-cell>
          <table:table-cell table:style-name="ce25" table:formula="of:=IF([.P69]&gt;0;[.L69];&quot;&quot;)">
            <text:p/>
          </table:table-cell>
          <table:table-cell table:style-name="ce25" table:formula="of:=IF([.P69]&gt;0;[.M69];&quot;&quot;)">
            <text:p/>
          </table:table-cell>
          <table:table-cell table:style-name="ce19" office:value-type="float" office:value="60" calcext:value-type="float">
            <text:p>60</text:p>
          </table:table-cell>
          <table:table-cell table:style-name="ce19"/>
          <table:table-cell table:style-name="ce26" table:number-columns-repeated="3"/>
          <table:table-cell table:style-name="ce27" table:formula="of:=IF([.U69]=&quot;Farnell&quot;;[.V69]&amp;&quot;,&quot;&amp;[.T69]&amp;&quot;,&quot;&amp;&quot;Pos &quot;&amp;[.S69];&quot;&quot;)">
            <text:p/>
          </table:table-cell>
          <table:table-cell/>
          <table:table-cell table:style-name="ce27" table:formula="of:=IF([.S69]&lt;&gt;&quot;&quot;;[.C69]&amp;&quot;=&quot;&amp;&quot;Pos &quot;&amp;[.S69]&amp;&quot; &quot;&amp;[.Y69];&quot;&quot;)" office:value-type="string" office:string-value="=Pos 60 " calcext:value-type="string">
            <text:p>=Pos 60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70]*[.O70]" office:value-type="float" office:value="0" calcext:value-type="float">
            <text:p>0</text:p>
          </table:table-cell>
          <table:table-cell table:style-name="ce25" table:formula="of:=IF([.P70]&gt;0;[.L70];&quot;&quot;)">
            <text:p/>
          </table:table-cell>
          <table:table-cell table:style-name="ce25" table:formula="of:=IF([.P70]&gt;0;[.M70];&quot;&quot;)">
            <text:p/>
          </table:table-cell>
          <table:table-cell table:style-name="ce19" office:value-type="float" office:value="61" calcext:value-type="float">
            <text:p>61</text:p>
          </table:table-cell>
          <table:table-cell table:style-name="ce19"/>
          <table:table-cell table:style-name="ce26" table:number-columns-repeated="3"/>
          <table:table-cell table:style-name="ce27" table:formula="of:=IF([.U70]=&quot;Farnell&quot;;[.V70]&amp;&quot;,&quot;&amp;[.T70]&amp;&quot;,&quot;&amp;&quot;Pos &quot;&amp;[.S70];&quot;&quot;)">
            <text:p/>
          </table:table-cell>
          <table:table-cell/>
          <table:table-cell table:style-name="ce27" table:formula="of:=IF([.S70]&lt;&gt;&quot;&quot;;[.C70]&amp;&quot;=&quot;&amp;&quot;Pos &quot;&amp;[.S70]&amp;&quot; &quot;&amp;[.Y70];&quot;&quot;)" office:value-type="string" office:string-value="=Pos 61 " calcext:value-type="string">
            <text:p>=Pos 61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71]*[.O71]" office:value-type="float" office:value="0" calcext:value-type="float">
            <text:p>0</text:p>
          </table:table-cell>
          <table:table-cell table:style-name="ce25" table:formula="of:=IF([.P71]&gt;0;[.L71];&quot;&quot;)">
            <text:p/>
          </table:table-cell>
          <table:table-cell table:style-name="ce25" table:formula="of:=IF([.P71]&gt;0;[.M71];&quot;&quot;)">
            <text:p/>
          </table:table-cell>
          <table:table-cell table:style-name="ce19" office:value-type="float" office:value="62" calcext:value-type="float">
            <text:p>62</text:p>
          </table:table-cell>
          <table:table-cell table:style-name="ce19"/>
          <table:table-cell table:style-name="ce26" table:number-columns-repeated="3"/>
          <table:table-cell table:style-name="ce27" table:formula="of:=IF([.U71]=&quot;Farnell&quot;;[.V71]&amp;&quot;,&quot;&amp;[.T71]&amp;&quot;,&quot;&amp;&quot;Pos &quot;&amp;[.S71];&quot;&quot;)">
            <text:p/>
          </table:table-cell>
          <table:table-cell/>
          <table:table-cell table:style-name="ce27" table:formula="of:=IF([.S71]&lt;&gt;&quot;&quot;;[.C71]&amp;&quot;=&quot;&amp;&quot;Pos &quot;&amp;[.S71]&amp;&quot; &quot;&amp;[.Y71];&quot;&quot;)" office:value-type="string" office:string-value="=Pos 62 " calcext:value-type="string">
            <text:p>=Pos 62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72]*[.O72]" office:value-type="float" office:value="0" calcext:value-type="float">
            <text:p>0</text:p>
          </table:table-cell>
          <table:table-cell table:style-name="ce25" table:formula="of:=IF([.P72]&gt;0;[.L72];&quot;&quot;)">
            <text:p/>
          </table:table-cell>
          <table:table-cell table:style-name="ce25" table:formula="of:=IF([.P72]&gt;0;[.M72];&quot;&quot;)">
            <text:p/>
          </table:table-cell>
          <table:table-cell table:style-name="ce19" office:value-type="float" office:value="63" calcext:value-type="float">
            <text:p>63</text:p>
          </table:table-cell>
          <table:table-cell table:style-name="ce19"/>
          <table:table-cell table:style-name="ce26" table:number-columns-repeated="3"/>
          <table:table-cell table:style-name="ce27" table:formula="of:=IF([.U72]=&quot;Farnell&quot;;[.V72]&amp;&quot;,&quot;&amp;[.T72]&amp;&quot;,&quot;&amp;&quot;Pos &quot;&amp;[.S72];&quot;&quot;)">
            <text:p/>
          </table:table-cell>
          <table:table-cell/>
          <table:table-cell table:style-name="ce27" table:formula="of:=IF([.S72]&lt;&gt;&quot;&quot;;[.C72]&amp;&quot;=&quot;&amp;&quot;Pos &quot;&amp;[.S72]&amp;&quot; &quot;&amp;[.Y72];&quot;&quot;)" office:value-type="string" office:string-value="=Pos 63 " calcext:value-type="string">
            <text:p>=Pos 63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73]*[.O73]" office:value-type="float" office:value="0" calcext:value-type="float">
            <text:p>0</text:p>
          </table:table-cell>
          <table:table-cell table:style-name="ce25" table:formula="of:=IF([.P73]&gt;0;[.L73];&quot;&quot;)">
            <text:p/>
          </table:table-cell>
          <table:table-cell table:style-name="ce25" table:formula="of:=IF([.P73]&gt;0;[.M73];&quot;&quot;)">
            <text:p/>
          </table:table-cell>
          <table:table-cell table:style-name="ce19" office:value-type="float" office:value="64" calcext:value-type="float">
            <text:p>64</text:p>
          </table:table-cell>
          <table:table-cell table:style-name="ce19"/>
          <table:table-cell table:style-name="ce26" table:number-columns-repeated="3"/>
          <table:table-cell table:style-name="ce27" table:formula="of:=IF([.U73]=&quot;Farnell&quot;;[.V73]&amp;&quot;,&quot;&amp;[.T73]&amp;&quot;,&quot;&amp;&quot;Pos &quot;&amp;[.S73];&quot;&quot;)">
            <text:p/>
          </table:table-cell>
          <table:table-cell/>
          <table:table-cell table:style-name="ce27" table:formula="of:=IF([.S73]&lt;&gt;&quot;&quot;;[.C73]&amp;&quot;=&quot;&amp;&quot;Pos &quot;&amp;[.S73]&amp;&quot; &quot;&amp;[.Y73];&quot;&quot;)" office:value-type="string" office:string-value="=Pos 64 " calcext:value-type="string">
            <text:p>=Pos 64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74]*[.O74]" office:value-type="float" office:value="0" calcext:value-type="float">
            <text:p>0</text:p>
          </table:table-cell>
          <table:table-cell table:style-name="ce25" table:formula="of:=IF([.P74]&gt;0;[.L74];&quot;&quot;)">
            <text:p/>
          </table:table-cell>
          <table:table-cell table:style-name="ce25" table:formula="of:=IF([.P74]&gt;0;[.M74];&quot;&quot;)">
            <text:p/>
          </table:table-cell>
          <table:table-cell table:style-name="ce19" office:value-type="float" office:value="65" calcext:value-type="float">
            <text:p>65</text:p>
          </table:table-cell>
          <table:table-cell table:style-name="ce19"/>
          <table:table-cell table:style-name="ce26" table:number-columns-repeated="3"/>
          <table:table-cell table:style-name="ce27" table:formula="of:=IF([.U74]=&quot;Farnell&quot;;[.V74]&amp;&quot;,&quot;&amp;[.T74]&amp;&quot;,&quot;&amp;&quot;Pos &quot;&amp;[.S74];&quot;&quot;)">
            <text:p/>
          </table:table-cell>
          <table:table-cell/>
          <table:table-cell table:style-name="ce27" table:formula="of:=IF([.S74]&lt;&gt;&quot;&quot;;[.C74]&amp;&quot;=&quot;&amp;&quot;Pos &quot;&amp;[.S74]&amp;&quot; &quot;&amp;[.Y74];&quot;&quot;)" office:value-type="string" office:string-value="=Pos 65 " calcext:value-type="string">
            <text:p>=Pos 65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75]*[.O75]" office:value-type="float" office:value="0" calcext:value-type="float">
            <text:p>0</text:p>
          </table:table-cell>
          <table:table-cell table:style-name="ce25" table:formula="of:=IF([.P75]&gt;0;[.L75];&quot;&quot;)">
            <text:p/>
          </table:table-cell>
          <table:table-cell table:style-name="ce25" table:formula="of:=IF([.P75]&gt;0;[.M75];&quot;&quot;)">
            <text:p/>
          </table:table-cell>
          <table:table-cell table:style-name="ce19" office:value-type="float" office:value="66" calcext:value-type="float">
            <text:p>66</text:p>
          </table:table-cell>
          <table:table-cell table:style-name="ce19"/>
          <table:table-cell table:style-name="ce26" table:number-columns-repeated="3"/>
          <table:table-cell table:style-name="ce27" table:formula="of:=IF([.U75]=&quot;Farnell&quot;;[.V75]&amp;&quot;,&quot;&amp;[.T75]&amp;&quot;,&quot;&amp;&quot;Pos &quot;&amp;[.S75];&quot;&quot;)">
            <text:p/>
          </table:table-cell>
          <table:table-cell/>
          <table:table-cell table:style-name="ce27" table:formula="of:=IF([.S75]&lt;&gt;&quot;&quot;;[.C75]&amp;&quot;=&quot;&amp;&quot;Pos &quot;&amp;[.S75]&amp;&quot; &quot;&amp;[.Y75];&quot;&quot;)" office:value-type="string" office:string-value="=Pos 66 " calcext:value-type="string">
            <text:p>=Pos 66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76]*[.O76]" office:value-type="float" office:value="0" calcext:value-type="float">
            <text:p>0</text:p>
          </table:table-cell>
          <table:table-cell table:style-name="ce25" table:formula="of:=IF([.P76]&gt;0;[.L76];&quot;&quot;)">
            <text:p/>
          </table:table-cell>
          <table:table-cell table:style-name="ce25" table:formula="of:=IF([.P76]&gt;0;[.M76];&quot;&quot;)">
            <text:p/>
          </table:table-cell>
          <table:table-cell table:style-name="ce19" office:value-type="float" office:value="67" calcext:value-type="float">
            <text:p>67</text:p>
          </table:table-cell>
          <table:table-cell table:style-name="ce19"/>
          <table:table-cell table:style-name="ce26" table:number-columns-repeated="3"/>
          <table:table-cell table:style-name="ce27" table:formula="of:=IF([.U76]=&quot;Farnell&quot;;[.V76]&amp;&quot;,&quot;&amp;[.T76]&amp;&quot;,&quot;&amp;&quot;Pos &quot;&amp;[.S76];&quot;&quot;)">
            <text:p/>
          </table:table-cell>
          <table:table-cell/>
          <table:table-cell table:style-name="ce27" table:formula="of:=IF([.S76]&lt;&gt;&quot;&quot;;[.C76]&amp;&quot;=&quot;&amp;&quot;Pos &quot;&amp;[.S76]&amp;&quot; &quot;&amp;[.Y76];&quot;&quot;)" office:value-type="string" office:string-value="=Pos 67 " calcext:value-type="string">
            <text:p>=Pos 67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77]*[.O77]" office:value-type="float" office:value="0" calcext:value-type="float">
            <text:p>0</text:p>
          </table:table-cell>
          <table:table-cell table:style-name="ce25" table:formula="of:=IF([.P77]&gt;0;[.L77];&quot;&quot;)">
            <text:p/>
          </table:table-cell>
          <table:table-cell table:style-name="ce25" table:formula="of:=IF([.P77]&gt;0;[.M77];&quot;&quot;)">
            <text:p/>
          </table:table-cell>
          <table:table-cell table:style-name="ce19" office:value-type="float" office:value="68" calcext:value-type="float">
            <text:p>68</text:p>
          </table:table-cell>
          <table:table-cell table:style-name="ce19"/>
          <table:table-cell table:style-name="ce26" table:number-columns-repeated="3"/>
          <table:table-cell table:style-name="ce27" table:formula="of:=IF([.U77]=&quot;Farnell&quot;;[.V77]&amp;&quot;,&quot;&amp;[.T77]&amp;&quot;,&quot;&amp;&quot;Pos &quot;&amp;[.S77];&quot;&quot;)">
            <text:p/>
          </table:table-cell>
          <table:table-cell/>
          <table:table-cell table:style-name="ce27" table:formula="of:=IF([.S77]&lt;&gt;&quot;&quot;;[.C77]&amp;&quot;=&quot;&amp;&quot;Pos &quot;&amp;[.S77]&amp;&quot; &quot;&amp;[.Y77];&quot;&quot;)" office:value-type="string" office:string-value="=Pos 68 " calcext:value-type="string">
            <text:p>=Pos 68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78]*[.O78]" office:value-type="float" office:value="0" calcext:value-type="float">
            <text:p>0</text:p>
          </table:table-cell>
          <table:table-cell table:style-name="ce25" table:formula="of:=IF([.P78]&gt;0;[.L78];&quot;&quot;)">
            <text:p/>
          </table:table-cell>
          <table:table-cell table:style-name="ce25" table:formula="of:=IF([.P78]&gt;0;[.M78];&quot;&quot;)">
            <text:p/>
          </table:table-cell>
          <table:table-cell table:style-name="ce19" office:value-type="float" office:value="69" calcext:value-type="float">
            <text:p>69</text:p>
          </table:table-cell>
          <table:table-cell table:style-name="ce19"/>
          <table:table-cell table:style-name="ce26" table:number-columns-repeated="3"/>
          <table:table-cell table:style-name="ce27" table:formula="of:=IF([.U78]=&quot;Farnell&quot;;[.V78]&amp;&quot;,&quot;&amp;[.T78]&amp;&quot;,&quot;&amp;&quot;Pos &quot;&amp;[.S78];&quot;&quot;)">
            <text:p/>
          </table:table-cell>
          <table:table-cell/>
          <table:table-cell table:style-name="ce27" table:formula="of:=IF([.S78]&lt;&gt;&quot;&quot;;[.C78]&amp;&quot;=&quot;&amp;&quot;Pos &quot;&amp;[.S78]&amp;&quot; &quot;&amp;[.Y78];&quot;&quot;)" office:value-type="string" office:string-value="=Pos 69 " calcext:value-type="string">
            <text:p>=Pos 69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79]*[.O79]" office:value-type="float" office:value="0" calcext:value-type="float">
            <text:p>0</text:p>
          </table:table-cell>
          <table:table-cell table:style-name="ce25" table:formula="of:=IF([.P79]&gt;0;[.L79];&quot;&quot;)">
            <text:p/>
          </table:table-cell>
          <table:table-cell table:style-name="ce25" table:formula="of:=IF([.P79]&gt;0;[.M79];&quot;&quot;)">
            <text:p/>
          </table:table-cell>
          <table:table-cell table:style-name="ce19" office:value-type="float" office:value="70" calcext:value-type="float">
            <text:p>70</text:p>
          </table:table-cell>
          <table:table-cell table:style-name="ce19"/>
          <table:table-cell table:style-name="ce26" table:number-columns-repeated="3"/>
          <table:table-cell table:style-name="ce27" table:formula="of:=IF([.U79]=&quot;Farnell&quot;;[.V79]&amp;&quot;,&quot;&amp;[.T79]&amp;&quot;,&quot;&amp;&quot;Pos &quot;&amp;[.S79];&quot;&quot;)">
            <text:p/>
          </table:table-cell>
          <table:table-cell/>
          <table:table-cell table:style-name="ce27" table:formula="of:=IF([.S79]&lt;&gt;&quot;&quot;;[.C79]&amp;&quot;=&quot;&amp;&quot;Pos &quot;&amp;[.S79]&amp;&quot; &quot;&amp;[.Y79];&quot;&quot;)" office:value-type="string" office:string-value="=Pos 70 " calcext:value-type="string">
            <text:p>=Pos 70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80]*[.O80]" office:value-type="float" office:value="0" calcext:value-type="float">
            <text:p>0</text:p>
          </table:table-cell>
          <table:table-cell table:style-name="ce25" table:formula="of:=IF([.P80]&gt;0;[.L80];&quot;&quot;)">
            <text:p/>
          </table:table-cell>
          <table:table-cell table:style-name="ce25" table:formula="of:=IF([.P80]&gt;0;[.M80];&quot;&quot;)">
            <text:p/>
          </table:table-cell>
          <table:table-cell table:style-name="ce19" office:value-type="float" office:value="71" calcext:value-type="float">
            <text:p>71</text:p>
          </table:table-cell>
          <table:table-cell table:style-name="ce19"/>
          <table:table-cell table:style-name="ce26" table:number-columns-repeated="3"/>
          <table:table-cell table:style-name="ce27" table:formula="of:=IF([.U80]=&quot;Farnell&quot;;[.V80]&amp;&quot;,&quot;&amp;[.T80]&amp;&quot;,&quot;&amp;&quot;Pos &quot;&amp;[.S80];&quot;&quot;)">
            <text:p/>
          </table:table-cell>
          <table:table-cell/>
          <table:table-cell table:style-name="ce27" table:formula="of:=IF([.S80]&lt;&gt;&quot;&quot;;[.C80]&amp;&quot;=&quot;&amp;&quot;Pos &quot;&amp;[.S80]&amp;&quot; &quot;&amp;[.Y80];&quot;&quot;)" office:value-type="string" office:string-value="=Pos 71 " calcext:value-type="string">
            <text:p>=Pos 71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81]*[.O81]" office:value-type="float" office:value="0" calcext:value-type="float">
            <text:p>0</text:p>
          </table:table-cell>
          <table:table-cell table:style-name="ce25" table:formula="of:=IF([.P81]&gt;0;[.L81];&quot;&quot;)">
            <text:p/>
          </table:table-cell>
          <table:table-cell table:style-name="ce25" table:formula="of:=IF([.P81]&gt;0;[.M81];&quot;&quot;)">
            <text:p/>
          </table:table-cell>
          <table:table-cell table:style-name="ce19" office:value-type="float" office:value="72" calcext:value-type="float">
            <text:p>72</text:p>
          </table:table-cell>
          <table:table-cell table:style-name="ce19"/>
          <table:table-cell table:style-name="ce26" table:number-columns-repeated="3"/>
          <table:table-cell table:style-name="ce27" table:formula="of:=IF([.U81]=&quot;Farnell&quot;;[.V81]&amp;&quot;,&quot;&amp;[.T81]&amp;&quot;,&quot;&amp;&quot;Pos &quot;&amp;[.S81];&quot;&quot;)">
            <text:p/>
          </table:table-cell>
          <table:table-cell/>
          <table:table-cell table:style-name="ce27" table:formula="of:=IF([.S81]&lt;&gt;&quot;&quot;;[.C81]&amp;&quot;=&quot;&amp;&quot;Pos &quot;&amp;[.S81]&amp;&quot; &quot;&amp;[.Y81];&quot;&quot;)" office:value-type="string" office:string-value="=Pos 72 " calcext:value-type="string">
            <text:p>=Pos 72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82]*[.O82]" office:value-type="float" office:value="0" calcext:value-type="float">
            <text:p>0</text:p>
          </table:table-cell>
          <table:table-cell table:style-name="ce25" table:formula="of:=IF([.P82]&gt;0;[.L82];&quot;&quot;)">
            <text:p/>
          </table:table-cell>
          <table:table-cell table:style-name="ce25" table:formula="of:=IF([.P82]&gt;0;[.M82];&quot;&quot;)">
            <text:p/>
          </table:table-cell>
          <table:table-cell table:style-name="ce19" office:value-type="float" office:value="73" calcext:value-type="float">
            <text:p>73</text:p>
          </table:table-cell>
          <table:table-cell table:style-name="ce19"/>
          <table:table-cell table:style-name="ce26" table:number-columns-repeated="3"/>
          <table:table-cell table:style-name="ce27" table:formula="of:=IF([.U82]=&quot;Farnell&quot;;[.V82]&amp;&quot;,&quot;&amp;[.T82]&amp;&quot;,&quot;&amp;&quot;Pos &quot;&amp;[.S82];&quot;&quot;)">
            <text:p/>
          </table:table-cell>
          <table:table-cell/>
          <table:table-cell table:style-name="ce27" table:formula="of:=IF([.S82]&lt;&gt;&quot;&quot;;[.C82]&amp;&quot;=&quot;&amp;&quot;Pos &quot;&amp;[.S82]&amp;&quot; &quot;&amp;[.Y82];&quot;&quot;)" office:value-type="string" office:string-value="=Pos 73 " calcext:value-type="string">
            <text:p>=Pos 73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83]*[.O83]" office:value-type="float" office:value="0" calcext:value-type="float">
            <text:p>0</text:p>
          </table:table-cell>
          <table:table-cell table:style-name="ce25" table:formula="of:=IF([.P83]&gt;0;[.L83];&quot;&quot;)">
            <text:p/>
          </table:table-cell>
          <table:table-cell table:style-name="ce25" table:formula="of:=IF([.P83]&gt;0;[.M83];&quot;&quot;)">
            <text:p/>
          </table:table-cell>
          <table:table-cell table:style-name="ce19" office:value-type="float" office:value="74" calcext:value-type="float">
            <text:p>74</text:p>
          </table:table-cell>
          <table:table-cell table:style-name="ce19"/>
          <table:table-cell table:style-name="ce26" table:number-columns-repeated="3"/>
          <table:table-cell table:style-name="ce27" table:formula="of:=IF([.U83]=&quot;Farnell&quot;;[.V83]&amp;&quot;,&quot;&amp;[.T83]&amp;&quot;,&quot;&amp;&quot;Pos &quot;&amp;[.S83];&quot;&quot;)">
            <text:p/>
          </table:table-cell>
          <table:table-cell/>
          <table:table-cell table:style-name="ce27" table:formula="of:=IF([.S83]&lt;&gt;&quot;&quot;;[.C83]&amp;&quot;=&quot;&amp;&quot;Pos &quot;&amp;[.S83]&amp;&quot; &quot;&amp;[.Y83];&quot;&quot;)" office:value-type="string" office:string-value="=Pos 74 " calcext:value-type="string">
            <text:p>=Pos 74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84]*[.O84]" office:value-type="float" office:value="0" calcext:value-type="float">
            <text:p>0</text:p>
          </table:table-cell>
          <table:table-cell table:style-name="ce25" table:formula="of:=IF([.P84]&gt;0;[.L84];&quot;&quot;)">
            <text:p/>
          </table:table-cell>
          <table:table-cell table:style-name="ce25" table:formula="of:=IF([.P84]&gt;0;[.M84];&quot;&quot;)">
            <text:p/>
          </table:table-cell>
          <table:table-cell table:style-name="ce19" office:value-type="float" office:value="75" calcext:value-type="float">
            <text:p>75</text:p>
          </table:table-cell>
          <table:table-cell table:style-name="ce19"/>
          <table:table-cell table:style-name="ce26" table:number-columns-repeated="3"/>
          <table:table-cell table:style-name="ce27" table:formula="of:=IF([.U84]=&quot;Farnell&quot;;[.V84]&amp;&quot;,&quot;&amp;[.T84]&amp;&quot;,&quot;&amp;&quot;Pos &quot;&amp;[.S84];&quot;&quot;)">
            <text:p/>
          </table:table-cell>
          <table:table-cell/>
          <table:table-cell table:style-name="ce27" table:formula="of:=IF([.S84]&lt;&gt;&quot;&quot;;[.C84]&amp;&quot;=&quot;&amp;&quot;Pos &quot;&amp;[.S84]&amp;&quot; &quot;&amp;[.Y84];&quot;&quot;)" office:value-type="string" office:string-value="=Pos 75 " calcext:value-type="string">
            <text:p>=Pos 75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85]*[.O85]" office:value-type="float" office:value="0" calcext:value-type="float">
            <text:p>0</text:p>
          </table:table-cell>
          <table:table-cell table:style-name="ce25" table:formula="of:=IF([.P85]&gt;0;[.L85];&quot;&quot;)">
            <text:p/>
          </table:table-cell>
          <table:table-cell table:style-name="ce25" table:formula="of:=IF([.P85]&gt;0;[.M85];&quot;&quot;)">
            <text:p/>
          </table:table-cell>
          <table:table-cell table:style-name="ce19" office:value-type="float" office:value="76" calcext:value-type="float">
            <text:p>76</text:p>
          </table:table-cell>
          <table:table-cell table:style-name="ce19"/>
          <table:table-cell table:style-name="ce26" table:number-columns-repeated="3"/>
          <table:table-cell table:style-name="ce27" table:formula="of:=IF([.U85]=&quot;Farnell&quot;;[.V85]&amp;&quot;,&quot;&amp;[.T85]&amp;&quot;,&quot;&amp;&quot;Pos &quot;&amp;[.S85];&quot;&quot;)">
            <text:p/>
          </table:table-cell>
          <table:table-cell/>
          <table:table-cell table:style-name="ce27" table:formula="of:=IF([.S85]&lt;&gt;&quot;&quot;;[.C85]&amp;&quot;=&quot;&amp;&quot;Pos &quot;&amp;[.S85]&amp;&quot; &quot;&amp;[.Y85];&quot;&quot;)" office:value-type="string" office:string-value="=Pos 76 " calcext:value-type="string">
            <text:p>=Pos 76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86]*[.O86]" office:value-type="float" office:value="0" calcext:value-type="float">
            <text:p>0</text:p>
          </table:table-cell>
          <table:table-cell table:style-name="ce25" table:formula="of:=IF([.P86]&gt;0;[.L86];&quot;&quot;)">
            <text:p/>
          </table:table-cell>
          <table:table-cell table:style-name="ce25" table:formula="of:=IF([.P86]&gt;0;[.M86];&quot;&quot;)">
            <text:p/>
          </table:table-cell>
          <table:table-cell table:style-name="ce19" office:value-type="float" office:value="77" calcext:value-type="float">
            <text:p>77</text:p>
          </table:table-cell>
          <table:table-cell table:style-name="ce19"/>
          <table:table-cell table:style-name="ce26" table:number-columns-repeated="3"/>
          <table:table-cell table:style-name="ce27" table:formula="of:=IF([.U86]=&quot;Farnell&quot;;[.V86]&amp;&quot;,&quot;&amp;[.T86]&amp;&quot;,&quot;&amp;&quot;Pos &quot;&amp;[.S86];&quot;&quot;)">
            <text:p/>
          </table:table-cell>
          <table:table-cell/>
          <table:table-cell table:style-name="ce27" table:formula="of:=IF([.S86]&lt;&gt;&quot;&quot;;[.C86]&amp;&quot;=&quot;&amp;&quot;Pos &quot;&amp;[.S86]&amp;&quot; &quot;&amp;[.Y86];&quot;&quot;)" office:value-type="string" office:string-value="=Pos 77 " calcext:value-type="string">
            <text:p>=Pos 77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87]*[.O87]" office:value-type="float" office:value="0" calcext:value-type="float">
            <text:p>0</text:p>
          </table:table-cell>
          <table:table-cell table:style-name="ce25" table:formula="of:=IF([.P87]&gt;0;[.L87];&quot;&quot;)">
            <text:p/>
          </table:table-cell>
          <table:table-cell table:style-name="ce25" table:formula="of:=IF([.P87]&gt;0;[.M87];&quot;&quot;)">
            <text:p/>
          </table:table-cell>
          <table:table-cell table:style-name="ce19" office:value-type="float" office:value="78" calcext:value-type="float">
            <text:p>78</text:p>
          </table:table-cell>
          <table:table-cell table:style-name="ce19"/>
          <table:table-cell table:style-name="ce26" table:number-columns-repeated="3"/>
          <table:table-cell table:style-name="ce27" table:formula="of:=IF([.U87]=&quot;Farnell&quot;;[.V87]&amp;&quot;,&quot;&amp;[.T87]&amp;&quot;,&quot;&amp;&quot;Pos &quot;&amp;[.S87];&quot;&quot;)">
            <text:p/>
          </table:table-cell>
          <table:table-cell/>
          <table:table-cell table:style-name="ce27" table:formula="of:=IF([.S87]&lt;&gt;&quot;&quot;;[.C87]&amp;&quot;=&quot;&amp;&quot;Pos &quot;&amp;[.S87]&amp;&quot; &quot;&amp;[.Y87];&quot;&quot;)" office:value-type="string" office:string-value="=Pos 78 " calcext:value-type="string">
            <text:p>=Pos 78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88]*[.O88]" office:value-type="float" office:value="0" calcext:value-type="float">
            <text:p>0</text:p>
          </table:table-cell>
          <table:table-cell table:style-name="ce25" table:formula="of:=IF([.P88]&gt;0;[.L88];&quot;&quot;)">
            <text:p/>
          </table:table-cell>
          <table:table-cell table:style-name="ce25" table:formula="of:=IF([.P88]&gt;0;[.M88];&quot;&quot;)">
            <text:p/>
          </table:table-cell>
          <table:table-cell table:style-name="ce19" office:value-type="float" office:value="79" calcext:value-type="float">
            <text:p>79</text:p>
          </table:table-cell>
          <table:table-cell table:style-name="ce19"/>
          <table:table-cell table:style-name="ce26" table:number-columns-repeated="3"/>
          <table:table-cell table:style-name="ce27" table:formula="of:=IF([.U88]=&quot;Farnell&quot;;[.V88]&amp;&quot;,&quot;&amp;[.T88]&amp;&quot;,&quot;&amp;&quot;Pos &quot;&amp;[.S88];&quot;&quot;)">
            <text:p/>
          </table:table-cell>
          <table:table-cell/>
          <table:table-cell table:style-name="ce27" table:formula="of:=IF([.S88]&lt;&gt;&quot;&quot;;[.C88]&amp;&quot;=&quot;&amp;&quot;Pos &quot;&amp;[.S88]&amp;&quot; &quot;&amp;[.Y88];&quot;&quot;)" office:value-type="string" office:string-value="=Pos 79 " calcext:value-type="string">
            <text:p>=Pos 79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89]*[.O89]" office:value-type="float" office:value="0" calcext:value-type="float">
            <text:p>0</text:p>
          </table:table-cell>
          <table:table-cell table:style-name="ce25" table:formula="of:=IF([.P89]&gt;0;[.L89];&quot;&quot;)">
            <text:p/>
          </table:table-cell>
          <table:table-cell table:style-name="ce25" table:formula="of:=IF([.P89]&gt;0;[.M89];&quot;&quot;)">
            <text:p/>
          </table:table-cell>
          <table:table-cell table:style-name="ce19" office:value-type="float" office:value="80" calcext:value-type="float">
            <text:p>80</text:p>
          </table:table-cell>
          <table:table-cell table:style-name="ce19"/>
          <table:table-cell table:style-name="ce26" table:number-columns-repeated="3"/>
          <table:table-cell table:style-name="ce27" table:formula="of:=IF([.U89]=&quot;Farnell&quot;;[.V89]&amp;&quot;,&quot;&amp;[.T89]&amp;&quot;,&quot;&amp;&quot;Pos &quot;&amp;[.S89];&quot;&quot;)">
            <text:p/>
          </table:table-cell>
          <table:table-cell/>
          <table:table-cell table:style-name="ce27" table:formula="of:=IF([.S89]&lt;&gt;&quot;&quot;;[.C89]&amp;&quot;=&quot;&amp;&quot;Pos &quot;&amp;[.S89]&amp;&quot; &quot;&amp;[.Y89];&quot;&quot;)" office:value-type="string" office:string-value="=Pos 80 " calcext:value-type="string">
            <text:p>=Pos 80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90]*[.O90]" office:value-type="float" office:value="0" calcext:value-type="float">
            <text:p>0</text:p>
          </table:table-cell>
          <table:table-cell table:style-name="ce25" table:formula="of:=IF([.P90]&gt;0;[.L90];&quot;&quot;)">
            <text:p/>
          </table:table-cell>
          <table:table-cell table:style-name="ce25" table:formula="of:=IF([.P90]&gt;0;[.M90];&quot;&quot;)">
            <text:p/>
          </table:table-cell>
          <table:table-cell table:style-name="ce19" office:value-type="float" office:value="81" calcext:value-type="float">
            <text:p>81</text:p>
          </table:table-cell>
          <table:table-cell table:style-name="ce19"/>
          <table:table-cell table:style-name="ce26" table:number-columns-repeated="3"/>
          <table:table-cell table:style-name="ce27" table:formula="of:=IF([.U90]=&quot;Farnell&quot;;[.V90]&amp;&quot;,&quot;&amp;[.T90]&amp;&quot;,&quot;&amp;&quot;Pos &quot;&amp;[.S90];&quot;&quot;)">
            <text:p/>
          </table:table-cell>
          <table:table-cell/>
          <table:table-cell table:style-name="ce27" table:formula="of:=IF([.S90]&lt;&gt;&quot;&quot;;[.C90]&amp;&quot;=&quot;&amp;&quot;Pos &quot;&amp;[.S90]&amp;&quot; &quot;&amp;[.Y90];&quot;&quot;)" office:value-type="string" office:string-value="=Pos 81 " calcext:value-type="string">
            <text:p>=Pos 81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91]*[.O91]" office:value-type="float" office:value="0" calcext:value-type="float">
            <text:p>0</text:p>
          </table:table-cell>
          <table:table-cell table:style-name="ce25" table:formula="of:=IF([.P91]&gt;0;[.L91];&quot;&quot;)">
            <text:p/>
          </table:table-cell>
          <table:table-cell table:style-name="ce25" table:formula="of:=IF([.P91]&gt;0;[.M91];&quot;&quot;)">
            <text:p/>
          </table:table-cell>
          <table:table-cell table:style-name="ce19" office:value-type="float" office:value="82" calcext:value-type="float">
            <text:p>82</text:p>
          </table:table-cell>
          <table:table-cell table:style-name="ce19"/>
          <table:table-cell table:style-name="ce26" table:number-columns-repeated="3"/>
          <table:table-cell table:style-name="ce27" table:formula="of:=IF([.U91]=&quot;Farnell&quot;;[.V91]&amp;&quot;,&quot;&amp;[.T91]&amp;&quot;,&quot;&amp;&quot;Pos &quot;&amp;[.S91];&quot;&quot;)">
            <text:p/>
          </table:table-cell>
          <table:table-cell/>
          <table:table-cell table:style-name="ce27" table:formula="of:=IF([.S91]&lt;&gt;&quot;&quot;;[.C91]&amp;&quot;=&quot;&amp;&quot;Pos &quot;&amp;[.S91]&amp;&quot; &quot;&amp;[.Y91];&quot;&quot;)" office:value-type="string" office:string-value="=Pos 82 " calcext:value-type="string">
            <text:p>=Pos 82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92]*[.O92]" office:value-type="float" office:value="0" calcext:value-type="float">
            <text:p>0</text:p>
          </table:table-cell>
          <table:table-cell table:style-name="ce25" table:formula="of:=IF([.P92]&gt;0;[.L92];&quot;&quot;)">
            <text:p/>
          </table:table-cell>
          <table:table-cell table:style-name="ce25" table:formula="of:=IF([.P92]&gt;0;[.M92];&quot;&quot;)">
            <text:p/>
          </table:table-cell>
          <table:table-cell table:style-name="ce19" office:value-type="float" office:value="83" calcext:value-type="float">
            <text:p>83</text:p>
          </table:table-cell>
          <table:table-cell table:style-name="ce19"/>
          <table:table-cell table:style-name="ce26" table:number-columns-repeated="3"/>
          <table:table-cell table:style-name="ce27" table:formula="of:=IF([.U92]=&quot;Farnell&quot;;[.V92]&amp;&quot;,&quot;&amp;[.T92]&amp;&quot;,&quot;&amp;&quot;Pos &quot;&amp;[.S92];&quot;&quot;)">
            <text:p/>
          </table:table-cell>
          <table:table-cell/>
          <table:table-cell table:style-name="ce27" table:formula="of:=IF([.S92]&lt;&gt;&quot;&quot;;[.C92]&amp;&quot;=&quot;&amp;&quot;Pos &quot;&amp;[.S92]&amp;&quot; &quot;&amp;[.Y92];&quot;&quot;)" office:value-type="string" office:string-value="=Pos 83 " calcext:value-type="string">
            <text:p>=Pos 83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93]*[.O93]" office:value-type="float" office:value="0" calcext:value-type="float">
            <text:p>0</text:p>
          </table:table-cell>
          <table:table-cell table:style-name="ce25" table:formula="of:=IF([.P93]&gt;0;[.L93];&quot;&quot;)">
            <text:p/>
          </table:table-cell>
          <table:table-cell table:style-name="ce25" table:formula="of:=IF([.P93]&gt;0;[.M93];&quot;&quot;)">
            <text:p/>
          </table:table-cell>
          <table:table-cell table:style-name="ce19" office:value-type="float" office:value="84" calcext:value-type="float">
            <text:p>84</text:p>
          </table:table-cell>
          <table:table-cell table:style-name="ce19"/>
          <table:table-cell table:style-name="ce26" table:number-columns-repeated="3"/>
          <table:table-cell table:style-name="ce27" table:formula="of:=IF([.U93]=&quot;Farnell&quot;;[.V93]&amp;&quot;,&quot;&amp;[.T93]&amp;&quot;,&quot;&amp;&quot;Pos &quot;&amp;[.S93];&quot;&quot;)">
            <text:p/>
          </table:table-cell>
          <table:table-cell/>
          <table:table-cell table:style-name="ce27" table:formula="of:=IF([.S93]&lt;&gt;&quot;&quot;;[.C93]&amp;&quot;=&quot;&amp;&quot;Pos &quot;&amp;[.S93]&amp;&quot; &quot;&amp;[.Y93];&quot;&quot;)" office:value-type="string" office:string-value="=Pos 84 " calcext:value-type="string">
            <text:p>=Pos 84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94]*[.O94]" office:value-type="float" office:value="0" calcext:value-type="float">
            <text:p>0</text:p>
          </table:table-cell>
          <table:table-cell table:style-name="ce25" table:formula="of:=IF([.P94]&gt;0;[.L94];&quot;&quot;)">
            <text:p/>
          </table:table-cell>
          <table:table-cell table:style-name="ce25" table:formula="of:=IF([.P94]&gt;0;[.M94];&quot;&quot;)">
            <text:p/>
          </table:table-cell>
          <table:table-cell table:style-name="ce19" office:value-type="float" office:value="85" calcext:value-type="float">
            <text:p>85</text:p>
          </table:table-cell>
          <table:table-cell table:style-name="ce19"/>
          <table:table-cell table:style-name="ce26" table:number-columns-repeated="3"/>
          <table:table-cell table:style-name="ce27" table:formula="of:=IF([.U94]=&quot;Farnell&quot;;[.V94]&amp;&quot;,&quot;&amp;[.T94]&amp;&quot;,&quot;&amp;&quot;Pos &quot;&amp;[.S94];&quot;&quot;)">
            <text:p/>
          </table:table-cell>
          <table:table-cell/>
          <table:table-cell table:style-name="ce27" table:formula="of:=IF([.S94]&lt;&gt;&quot;&quot;;[.C94]&amp;&quot;=&quot;&amp;&quot;Pos &quot;&amp;[.S94]&amp;&quot; &quot;&amp;[.Y94];&quot;&quot;)" office:value-type="string" office:string-value="=Pos 85 " calcext:value-type="string">
            <text:p>=Pos 85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95]*[.O95]" office:value-type="float" office:value="0" calcext:value-type="float">
            <text:p>0</text:p>
          </table:table-cell>
          <table:table-cell table:style-name="ce25" table:formula="of:=IF([.P95]&gt;0;[.L95];&quot;&quot;)">
            <text:p/>
          </table:table-cell>
          <table:table-cell table:style-name="ce25" table:formula="of:=IF([.P95]&gt;0;[.M95];&quot;&quot;)">
            <text:p/>
          </table:table-cell>
          <table:table-cell table:style-name="ce19" office:value-type="float" office:value="86" calcext:value-type="float">
            <text:p>86</text:p>
          </table:table-cell>
          <table:table-cell table:style-name="ce19"/>
          <table:table-cell table:style-name="ce26" table:number-columns-repeated="3"/>
          <table:table-cell table:style-name="ce27" table:formula="of:=IF([.U95]=&quot;Farnell&quot;;[.V95]&amp;&quot;,&quot;&amp;[.T95]&amp;&quot;,&quot;&amp;&quot;Pos &quot;&amp;[.S95];&quot;&quot;)">
            <text:p/>
          </table:table-cell>
          <table:table-cell/>
          <table:table-cell table:style-name="ce27" table:formula="of:=IF([.S95]&lt;&gt;&quot;&quot;;[.C95]&amp;&quot;=&quot;&amp;&quot;Pos &quot;&amp;[.S95]&amp;&quot; &quot;&amp;[.Y95];&quot;&quot;)" office:value-type="string" office:string-value="=Pos 86 " calcext:value-type="string">
            <text:p>=Pos 86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96]*[.O96]" office:value-type="float" office:value="0" calcext:value-type="float">
            <text:p>0</text:p>
          </table:table-cell>
          <table:table-cell table:style-name="ce25" table:formula="of:=IF([.P96]&gt;0;[.L96];&quot;&quot;)">
            <text:p/>
          </table:table-cell>
          <table:table-cell table:style-name="ce25" table:formula="of:=IF([.P96]&gt;0;[.M96];&quot;&quot;)">
            <text:p/>
          </table:table-cell>
          <table:table-cell table:style-name="ce19" office:value-type="float" office:value="87" calcext:value-type="float">
            <text:p>87</text:p>
          </table:table-cell>
          <table:table-cell table:style-name="ce19"/>
          <table:table-cell table:style-name="ce26" table:number-columns-repeated="3"/>
          <table:table-cell table:style-name="ce27" table:formula="of:=IF([.U96]=&quot;Farnell&quot;;[.V96]&amp;&quot;,&quot;&amp;[.T96]&amp;&quot;,&quot;&amp;&quot;Pos &quot;&amp;[.S96];&quot;&quot;)">
            <text:p/>
          </table:table-cell>
          <table:table-cell/>
          <table:table-cell table:style-name="ce27" table:formula="of:=IF([.S96]&lt;&gt;&quot;&quot;;[.C96]&amp;&quot;=&quot;&amp;&quot;Pos &quot;&amp;[.S96]&amp;&quot; &quot;&amp;[.Y96];&quot;&quot;)" office:value-type="string" office:string-value="=Pos 87 " calcext:value-type="string">
            <text:p>=Pos 87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97]*[.O97]" office:value-type="float" office:value="0" calcext:value-type="float">
            <text:p>0</text:p>
          </table:table-cell>
          <table:table-cell table:style-name="ce25" table:formula="of:=IF([.P97]&gt;0;[.L97];&quot;&quot;)">
            <text:p/>
          </table:table-cell>
          <table:table-cell table:style-name="ce25" table:formula="of:=IF([.P97]&gt;0;[.M97];&quot;&quot;)">
            <text:p/>
          </table:table-cell>
          <table:table-cell table:style-name="ce19" office:value-type="float" office:value="88" calcext:value-type="float">
            <text:p>88</text:p>
          </table:table-cell>
          <table:table-cell table:style-name="ce19"/>
          <table:table-cell table:style-name="ce26" table:number-columns-repeated="3"/>
          <table:table-cell table:style-name="ce27" table:formula="of:=IF([.U97]=&quot;Farnell&quot;;[.V97]&amp;&quot;,&quot;&amp;[.T97]&amp;&quot;,&quot;&amp;&quot;Pos &quot;&amp;[.S97];&quot;&quot;)">
            <text:p/>
          </table:table-cell>
          <table:table-cell/>
          <table:table-cell table:style-name="ce27" table:formula="of:=IF([.S97]&lt;&gt;&quot;&quot;;[.C97]&amp;&quot;=&quot;&amp;&quot;Pos &quot;&amp;[.S97]&amp;&quot; &quot;&amp;[.Y97];&quot;&quot;)" office:value-type="string" office:string-value="=Pos 88 " calcext:value-type="string">
            <text:p>=Pos 88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98]*[.O98]" office:value-type="float" office:value="0" calcext:value-type="float">
            <text:p>0</text:p>
          </table:table-cell>
          <table:table-cell table:style-name="ce25" table:formula="of:=IF([.P98]&gt;0;[.L98];&quot;&quot;)">
            <text:p/>
          </table:table-cell>
          <table:table-cell table:style-name="ce25" table:formula="of:=IF([.P98]&gt;0;[.M98];&quot;&quot;)">
            <text:p/>
          </table:table-cell>
          <table:table-cell table:style-name="ce19" office:value-type="float" office:value="89" calcext:value-type="float">
            <text:p>89</text:p>
          </table:table-cell>
          <table:table-cell table:style-name="ce19"/>
          <table:table-cell table:style-name="ce26" table:number-columns-repeated="3"/>
          <table:table-cell table:style-name="ce27" table:formula="of:=IF([.U98]=&quot;Farnell&quot;;[.V98]&amp;&quot;,&quot;&amp;[.T98]&amp;&quot;,&quot;&amp;&quot;Pos &quot;&amp;[.S98];&quot;&quot;)">
            <text:p/>
          </table:table-cell>
          <table:table-cell/>
          <table:table-cell table:style-name="ce27" table:formula="of:=IF([.S98]&lt;&gt;&quot;&quot;;[.C98]&amp;&quot;=&quot;&amp;&quot;Pos &quot;&amp;[.S98]&amp;&quot; &quot;&amp;[.Y98];&quot;&quot;)" office:value-type="string" office:string-value="=Pos 89 " calcext:value-type="string">
            <text:p>=Pos 89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99]*[.O99]" office:value-type="float" office:value="0" calcext:value-type="float">
            <text:p>0</text:p>
          </table:table-cell>
          <table:table-cell table:style-name="ce25" table:formula="of:=IF([.P99]&gt;0;[.L99];&quot;&quot;)">
            <text:p/>
          </table:table-cell>
          <table:table-cell table:style-name="ce25" table:formula="of:=IF([.P99]&gt;0;[.M99];&quot;&quot;)">
            <text:p/>
          </table:table-cell>
          <table:table-cell table:style-name="ce19" office:value-type="float" office:value="90" calcext:value-type="float">
            <text:p>90</text:p>
          </table:table-cell>
          <table:table-cell table:style-name="ce19"/>
          <table:table-cell table:style-name="ce26" table:number-columns-repeated="3"/>
          <table:table-cell table:style-name="ce27" table:formula="of:=IF([.U99]=&quot;Farnell&quot;;[.V99]&amp;&quot;,&quot;&amp;[.T99]&amp;&quot;,&quot;&amp;&quot;Pos &quot;&amp;[.S99];&quot;&quot;)">
            <text:p/>
          </table:table-cell>
          <table:table-cell/>
          <table:table-cell table:style-name="ce27" table:formula="of:=IF([.S99]&lt;&gt;&quot;&quot;;[.C99]&amp;&quot;=&quot;&amp;&quot;Pos &quot;&amp;[.S99]&amp;&quot; &quot;&amp;[.Y99];&quot;&quot;)" office:value-type="string" office:string-value="=Pos 90 " calcext:value-type="string">
            <text:p>=Pos 90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00]*[.O100]" office:value-type="float" office:value="0" calcext:value-type="float">
            <text:p>0</text:p>
          </table:table-cell>
          <table:table-cell table:style-name="ce25" table:formula="of:=IF([.P100]&gt;0;[.L100];&quot;&quot;)">
            <text:p/>
          </table:table-cell>
          <table:table-cell table:style-name="ce25" table:formula="of:=IF([.P100]&gt;0;[.M100];&quot;&quot;)">
            <text:p/>
          </table:table-cell>
          <table:table-cell table:style-name="ce19" office:value-type="float" office:value="91" calcext:value-type="float">
            <text:p>91</text:p>
          </table:table-cell>
          <table:table-cell table:style-name="ce19"/>
          <table:table-cell table:style-name="ce26" table:number-columns-repeated="3"/>
          <table:table-cell table:style-name="ce27" table:formula="of:=IF([.U100]=&quot;Farnell&quot;;[.V100]&amp;&quot;,&quot;&amp;[.T100]&amp;&quot;,&quot;&amp;&quot;Pos &quot;&amp;[.S100];&quot;&quot;)">
            <text:p/>
          </table:table-cell>
          <table:table-cell/>
          <table:table-cell table:style-name="ce27" table:formula="of:=IF([.S100]&lt;&gt;&quot;&quot;;[.C100]&amp;&quot;=&quot;&amp;&quot;Pos &quot;&amp;[.S100]&amp;&quot; &quot;&amp;[.Y100];&quot;&quot;)" office:value-type="string" office:string-value="=Pos 91 " calcext:value-type="string">
            <text:p>=Pos 91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01]*[.O101]" office:value-type="float" office:value="0" calcext:value-type="float">
            <text:p>0</text:p>
          </table:table-cell>
          <table:table-cell table:style-name="ce25" table:formula="of:=IF([.P101]&gt;0;[.L101];&quot;&quot;)">
            <text:p/>
          </table:table-cell>
          <table:table-cell table:style-name="ce25" table:formula="of:=IF([.P101]&gt;0;[.M101];&quot;&quot;)">
            <text:p/>
          </table:table-cell>
          <table:table-cell table:style-name="ce19" office:value-type="float" office:value="92" calcext:value-type="float">
            <text:p>92</text:p>
          </table:table-cell>
          <table:table-cell table:style-name="ce19"/>
          <table:table-cell table:style-name="ce26" table:number-columns-repeated="3"/>
          <table:table-cell table:style-name="ce27" table:formula="of:=IF([.U101]=&quot;Farnell&quot;;[.V101]&amp;&quot;,&quot;&amp;[.T101]&amp;&quot;,&quot;&amp;&quot;Pos &quot;&amp;[.S101];&quot;&quot;)">
            <text:p/>
          </table:table-cell>
          <table:table-cell/>
          <table:table-cell table:style-name="ce27" table:formula="of:=IF([.S101]&lt;&gt;&quot;&quot;;[.C101]&amp;&quot;=&quot;&amp;&quot;Pos &quot;&amp;[.S101]&amp;&quot; &quot;&amp;[.Y101];&quot;&quot;)" office:value-type="string" office:string-value="=Pos 92 " calcext:value-type="string">
            <text:p>=Pos 92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02]*[.O102]" office:value-type="float" office:value="0" calcext:value-type="float">
            <text:p>0</text:p>
          </table:table-cell>
          <table:table-cell table:style-name="ce25" table:formula="of:=IF([.P102]&gt;0;[.L102];&quot;&quot;)">
            <text:p/>
          </table:table-cell>
          <table:table-cell table:style-name="ce25" table:formula="of:=IF([.P102]&gt;0;[.M102];&quot;&quot;)">
            <text:p/>
          </table:table-cell>
          <table:table-cell table:style-name="ce19" office:value-type="float" office:value="93" calcext:value-type="float">
            <text:p>93</text:p>
          </table:table-cell>
          <table:table-cell table:style-name="ce19"/>
          <table:table-cell table:style-name="ce26" table:number-columns-repeated="3"/>
          <table:table-cell table:style-name="ce27" table:formula="of:=IF([.U102]=&quot;Farnell&quot;;[.V102]&amp;&quot;,&quot;&amp;[.T102]&amp;&quot;,&quot;&amp;&quot;Pos &quot;&amp;[.S102];&quot;&quot;)">
            <text:p/>
          </table:table-cell>
          <table:table-cell/>
          <table:table-cell table:style-name="ce27" table:formula="of:=IF([.S102]&lt;&gt;&quot;&quot;;[.C102]&amp;&quot;=&quot;&amp;&quot;Pos &quot;&amp;[.S102]&amp;&quot; &quot;&amp;[.Y102];&quot;&quot;)" office:value-type="string" office:string-value="=Pos 93 " calcext:value-type="string">
            <text:p>=Pos 93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03]*[.O103]" office:value-type="float" office:value="0" calcext:value-type="float">
            <text:p>0</text:p>
          </table:table-cell>
          <table:table-cell table:style-name="ce25" table:formula="of:=IF([.P103]&gt;0;[.L103];&quot;&quot;)">
            <text:p/>
          </table:table-cell>
          <table:table-cell table:style-name="ce25" table:formula="of:=IF([.P103]&gt;0;[.M103];&quot;&quot;)">
            <text:p/>
          </table:table-cell>
          <table:table-cell table:style-name="ce19" office:value-type="float" office:value="94" calcext:value-type="float">
            <text:p>94</text:p>
          </table:table-cell>
          <table:table-cell table:style-name="ce19"/>
          <table:table-cell table:style-name="ce26" table:number-columns-repeated="3"/>
          <table:table-cell table:style-name="ce27" table:formula="of:=IF([.U103]=&quot;Farnell&quot;;[.V103]&amp;&quot;,&quot;&amp;[.T103]&amp;&quot;,&quot;&amp;&quot;Pos &quot;&amp;[.S103];&quot;&quot;)">
            <text:p/>
          </table:table-cell>
          <table:table-cell/>
          <table:table-cell table:style-name="ce27" table:formula="of:=IF([.S103]&lt;&gt;&quot;&quot;;[.C103]&amp;&quot;=&quot;&amp;&quot;Pos &quot;&amp;[.S103]&amp;&quot; &quot;&amp;[.Y103];&quot;&quot;)" office:value-type="string" office:string-value="=Pos 94 " calcext:value-type="string">
            <text:p>=Pos 94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04]*[.O104]" office:value-type="float" office:value="0" calcext:value-type="float">
            <text:p>0</text:p>
          </table:table-cell>
          <table:table-cell table:style-name="ce25" table:formula="of:=IF([.P104]&gt;0;[.L104];&quot;&quot;)">
            <text:p/>
          </table:table-cell>
          <table:table-cell table:style-name="ce25" table:formula="of:=IF([.P104]&gt;0;[.M104];&quot;&quot;)">
            <text:p/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style-name="ce26" table:number-columns-repeated="3"/>
          <table:table-cell table:style-name="ce27" table:formula="of:=IF([.U104]=&quot;Farnell&quot;;[.V104]&amp;&quot;,&quot;&amp;[.T104]&amp;&quot;,&quot;&amp;&quot;Pos &quot;&amp;[.S104];&quot;&quot;)">
            <text:p/>
          </table:table-cell>
          <table:table-cell/>
          <table:table-cell table:style-name="ce27" table:formula="of:=IF([.S104]&lt;&gt;&quot;&quot;;[.C104]&amp;&quot;=&quot;&amp;&quot;Pos &quot;&amp;[.S104]&amp;&quot; &quot;&amp;[.Y104];&quot;&quot;)" office:value-type="string" office:string-value="=Pos 95 " calcext:value-type="string">
            <text:p>=Pos 95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05]*[.O105]" office:value-type="float" office:value="0" calcext:value-type="float">
            <text:p>0</text:p>
          </table:table-cell>
          <table:table-cell table:style-name="ce25" table:formula="of:=IF([.P105]&gt;0;[.L105];&quot;&quot;)">
            <text:p/>
          </table:table-cell>
          <table:table-cell table:style-name="ce25" table:formula="of:=IF([.P105]&gt;0;[.M105];&quot;&quot;)">
            <text:p/>
          </table:table-cell>
          <table:table-cell table:style-name="ce19" office:value-type="float" office:value="96" calcext:value-type="float">
            <text:p>96</text:p>
          </table:table-cell>
          <table:table-cell table:style-name="ce19"/>
          <table:table-cell table:style-name="ce26" table:number-columns-repeated="3"/>
          <table:table-cell table:style-name="ce27" table:formula="of:=IF([.U105]=&quot;Farnell&quot;;[.V105]&amp;&quot;,&quot;&amp;[.T105]&amp;&quot;,&quot;&amp;&quot;Pos &quot;&amp;[.S105];&quot;&quot;)">
            <text:p/>
          </table:table-cell>
          <table:table-cell/>
          <table:table-cell table:style-name="ce27" table:formula="of:=IF([.S105]&lt;&gt;&quot;&quot;;[.C105]&amp;&quot;=&quot;&amp;&quot;Pos &quot;&amp;[.S105]&amp;&quot; &quot;&amp;[.Y105];&quot;&quot;)" office:value-type="string" office:string-value="=Pos 96 " calcext:value-type="string">
            <text:p>=Pos 96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06]*[.O106]" office:value-type="float" office:value="0" calcext:value-type="float">
            <text:p>0</text:p>
          </table:table-cell>
          <table:table-cell table:style-name="ce25" table:formula="of:=IF([.P106]&gt;0;[.L106];&quot;&quot;)">
            <text:p/>
          </table:table-cell>
          <table:table-cell table:style-name="ce25" table:formula="of:=IF([.P106]&gt;0;[.M106];&quot;&quot;)">
            <text:p/>
          </table:table-cell>
          <table:table-cell table:style-name="ce19" office:value-type="float" office:value="97" calcext:value-type="float">
            <text:p>97</text:p>
          </table:table-cell>
          <table:table-cell table:style-name="ce19"/>
          <table:table-cell table:style-name="ce26" table:number-columns-repeated="3"/>
          <table:table-cell table:style-name="ce27" table:formula="of:=IF([.U106]=&quot;Farnell&quot;;[.V106]&amp;&quot;,&quot;&amp;[.T106]&amp;&quot;,&quot;&amp;&quot;Pos &quot;&amp;[.S106];&quot;&quot;)">
            <text:p/>
          </table:table-cell>
          <table:table-cell/>
          <table:table-cell table:style-name="ce27" table:formula="of:=IF([.S106]&lt;&gt;&quot;&quot;;[.C106]&amp;&quot;=&quot;&amp;&quot;Pos &quot;&amp;[.S106]&amp;&quot; &quot;&amp;[.Y106];&quot;&quot;)" office:value-type="string" office:string-value="=Pos 97 " calcext:value-type="string">
            <text:p>=Pos 97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07]*[.O107]" office:value-type="float" office:value="0" calcext:value-type="float">
            <text:p>0</text:p>
          </table:table-cell>
          <table:table-cell table:style-name="ce25" table:formula="of:=IF([.P107]&gt;0;[.L107];&quot;&quot;)">
            <text:p/>
          </table:table-cell>
          <table:table-cell table:style-name="ce25" table:formula="of:=IF([.P107]&gt;0;[.M107];&quot;&quot;)">
            <text:p/>
          </table:table-cell>
          <table:table-cell table:style-name="ce19" office:value-type="float" office:value="98" calcext:value-type="float">
            <text:p>98</text:p>
          </table:table-cell>
          <table:table-cell table:style-name="ce19"/>
          <table:table-cell table:style-name="ce26" table:number-columns-repeated="3"/>
          <table:table-cell table:style-name="ce27" table:formula="of:=IF([.U107]=&quot;Farnell&quot;;[.V107]&amp;&quot;,&quot;&amp;[.T107]&amp;&quot;,&quot;&amp;&quot;Pos &quot;&amp;[.S107];&quot;&quot;)">
            <text:p/>
          </table:table-cell>
          <table:table-cell/>
          <table:table-cell table:style-name="ce27" table:formula="of:=IF([.S107]&lt;&gt;&quot;&quot;;[.C107]&amp;&quot;=&quot;&amp;&quot;Pos &quot;&amp;[.S107]&amp;&quot; &quot;&amp;[.Y107];&quot;&quot;)" office:value-type="string" office:string-value="=Pos 98 " calcext:value-type="string">
            <text:p>=Pos 98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08]*[.O108]" office:value-type="float" office:value="0" calcext:value-type="float">
            <text:p>0</text:p>
          </table:table-cell>
          <table:table-cell table:style-name="ce25" table:formula="of:=IF([.P108]&gt;0;[.L108];&quot;&quot;)">
            <text:p/>
          </table:table-cell>
          <table:table-cell table:style-name="ce25" table:formula="of:=IF([.P108]&gt;0;[.M108];&quot;&quot;)">
            <text:p/>
          </table:table-cell>
          <table:table-cell table:style-name="ce19" office:value-type="float" office:value="99" calcext:value-type="float">
            <text:p>99</text:p>
          </table:table-cell>
          <table:table-cell table:style-name="ce19"/>
          <table:table-cell table:style-name="ce26" table:number-columns-repeated="3"/>
          <table:table-cell table:style-name="ce27" table:formula="of:=IF([.U108]=&quot;Farnell&quot;;[.V108]&amp;&quot;,&quot;&amp;[.T108]&amp;&quot;,&quot;&amp;&quot;Pos &quot;&amp;[.S108];&quot;&quot;)">
            <text:p/>
          </table:table-cell>
          <table:table-cell/>
          <table:table-cell table:style-name="ce27" table:formula="of:=IF([.S108]&lt;&gt;&quot;&quot;;[.C108]&amp;&quot;=&quot;&amp;&quot;Pos &quot;&amp;[.S108]&amp;&quot; &quot;&amp;[.Y108];&quot;&quot;)" office:value-type="string" office:string-value="=Pos 99 " calcext:value-type="string">
            <text:p>=Pos 99 </text:p>
          </table:table-cell>
          <table:table-cell table:number-columns-repeated="16358"/>
        </table:table-row>
        <table:table-row table:style-name="ro2">
          <table:table-cell table:style-name="ce19"/>
          <table:table-cell table:number-columns-repeated="13"/>
          <table:table-cell table:style-name="ce22" table:formula="of:=[.$O$8]" office:value-type="float" office:value="1" calcext:value-type="float">
            <text:p>1</text:p>
          </table:table-cell>
          <table:table-cell table:style-name="ce24" table:formula="of:=[.A109]*[.O109]" office:value-type="float" office:value="0" calcext:value-type="float">
            <text:p>0</text:p>
          </table:table-cell>
          <table:table-cell table:style-name="ce25" table:formula="of:=IF([.P109]&gt;0;[.L109];&quot;&quot;)">
            <text:p/>
          </table:table-cell>
          <table:table-cell table:style-name="ce25" table:formula="of:=IF([.P109]&gt;0;[.M109];&quot;&quot;)">
            <text:p/>
          </table:table-cell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26" table:number-columns-repeated="3"/>
          <table:table-cell table:style-name="ce27" table:formula="of:=IF([.U109]=&quot;Farnell&quot;;[.V109]&amp;&quot;,&quot;&amp;[.T109]&amp;&quot;,&quot;&amp;&quot;Pos &quot;&amp;[.S109];&quot;&quot;)">
            <text:p/>
          </table:table-cell>
          <table:table-cell/>
          <table:table-cell table:style-name="ce27" table:formula="of:=IF([.S109]&lt;&gt;&quot;&quot;;[.C109]&amp;&quot;=&quot;&amp;&quot;Pos &quot;&amp;[.S109]&amp;&quot; &quot;&amp;[.Y109];&quot;&quot;)" office:value-type="string" office:string-value="=Pos 100 " calcext:value-type="string">
            <text:p>=Pos 100 </text:p>
          </table:table-cell>
          <table:table-cell table:number-columns-repeated="16358"/>
        </table:table-row>
        <table:table-row table:style-name="ro2" table:number-rows-repeated="10484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33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135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€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€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€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PageStyle_5f_Stückliste" style:display-name="PageStyle_Stückliste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  <style:footer-first style:display="false">
        <text:p><text:span text:style-name="MT1">Seite </text:span><text:span text:style-name="MT1"><text:page-number>1</text:page-number></text:span></text:p>
      </style:footer-first>
    </style:master-page>
    <style:master-page style:name="PageStyle_5f_Kummuliert" style:display-name="PageStyle_Kummuliert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  <style:footer-first style:display="false">
        <text:p><text:span text:style-name="MT1">Seit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Stephan Kubisch</dc:creator>
    <dc:date>2018-01-02T07:20:26</dc:date>
    <meta:document-statistic meta:table-count="2" meta:cell-count="2057" meta:object-count="0"/>
    <meta:generator>LibreOffice/7.4.7.2$Linux_X86_64 LibreOffice_project/40$Build-2</meta:generator>
  </office:meta>
</office:document-meta>
</file>